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9pt"/>
    </style:style>
    <style:style style:name="co2" style:family="table-column">
      <style:table-column-properties fo:break-before="auto" style:column-width="71.26pt"/>
    </style:style>
    <style:style style:name="co3" style:family="table-column">
      <style:table-column-properties fo:break-before="auto" style:column-width="74.35pt"/>
    </style:style>
    <style:style style:name="co4" style:family="table-column">
      <style:table-column-properties fo:break-before="auto" style:column-width="68.94pt"/>
    </style:style>
    <style:style style:name="co5" style:family="table-column">
      <style:table-column-properties fo:break-before="auto" style:column-width="63.5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allTest_media_v3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iter</text:p>
          </table:table-cell>
          <table:table-cell office:value-type="string" calcext:value-type="string">
            <text:p>zmp_ft54</text:p>
          </table:table-cell>
          <table:table-cell office:value-type="string" calcext:value-type="string">
            <text:p>Xcom_imu54</text:p>
          </table:table-cell>
          <table:table-cell office:value-type="string" calcext:value-type="string">
            <text:p>zmp_ft74</text:p>
          </table:table-cell>
          <table:table-cell office:value-type="string" calcext:value-type="string">
            <text:p>Xcom_imu74</text:p>
          </table:table-cell>
          <table:table-cell office:value-type="string" calcext:value-type="string">
            <text:p>zmp_ft94</text:p>
          </table:table-cell>
          <table:table-cell office:value-type="string" calcext:value-type="string">
            <text:p>Xcom_imu94</text:p>
          </table:table-cell>
          <table:table-cell table:number-columns-repeated="18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.00377718" calcext:value-type="float">
            <text:p>0.00377718</text:p>
          </table:table-cell>
          <table:table-cell office:value-type="float" office:value="-0.18374415" calcext:value-type="float">
            <text:p>-0.18374415</text:p>
          </table:table-cell>
          <table:table-cell office:value-type="float" office:value="-0.00740669" calcext:value-type="float">
            <text:p>-0.00740669</text:p>
          </table:table-cell>
          <table:table-cell office:value-type="float" office:value="0.7402485" calcext:value-type="float">
            <text:p>0.7402485</text:p>
          </table:table-cell>
          <table:table-cell office:value-type="float" office:value="-0.00190411" calcext:value-type="float">
            <text:p>-0.00190411</text:p>
          </table:table-cell>
          <table:table-cell office:value-type="float" office:value="-0.06785237" calcext:value-type="float">
            <text:p>-0.06785237</text:p>
          </table:table-cell>
          <table:table-cell table:number-columns-repeated="18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0.01094291" calcext:value-type="float">
            <text:p>0.01094291</text:p>
          </table:table-cell>
          <table:table-cell office:value-type="float" office:value="0.57214373" calcext:value-type="float">
            <text:p>0.57214373</text:p>
          </table:table-cell>
          <table:table-cell office:value-type="float" office:value="-0.00634207" calcext:value-type="float">
            <text:p>-0.00634207</text:p>
          </table:table-cell>
          <table:table-cell office:value-type="float" office:value="0.09635597" calcext:value-type="float">
            <text:p>0.09635597</text:p>
          </table:table-cell>
          <table:table-cell office:value-type="float" office:value="-0.00636278" calcext:value-type="float">
            <text:p>-0.00636278</text:p>
          </table:table-cell>
          <table:table-cell office:value-type="float" office:value="0.54062676" calcext:value-type="float">
            <text:p>0.54062676</text:p>
          </table:table-cell>
          <table:table-cell table:number-columns-repeated="18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0.01074506" calcext:value-type="float">
            <text:p>0.01074506</text:p>
          </table:table-cell>
          <table:table-cell office:value-type="float" office:value="0.53780043" calcext:value-type="float">
            <text:p>0.53780043</text:p>
          </table:table-cell>
          <table:table-cell office:value-type="float" office:value="-0.00230227" calcext:value-type="float">
            <text:p>-0.00230227</text:p>
          </table:table-cell>
          <table:table-cell office:value-type="float" office:value="0.05520454" calcext:value-type="float">
            <text:p>0.05520454</text:p>
          </table:table-cell>
          <table:table-cell office:value-type="float" office:value="-0.00490332" calcext:value-type="float">
            <text:p>-0.00490332</text:p>
          </table:table-cell>
          <table:table-cell office:value-type="float" office:value="0.22462755" calcext:value-type="float">
            <text:p>0.22462755</text:p>
          </table:table-cell>
          <table:table-cell table:number-columns-repeated="18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0.00887144" calcext:value-type="float">
            <text:p>0.00887144</text:p>
          </table:table-cell>
          <table:table-cell office:value-type="float" office:value="0.08743536" calcext:value-type="float">
            <text:p>0.08743536</text:p>
          </table:table-cell>
          <table:table-cell office:value-type="float" office:value="0.00775867" calcext:value-type="float">
            <text:p>0.00775867</text:p>
          </table:table-cell>
          <table:table-cell office:value-type="float" office:value="-0.18322709" calcext:value-type="float">
            <text:p>-0.18322709</text:p>
          </table:table-cell>
          <table:table-cell office:value-type="float" office:value="0.00014695" calcext:value-type="float">
            <text:p>0.00014695</text:p>
          </table:table-cell>
          <table:table-cell office:value-type="float" office:value="-0.00243737" calcext:value-type="float">
            <text:p>-0.00243737</text:p>
          </table:table-cell>
          <table:table-cell table:number-columns-repeated="18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0.00347142" calcext:value-type="float">
            <text:p>0.00347142</text:p>
          </table:table-cell>
          <table:table-cell office:value-type="float" office:value="0.11867033" calcext:value-type="float">
            <text:p>0.11867033</text:p>
          </table:table-cell>
          <table:table-cell office:value-type="float" office:value="0.01255916" calcext:value-type="float">
            <text:p>0.01255916</text:p>
          </table:table-cell>
          <table:table-cell office:value-type="float" office:value="7.15051413" calcext:value-type="float">
            <text:p>7.15051413</text:p>
          </table:table-cell>
          <table:table-cell office:value-type="float" office:value="0.00434886" calcext:value-type="float">
            <text:p>0.00434886</text:p>
          </table:table-cell>
          <table:table-cell office:value-type="float" office:value="-0.41916612" calcext:value-type="float">
            <text:p>-0.41916612</text:p>
          </table:table-cell>
          <table:table-cell table:number-columns-repeated="18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-0.00550907" calcext:value-type="float">
            <text:p>-0.00550907</text:p>
          </table:table-cell>
          <table:table-cell office:value-type="float" office:value="-0.10559896" calcext:value-type="float">
            <text:p>-0.10559896</text:p>
          </table:table-cell>
          <table:table-cell office:value-type="float" office:value="0.01372065" calcext:value-type="float">
            <text:p>0.01372065</text:p>
          </table:table-cell>
          <table:table-cell office:value-type="float" office:value="0.15955843" calcext:value-type="float">
            <text:p>0.15955843</text:p>
          </table:table-cell>
          <table:table-cell office:value-type="float" office:value="0.0121938" calcext:value-type="float">
            <text:p>0.0121938</text:p>
          </table:table-cell>
          <table:table-cell office:value-type="float" office:value="0.9455294" calcext:value-type="float">
            <text:p>0.9455294</text:p>
          </table:table-cell>
          <table:table-cell table:number-columns-repeated="18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-0.00828869" calcext:value-type="float">
            <text:p>-0.00828869</text:p>
          </table:table-cell>
          <table:table-cell office:value-type="float" office:value="0.39138922" calcext:value-type="float">
            <text:p>0.39138922</text:p>
          </table:table-cell>
          <table:table-cell office:value-type="float" office:value="0.00920417" calcext:value-type="float">
            <text:p>0.00920417</text:p>
          </table:table-cell>
          <table:table-cell office:value-type="float" office:value="0.13789698" calcext:value-type="float">
            <text:p>0.13789698</text:p>
          </table:table-cell>
          <table:table-cell office:value-type="float" office:value="0.0134918" calcext:value-type="float">
            <text:p>0.0134918</text:p>
          </table:table-cell>
          <table:table-cell office:value-type="float" office:value="0.3831" calcext:value-type="float">
            <text:p>0.3831</text:p>
          </table:table-cell>
          <table:table-cell table:number-columns-repeated="18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-0.00588424" calcext:value-type="float">
            <text:p>-0.00588424</text:p>
          </table:table-cell>
          <table:table-cell office:value-type="float" office:value="0.08377802" calcext:value-type="float">
            <text:p>0.08377802</text:p>
          </table:table-cell>
          <table:table-cell office:value-type="float" office:value="0.00224405" calcext:value-type="float">
            <text:p>0.00224405</text:p>
          </table:table-cell>
          <table:table-cell office:value-type="float" office:value="0.02601339" calcext:value-type="float">
            <text:p>0.02601339</text:p>
          </table:table-cell>
          <table:table-cell office:value-type="float" office:value="0.00809885" calcext:value-type="float">
            <text:p>0.00809885</text:p>
          </table:table-cell>
          <table:table-cell office:value-type="float" office:value="0.07428519" calcext:value-type="float">
            <text:p>0.07428519</text:p>
          </table:table-cell>
          <table:table-cell table:number-columns-repeated="18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-0.00152138" calcext:value-type="float">
            <text:p>-0.00152138</text:p>
          </table:table-cell>
          <table:table-cell office:value-type="float" office:value="0.03036722" calcext:value-type="float">
            <text:p>0.03036722</text:p>
          </table:table-cell>
          <table:table-cell office:value-type="float" office:value="-0.00292742" calcext:value-type="float">
            <text:p>-0.00292742</text:p>
          </table:table-cell>
          <table:table-cell office:value-type="float" office:value="-0.14305471" calcext:value-type="float">
            <text:p>-0.14305471</text:p>
          </table:table-cell>
          <table:table-cell office:value-type="float" office:value="0.00330157" calcext:value-type="float">
            <text:p>0.00330157</text:p>
          </table:table-cell>
          <table:table-cell office:value-type="float" office:value="0.0549684" calcext:value-type="float">
            <text:p>0.0549684</text:p>
          </table:table-cell>
          <table:table-cell table:number-columns-repeated="18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0.00866335" calcext:value-type="float">
            <text:p>0.00866335</text:p>
          </table:table-cell>
          <table:table-cell office:value-type="float" office:value="-0.27824992" calcext:value-type="float">
            <text:p>-0.27824992</text:p>
          </table:table-cell>
          <table:table-cell office:value-type="float" office:value="-0.00764309" calcext:value-type="float">
            <text:p>-0.00764309</text:p>
          </table:table-cell>
          <table:table-cell office:value-type="float" office:value="0.75764173" calcext:value-type="float">
            <text:p>0.75764173</text:p>
          </table:table-cell>
          <table:table-cell office:value-type="float" office:value="-0.00689804" calcext:value-type="float">
            <text:p>-0.00689804</text:p>
          </table:table-cell>
          <table:table-cell office:value-type="float" office:value="-0.27906141" calcext:value-type="float">
            <text:p>-0.27906141</text:p>
          </table:table-cell>
          <table:table-cell table:number-columns-repeated="18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0.01148234" calcext:value-type="float">
            <text:p>0.01148234</text:p>
          </table:table-cell>
          <table:table-cell office:value-type="float" office:value="6.90631437" calcext:value-type="float">
            <text:p>6.90631437</text:p>
          </table:table-cell>
          <table:table-cell office:value-type="float" office:value="-0.00704554" calcext:value-type="float">
            <text:p>-0.00704554</text:p>
          </table:table-cell>
          <table:table-cell office:value-type="float" office:value="0.19559219" calcext:value-type="float">
            <text:p>0.19559219</text:p>
          </table:table-cell>
          <table:table-cell office:value-type="float" office:value="-0.00916505" calcext:value-type="float">
            <text:p>-0.00916505</text:p>
          </table:table-cell>
          <table:table-cell office:value-type="float" office:value="-1.89517212" calcext:value-type="float">
            <text:p>-1.89517212</text:p>
          </table:table-cell>
          <table:table-cell table:number-columns-repeated="18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0.0113924" calcext:value-type="float">
            <text:p>0.0113924</text:p>
          </table:table-cell>
          <table:table-cell office:value-type="float" office:value="0.11957067" calcext:value-type="float">
            <text:p>0.11957067</text:p>
          </table:table-cell>
          <table:table-cell office:value-type="float" office:value="-0.00410035" calcext:value-type="float">
            <text:p>-0.00410035</text:p>
          </table:table-cell>
          <table:table-cell office:value-type="float" office:value="0.06200897" calcext:value-type="float">
            <text:p>0.06200897</text:p>
          </table:table-cell>
          <table:table-cell office:value-type="float" office:value="-0.00704026" calcext:value-type="float">
            <text:p>-0.00704026</text:p>
          </table:table-cell>
          <table:table-cell office:value-type="float" office:value="0.0711548" calcext:value-type="float">
            <text:p>0.0711548</text:p>
          </table:table-cell>
          <table:table-cell table:number-columns-repeated="18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0.00781504" calcext:value-type="float">
            <text:p>0.00781504</text:p>
          </table:table-cell>
          <table:table-cell office:value-type="float" office:value="0.17390139" calcext:value-type="float">
            <text:p>0.17390139</text:p>
          </table:table-cell>
          <table:table-cell office:value-type="float" office:value="0.00120342" calcext:value-type="float">
            <text:p>0.00120342</text:p>
          </table:table-cell>
          <table:table-cell office:value-type="float" office:value="-0.04008861" calcext:value-type="float">
            <text:p>-0.04008861</text:p>
          </table:table-cell>
          <table:table-cell office:value-type="float" office:value="-0.003467" calcext:value-type="float">
            <text:p>-0.003467</text:p>
          </table:table-cell>
          <table:table-cell office:value-type="float" office:value="0.09274884" calcext:value-type="float">
            <text:p>0.09274884</text:p>
          </table:table-cell>
          <table:table-cell table:number-columns-repeated="18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-0.00055113" calcext:value-type="float">
            <text:p>-0.00055113</text:p>
          </table:table-cell>
          <table:table-cell office:value-type="float" office:value="-0.00758244" calcext:value-type="float">
            <text:p>-0.00758244</text:p>
          </table:table-cell>
          <table:table-cell office:value-type="float" office:value="0.00970233" calcext:value-type="float">
            <text:p>0.00970233</text:p>
          </table:table-cell>
          <table:table-cell office:value-type="float" office:value="-0.47873729" calcext:value-type="float">
            <text:p>-0.47873729</text:p>
          </table:table-cell>
          <table:table-cell office:value-type="float" office:value="0.0063956" calcext:value-type="float">
            <text:p>0.0063956</text:p>
          </table:table-cell>
          <table:table-cell office:value-type="float" office:value="-0.13686015" calcext:value-type="float">
            <text:p>-0.13686015</text:p>
          </table:table-cell>
          <table:table-cell table:number-columns-repeated="18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-0.00530849" calcext:value-type="float">
            <text:p>-0.00530849</text:p>
          </table:table-cell>
          <table:table-cell office:value-type="float" office:value="-0.32048932" calcext:value-type="float">
            <text:p>-0.32048932</text:p>
          </table:table-cell>
          <table:table-cell office:value-type="float" office:value="0.0119522" calcext:value-type="float">
            <text:p>0.0119522</text:p>
          </table:table-cell>
          <table:table-cell office:value-type="float" office:value="0.39748719" calcext:value-type="float">
            <text:p>0.39748719</text:p>
          </table:table-cell>
          <table:table-cell office:value-type="float" office:value="0.01180105" calcext:value-type="float">
            <text:p>0.01180105</text:p>
          </table:table-cell>
          <table:table-cell office:value-type="float" office:value="-2.17778563" calcext:value-type="float">
            <text:p>-2.17778563</text:p>
          </table:table-cell>
          <table:table-cell table:number-columns-repeated="18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-0.0053009" calcext:value-type="float">
            <text:p>-0.0053009</text:p>
          </table:table-cell>
          <table:table-cell office:value-type="float" office:value="0.13206734" calcext:value-type="float">
            <text:p>0.13206734</text:p>
          </table:table-cell>
          <table:table-cell office:value-type="float" office:value="0.0110249" calcext:value-type="float">
            <text:p>0.0110249</text:p>
          </table:table-cell>
          <table:table-cell office:value-type="float" office:value="0.12257704" calcext:value-type="float">
            <text:p>0.12257704</text:p>
          </table:table-cell>
          <table:table-cell office:value-type="float" office:value="0.01149908" calcext:value-type="float">
            <text:p>0.01149908</text:p>
          </table:table-cell>
          <table:table-cell office:value-type="float" office:value="0.13920018" calcext:value-type="float">
            <text:p>0.13920018</text:p>
          </table:table-cell>
          <table:table-cell table:number-columns-repeated="18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-0.00347064" calcext:value-type="float">
            <text:p>-0.00347064</text:p>
          </table:table-cell>
          <table:table-cell office:value-type="float" office:value="0.08313246" calcext:value-type="float">
            <text:p>0.08313246</text:p>
          </table:table-cell>
          <table:table-cell office:value-type="float" office:value="0.00695263" calcext:value-type="float">
            <text:p>0.00695263</text:p>
          </table:table-cell>
          <table:table-cell office:value-type="float" office:value="0.11875228" calcext:value-type="float">
            <text:p>0.11875228</text:p>
          </table:table-cell>
          <table:table-cell office:value-type="float" office:value="0.00808183" calcext:value-type="float">
            <text:p>0.00808183</text:p>
          </table:table-cell>
          <table:table-cell office:value-type="float" office:value="0.11940535" calcext:value-type="float">
            <text:p>0.11940535</text:p>
          </table:table-cell>
          <table:table-cell table:number-columns-repeated="18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0.00243131" calcext:value-type="float">
            <text:p>0.00243131</text:p>
          </table:table-cell>
          <table:table-cell office:value-type="float" office:value="-0.07589412" calcext:value-type="float">
            <text:p>-0.07589412</text:p>
          </table:table-cell>
          <table:table-cell office:value-type="float" office:value="0.0008716" calcext:value-type="float">
            <text:p>0.0008716</text:p>
          </table:table-cell>
          <table:table-cell office:value-type="float" office:value="0.01372438" calcext:value-type="float">
            <text:p>0.01372438</text:p>
          </table:table-cell>
          <table:table-cell office:value-type="float" office:value="0.00221551" calcext:value-type="float">
            <text:p>0.00221551</text:p>
          </table:table-cell>
          <table:table-cell office:value-type="float" office:value="0.03547744" calcext:value-type="float">
            <text:p>0.03547744</text:p>
          </table:table-cell>
          <table:table-cell table:number-columns-repeated="18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0.00601295" calcext:value-type="float">
            <text:p>0.00601295</text:p>
          </table:table-cell>
          <table:table-cell office:value-type="float" office:value="-0.30122021" calcext:value-type="float">
            <text:p>-0.30122021</text:p>
          </table:table-cell>
          <table:table-cell office:value-type="float" office:value="-0.0053046" calcext:value-type="float">
            <text:p>-0.0053046</text:p>
          </table:table-cell>
          <table:table-cell office:value-type="float" office:value="-0.3493399" calcext:value-type="float">
            <text:p>-0.3493399</text:p>
          </table:table-cell>
          <table:table-cell office:value-type="float" office:value="-0.00347159" calcext:value-type="float">
            <text:p>-0.00347159</text:p>
          </table:table-cell>
          <table:table-cell office:value-type="float" office:value="-0.12568739" calcext:value-type="float">
            <text:p>-0.12568739</text:p>
          </table:table-cell>
          <table:table-cell table:number-columns-repeated="18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0.0098647" calcext:value-type="float">
            <text:p>0.0098647</text:p>
          </table:table-cell>
          <table:table-cell office:value-type="float" office:value="0.26294339" calcext:value-type="float">
            <text:p>0.26294339</text:p>
          </table:table-cell>
          <table:table-cell office:value-type="float" office:value="-0.00784592" calcext:value-type="float">
            <text:p>-0.00784592</text:p>
          </table:table-cell>
          <table:table-cell office:value-type="float" office:value="0.4565717" calcext:value-type="float">
            <text:p>0.4565717</text:p>
          </table:table-cell>
          <table:table-cell office:value-type="float" office:value="-0.00469426" calcext:value-type="float">
            <text:p>-0.00469426</text:p>
          </table:table-cell>
          <table:table-cell office:value-type="float" office:value="0.33230782" calcext:value-type="float">
            <text:p>0.33230782</text:p>
          </table:table-cell>
          <table:table-cell table:number-columns-repeated="18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0.00897322" calcext:value-type="float">
            <text:p>0.00897322</text:p>
          </table:table-cell>
          <table:table-cell office:value-type="float" office:value="0.30194151" calcext:value-type="float">
            <text:p>0.30194151</text:p>
          </table:table-cell>
          <table:table-cell office:value-type="float" office:value="-0.00691355" calcext:value-type="float">
            <text:p>-0.00691355</text:p>
          </table:table-cell>
          <table:table-cell office:value-type="float" office:value="0.12074865" calcext:value-type="float">
            <text:p>0.12074865</text:p>
          </table:table-cell>
          <table:table-cell office:value-type="float" office:value="-0.00235258" calcext:value-type="float">
            <text:p>-0.00235258</text:p>
          </table:table-cell>
          <table:table-cell office:value-type="float" office:value="0.05327424" calcext:value-type="float">
            <text:p>0.05327424</text:p>
          </table:table-cell>
          <table:table-cell table:number-columns-repeated="18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0.00355262" calcext:value-type="float">
            <text:p>0.00355262</text:p>
          </table:table-cell>
          <table:table-cell office:value-type="float" office:value="0.04750999" calcext:value-type="float">
            <text:p>0.04750999</text:p>
          </table:table-cell>
          <table:table-cell office:value-type="float" office:value="-0.00047102" calcext:value-type="float">
            <text:p>-0.00047102</text:p>
          </table:table-cell>
          <table:table-cell office:value-type="float" office:value="0.00936862" calcext:value-type="float">
            <text:p>0.00936862</text:p>
          </table:table-cell>
          <table:table-cell office:value-type="float" office:value="0.00108751" calcext:value-type="float">
            <text:p>0.00108751</text:p>
          </table:table-cell>
          <table:table-cell office:value-type="float" office:value="-0.03942964" calcext:value-type="float">
            <text:p>-0.03942964</text:p>
          </table:table-cell>
          <table:table-cell table:number-columns-repeated="18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0.00029312" calcext:value-type="float">
            <text:p>0.00029312</text:p>
          </table:table-cell>
          <table:table-cell office:value-type="float" office:value="0.01030527" calcext:value-type="float">
            <text:p>0.01030527</text:p>
          </table:table-cell>
          <table:table-cell office:value-type="float" office:value="0.0045719" calcext:value-type="float">
            <text:p>0.0045719</text:p>
          </table:table-cell>
          <table:table-cell office:value-type="float" office:value="-0.12058428" calcext:value-type="float">
            <text:p>-0.12058428</text:p>
          </table:table-cell>
          <table:table-cell office:value-type="float" office:value="0.00800657" calcext:value-type="float">
            <text:p>0.00800657</text:p>
          </table:table-cell>
          <table:table-cell office:value-type="float" office:value="-1.02331436" calcext:value-type="float">
            <text:p>-1.02331436</text:p>
          </table:table-cell>
          <table:table-cell table:number-columns-repeated="18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-0.00393636" calcext:value-type="float">
            <text:p>-0.00393636</text:p>
          </table:table-cell>
          <table:table-cell office:value-type="float" office:value="0.81426209" calcext:value-type="float">
            <text:p>0.81426209</text:p>
          </table:table-cell>
          <table:table-cell office:value-type="float" office:value="0.01058914" calcext:value-type="float">
            <text:p>0.01058914</text:p>
          </table:table-cell>
          <table:table-cell office:value-type="float" office:value="0.35795841" calcext:value-type="float">
            <text:p>0.35795841</text:p>
          </table:table-cell>
          <table:table-cell office:value-type="float" office:value="0.00949245" calcext:value-type="float">
            <text:p>0.00949245</text:p>
          </table:table-cell>
          <table:table-cell office:value-type="float" office:value="0.66117114" calcext:value-type="float">
            <text:p>0.66117114</text:p>
          </table:table-cell>
          <table:table-cell table:number-columns-repeated="18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-0.00438605" calcext:value-type="float">
            <text:p>-0.00438605</text:p>
          </table:table-cell>
          <table:table-cell office:value-type="float" office:value="0.51920402" calcext:value-type="float">
            <text:p>0.51920402</text:p>
          </table:table-cell>
          <table:table-cell office:value-type="float" office:value="0.01005436" calcext:value-type="float">
            <text:p>0.01005436</text:p>
          </table:table-cell>
          <table:table-cell office:value-type="float" office:value="0.30212626" calcext:value-type="float">
            <text:p>0.30212626</text:p>
          </table:table-cell>
          <table:table-cell office:value-type="float" office:value="0.00957386" calcext:value-type="float">
            <text:p>0.00957386</text:p>
          </table:table-cell>
          <table:table-cell office:value-type="float" office:value="0.12241168" calcext:value-type="float">
            <text:p>0.12241168</text:p>
          </table:table-cell>
          <table:table-cell table:number-columns-repeated="18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-0.00163118" calcext:value-type="float">
            <text:p>-0.00163118</text:p>
          </table:table-cell>
          <table:table-cell office:value-type="float" office:value="0.0324112" calcext:value-type="float">
            <text:p>0.0324112</text:p>
          </table:table-cell>
          <table:table-cell office:value-type="float" office:value="0.00546699" calcext:value-type="float">
            <text:p>0.00546699</text:p>
          </table:table-cell>
          <table:table-cell office:value-type="float" office:value="0.05736371" calcext:value-type="float">
            <text:p>0.05736371</text:p>
          </table:table-cell>
          <table:table-cell office:value-type="float" office:value="0.00561401" calcext:value-type="float">
            <text:p>0.00561401</text:p>
          </table:table-cell>
          <table:table-cell office:value-type="float" office:value="0.13823853" calcext:value-type="float">
            <text:p>0.13823853</text:p>
          </table:table-cell>
          <table:table-cell table:number-columns-repeated="18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.00202428" calcext:value-type="float">
            <text:p>0.00202428</text:p>
          </table:table-cell>
          <table:table-cell office:value-type="float" office:value="0.01835934" calcext:value-type="float">
            <text:p>0.01835934</text:p>
          </table:table-cell>
          <table:table-cell office:value-type="float" office:value="0.00177715" calcext:value-type="float">
            <text:p>0.00177715</text:p>
          </table:table-cell>
          <table:table-cell office:value-type="float" office:value="0.00791124" calcext:value-type="float">
            <text:p>0.00791124</text:p>
          </table:table-cell>
          <table:table-cell office:value-type="float" office:value="-0.0022872" calcext:value-type="float">
            <text:p>-0.0022872</text:p>
          </table:table-cell>
          <table:table-cell office:value-type="float" office:value="-0.00740415" calcext:value-type="float">
            <text:p>-0.00740415</text:p>
          </table:table-cell>
          <table:table-cell table:number-columns-repeated="18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0.00965765" calcext:value-type="float">
            <text:p>0.00965765</text:p>
          </table:table-cell>
          <table:table-cell office:value-type="float" office:value="0.03761806" calcext:value-type="float">
            <text:p>0.03761806</text:p>
          </table:table-cell>
          <table:table-cell office:value-type="float" office:value="-0.00613677" calcext:value-type="float">
            <text:p>-0.00613677</text:p>
          </table:table-cell>
          <table:table-cell office:value-type="float" office:value="-0.01512192" calcext:value-type="float">
            <text:p>-0.01512192</text:p>
          </table:table-cell>
          <table:table-cell office:value-type="float" office:value="-0.00535758" calcext:value-type="float">
            <text:p>-0.00535758</text:p>
          </table:table-cell>
          <table:table-cell office:value-type="float" office:value="-0.01052697" calcext:value-type="float">
            <text:p>-0.01052697</text:p>
          </table:table-cell>
          <table:table-cell table:number-columns-repeated="18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0.01052466" calcext:value-type="float">
            <text:p>0.01052466</text:p>
          </table:table-cell>
          <table:table-cell office:value-type="float" office:value="0.02585057" calcext:value-type="float">
            <text:p>0.02585057</text:p>
          </table:table-cell>
          <table:table-cell office:value-type="float" office:value="-0.01317763" calcext:value-type="float">
            <text:p>-0.01317763</text:p>
          </table:table-cell>
          <table:table-cell office:value-type="float" office:value="-0.02323834" calcext:value-type="float">
            <text:p>-0.02323834</text:p>
          </table:table-cell>
          <table:table-cell office:value-type="float" office:value="-0.0058934" calcext:value-type="float">
            <text:p>-0.0058934</text:p>
          </table:table-cell>
          <table:table-cell office:value-type="float" office:value="-0.00832385" calcext:value-type="float">
            <text:p>-0.00832385</text:p>
          </table:table-cell>
          <table:table-cell table:number-columns-repeated="18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0.00399671" calcext:value-type="float">
            <text:p>0.00399671</text:p>
          </table:table-cell>
          <table:table-cell office:value-type="float" office:value="0.00606901" calcext:value-type="float">
            <text:p>0.00606901</text:p>
          </table:table-cell>
          <table:table-cell office:value-type="float" office:value="-0.01738961" calcext:value-type="float">
            <text:p>-0.01738961</text:p>
          </table:table-cell>
          <table:table-cell office:value-type="float" office:value="-0.02499095" calcext:value-type="float">
            <text:p>-0.02499095</text:p>
          </table:table-cell>
          <table:table-cell office:value-type="float" office:value="-0.00936038" calcext:value-type="float">
            <text:p>-0.00936038</text:p>
          </table:table-cell>
          <table:table-cell office:value-type="float" office:value="-0.00826122" calcext:value-type="float">
            <text:p>-0.00826122</text:p>
          </table:table-cell>
          <table:table-cell table:number-columns-repeated="18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-0.00275486" calcext:value-type="float">
            <text:p>-0.00275486</text:p>
          </table:table-cell>
          <table:table-cell office:value-type="float" office:value="-0.00365505" calcext:value-type="float">
            <text:p>-0.00365505</text:p>
          </table:table-cell>
          <table:table-cell office:value-type="float" office:value="-0.01946354" calcext:value-type="float">
            <text:p>-0.01946354</text:p>
          </table:table-cell>
          <table:table-cell office:value-type="float" office:value="-0.02104298" calcext:value-type="float">
            <text:p>-0.02104298</text:p>
          </table:table-cell>
          <table:table-cell office:value-type="float" office:value="-0.01771717" calcext:value-type="float">
            <text:p>-0.01771717</text:p>
          </table:table-cell>
          <table:table-cell office:value-type="float" office:value="-0.01038718" calcext:value-type="float">
            <text:p>-0.01038718</text:p>
          </table:table-cell>
          <table:table-cell table:number-columns-repeated="18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-0.01060156" calcext:value-type="float">
            <text:p>-0.01060156</text:p>
          </table:table-cell>
          <table:table-cell office:value-type="float" office:value="-0.01216525" calcext:value-type="float">
            <text:p>-0.01216525</text:p>
          </table:table-cell>
          <table:table-cell office:value-type="float" office:value="-0.0160874" calcext:value-type="float">
            <text:p>-0.0160874</text:p>
          </table:table-cell>
          <table:table-cell office:value-type="float" office:value="-0.01310737" calcext:value-type="float">
            <text:p>-0.01310737</text:p>
          </table:table-cell>
          <table:table-cell office:value-type="float" office:value="-0.021237" calcext:value-type="float">
            <text:p>-0.021237</text:p>
          </table:table-cell>
          <table:table-cell office:value-type="float" office:value="-0.00794455" calcext:value-type="float">
            <text:p>-0.00794455</text:p>
          </table:table-cell>
          <table:table-cell table:number-columns-repeated="18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-0.01498576" calcext:value-type="float">
            <text:p>-0.01498576</text:p>
          </table:table-cell>
          <table:table-cell office:value-type="float" office:value="-0.01458137" calcext:value-type="float">
            <text:p>-0.01458137</text:p>
          </table:table-cell>
          <table:table-cell office:value-type="float" office:value="-0.011566" calcext:value-type="float">
            <text:p>-0.011566</text:p>
          </table:table-cell>
          <table:table-cell office:value-type="float" office:value="-0.00672474" calcext:value-type="float">
            <text:p>-0.00672474</text:p>
          </table:table-cell>
          <table:table-cell office:value-type="float" office:value="-0.02141785" calcext:value-type="float">
            <text:p>-0.02141785</text:p>
          </table:table-cell>
          <table:table-cell office:value-type="float" office:value="-0.00496742" calcext:value-type="float">
            <text:p>-0.00496742</text:p>
          </table:table-cell>
          <table:table-cell table:number-columns-repeated="18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-0.01737162" calcext:value-type="float">
            <text:p>-0.01737162</text:p>
          </table:table-cell>
          <table:table-cell office:value-type="float" office:value="-0.01509765" calcext:value-type="float">
            <text:p>-0.01509765</text:p>
          </table:table-cell>
          <table:table-cell office:value-type="float" office:value="-0.0054849" calcext:value-type="float">
            <text:p>-0.0054849</text:p>
          </table:table-cell>
          <table:table-cell office:value-type="float" office:value="-0.00180839" calcext:value-type="float">
            <text:p>-0.00180839</text:p>
          </table:table-cell>
          <table:table-cell office:value-type="float" office:value="-0.01944345" calcext:value-type="float">
            <text:p>-0.01944345</text:p>
          </table:table-cell>
          <table:table-cell office:value-type="float" office:value="-0.00007877" calcext:value-type="float">
            <text:p>-0.00007877</text:p>
          </table:table-cell>
          <table:table-cell table:number-columns-repeated="18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-0.01543412" calcext:value-type="float">
            <text:p>-0.01543412</text:p>
          </table:table-cell>
          <table:table-cell office:value-type="float" office:value="-0.01055852" calcext:value-type="float">
            <text:p>-0.01055852</text:p>
          </table:table-cell>
          <table:table-cell office:value-type="float" office:value="-0.00106868" calcext:value-type="float">
            <text:p>-0.00106868</text:p>
          </table:table-cell>
          <table:table-cell office:value-type="float" office:value="-0.00015618" calcext:value-type="float">
            <text:p>-0.00015618</text:p>
          </table:table-cell>
          <table:table-cell office:value-type="float" office:value="-0.01197666" calcext:value-type="float">
            <text:p>-0.01197666</text:p>
          </table:table-cell>
          <table:table-cell office:value-type="float" office:value="0.0022296" calcext:value-type="float">
            <text:p>0.0022296</text:p>
          </table:table-cell>
          <table:table-cell table:number-columns-repeated="18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-0.00903482" calcext:value-type="float">
            <text:p>-0.00903482</text:p>
          </table:table-cell>
          <table:table-cell office:value-type="float" office:value="-0.00503563" calcext:value-type="float">
            <text:p>-0.00503563</text:p>
          </table:table-cell>
          <table:table-cell office:value-type="float" office:value="0.01183117" calcext:value-type="float">
            <text:p>0.01183117</text:p>
          </table:table-cell>
          <table:table-cell office:value-type="float" office:value="-0.00076285" calcext:value-type="float">
            <text:p>-0.00076285</text:p>
          </table:table-cell>
          <table:table-cell office:value-type="float" office:value="-0.00377178" calcext:value-type="float">
            <text:p>-0.00377178</text:p>
          </table:table-cell>
          <table:table-cell office:value-type="float" office:value="0.00163602" calcext:value-type="float">
            <text:p>0.00163602</text:p>
          </table:table-cell>
          <table:table-cell table:number-columns-repeated="18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-0.00323629" calcext:value-type="float">
            <text:p>-0.00323629</text:p>
          </table:table-cell>
          <table:table-cell office:value-type="float" office:value="-0.00119191" calcext:value-type="float">
            <text:p>-0.00119191</text:p>
          </table:table-cell>
          <table:table-cell office:value-type="float" office:value="0.01894848" calcext:value-type="float">
            <text:p>0.01894848</text:p>
          </table:table-cell>
          <table:table-cell office:value-type="float" office:value="-0.00430437" calcext:value-type="float">
            <text:p>-0.00430437</text:p>
          </table:table-cell>
          <table:table-cell office:value-type="float" office:value="0.01387931" calcext:value-type="float">
            <text:p>0.01387931</text:p>
          </table:table-cell>
          <table:table-cell office:value-type="float" office:value="-0.01102784" calcext:value-type="float">
            <text:p>-0.01102784</text:p>
          </table:table-cell>
          <table:table-cell table:number-columns-repeated="18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0.00719066" calcext:value-type="float">
            <text:p>0.00719066</text:p>
          </table:table-cell>
          <table:table-cell office:value-type="float" office:value="0.0014212" calcext:value-type="float">
            <text:p>0.0014212</text:p>
          </table:table-cell>
          <table:table-cell office:value-type="float" office:value="0.02311493" calcext:value-type="float">
            <text:p>0.02311493</text:p>
          </table:table-cell>
          <table:table-cell office:value-type="float" office:value="-0.01324416" calcext:value-type="float">
            <text:p>-0.01324416</text:p>
          </table:table-cell>
          <table:table-cell office:value-type="float" office:value="0.0328237" calcext:value-type="float">
            <text:p>0.0328237</text:p>
          </table:table-cell>
          <table:table-cell office:value-type="float" office:value="-0.04107657" calcext:value-type="float">
            <text:p>-0.04107657</text:p>
          </table:table-cell>
          <table:table-cell table:number-columns-repeated="18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0.01450611" calcext:value-type="float">
            <text:p>0.01450611</text:p>
          </table:table-cell>
          <table:table-cell office:value-type="float" office:value="0.00083883" calcext:value-type="float">
            <text:p>0.00083883</text:p>
          </table:table-cell>
          <table:table-cell office:value-type="float" office:value="0.02241448" calcext:value-type="float">
            <text:p>0.02241448</text:p>
          </table:table-cell>
          <table:table-cell office:value-type="float" office:value="-0.01633108" calcext:value-type="float">
            <text:p>-0.01633108</text:p>
          </table:table-cell>
          <table:table-cell office:value-type="float" office:value="0.04850434" calcext:value-type="float">
            <text:p>0.04850434</text:p>
          </table:table-cell>
          <table:table-cell office:value-type="float" office:value="-0.15012315" calcext:value-type="float">
            <text:p>-0.15012315</text:p>
          </table:table-cell>
          <table:table-cell table:number-columns-repeated="18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0.02120354" calcext:value-type="float">
            <text:p>0.02120354</text:p>
          </table:table-cell>
          <table:table-cell office:value-type="float" office:value="-0.00323521" calcext:value-type="float">
            <text:p>-0.00323521</text:p>
          </table:table-cell>
          <table:table-cell office:value-type="float" office:value="0.02481581" calcext:value-type="float">
            <text:p>0.02481581</text:p>
          </table:table-cell>
          <table:table-cell office:value-type="float" office:value="-0.02752327" calcext:value-type="float">
            <text:p>-0.02752327</text:p>
          </table:table-cell>
          <table:table-cell office:value-type="float" office:value="0.0580731" calcext:value-type="float">
            <text:p>0.0580731</text:p>
          </table:table-cell>
          <table:table-cell office:value-type="float" office:value="-1.07024801" calcext:value-type="float">
            <text:p>-1.07024801</text:p>
          </table:table-cell>
          <table:table-cell table:number-columns-repeated="18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0.02484042" calcext:value-type="float">
            <text:p>0.02484042</text:p>
          </table:table-cell>
          <table:table-cell office:value-type="float" office:value="-0.00660203" calcext:value-type="float">
            <text:p>-0.00660203</text:p>
          </table:table-cell>
          <table:table-cell office:value-type="float" office:value="0.02611013" calcext:value-type="float">
            <text:p>0.02611013</text:p>
          </table:table-cell>
          <table:table-cell office:value-type="float" office:value="-0.03479886" calcext:value-type="float">
            <text:p>-0.03479886</text:p>
          </table:table-cell>
          <table:table-cell office:value-type="float" office:value="0.058258" calcext:value-type="float">
            <text:p>0.058258</text:p>
          </table:table-cell>
          <table:table-cell office:value-type="float" office:value="0.25756946" calcext:value-type="float">
            <text:p>0.25756946</text:p>
          </table:table-cell>
          <table:table-cell table:number-columns-repeated="18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0.02924597" calcext:value-type="float">
            <text:p>0.02924597</text:p>
          </table:table-cell>
          <table:table-cell office:value-type="float" office:value="-0.01350584" calcext:value-type="float">
            <text:p>-0.01350584</text:p>
          </table:table-cell>
          <table:table-cell office:value-type="float" office:value="0.03189583" calcext:value-type="float">
            <text:p>0.03189583</text:p>
          </table:table-cell>
          <table:table-cell office:value-type="float" office:value="-0.06918634" calcext:value-type="float">
            <text:p>-0.06918634</text:p>
          </table:table-cell>
          <table:table-cell office:value-type="float" office:value="0.04942083" calcext:value-type="float">
            <text:p>0.04942083</text:p>
          </table:table-cell>
          <table:table-cell office:value-type="float" office:value="0.11102889" calcext:value-type="float">
            <text:p>0.11102889</text:p>
          </table:table-cell>
          <table:table-cell table:number-columns-repeated="18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0.0321286" calcext:value-type="float">
            <text:p>0.0321286</text:p>
          </table:table-cell>
          <table:table-cell office:value-type="float" office:value="-0.01866704" calcext:value-type="float">
            <text:p>-0.01866704</text:p>
          </table:table-cell>
          <table:table-cell office:value-type="float" office:value="0.033978" calcext:value-type="float">
            <text:p>0.033978</text:p>
          </table:table-cell>
          <table:table-cell office:value-type="float" office:value="-0.10167183" calcext:value-type="float">
            <text:p>-0.10167183</text:p>
          </table:table-cell>
          <table:table-cell office:value-type="float" office:value="0.03679853" calcext:value-type="float">
            <text:p>0.03679853</text:p>
          </table:table-cell>
          <table:table-cell office:value-type="float" office:value="0.05803574" calcext:value-type="float">
            <text:p>0.05803574</text:p>
          </table:table-cell>
          <table:table-cell table:number-columns-repeated="18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0.03522851" calcext:value-type="float">
            <text:p>0.03522851</text:p>
          </table:table-cell>
          <table:table-cell office:value-type="float" office:value="-0.02889682" calcext:value-type="float">
            <text:p>-0.02889682</text:p>
          </table:table-cell>
          <table:table-cell office:value-type="float" office:value="0.0299632" calcext:value-type="float">
            <text:p>0.0299632</text:p>
          </table:table-cell>
          <table:table-cell office:value-type="float" office:value="-0.33724499" calcext:value-type="float">
            <text:p>-0.33724499</text:p>
          </table:table-cell>
          <table:table-cell office:value-type="float" office:value="0.03177806" calcext:value-type="float">
            <text:p>0.03177806</text:p>
          </table:table-cell>
          <table:table-cell office:value-type="float" office:value="0.04120676" calcext:value-type="float">
            <text:p>0.04120676</text:p>
          </table:table-cell>
          <table:table-cell table:number-columns-repeated="18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0.03581022" calcext:value-type="float">
            <text:p>0.03581022</text:p>
          </table:table-cell>
          <table:table-cell office:value-type="float" office:value="-0.03565306" calcext:value-type="float">
            <text:p>-0.03565306</text:p>
          </table:table-cell>
          <table:table-cell office:value-type="float" office:value="0.02821463" calcext:value-type="float">
            <text:p>0.02821463</text:p>
          </table:table-cell>
          <table:table-cell office:value-type="float" office:value="4.69288063" calcext:value-type="float">
            <text:p>4.69288063</text:p>
          </table:table-cell>
          <table:table-cell office:value-type="float" office:value="0.02849222" calcext:value-type="float">
            <text:p>0.02849222</text:p>
          </table:table-cell>
          <table:table-cell office:value-type="float" office:value="0.03003109" calcext:value-type="float">
            <text:p>0.03003109</text:p>
          </table:table-cell>
          <table:table-cell table:number-columns-repeated="18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.03269338" calcext:value-type="float">
            <text:p>0.03269338</text:p>
          </table:table-cell>
          <table:table-cell office:value-type="float" office:value="-0.04333177" calcext:value-type="float">
            <text:p>-0.04333177</text:p>
          </table:table-cell>
          <table:table-cell office:value-type="float" office:value="0.02973056" calcext:value-type="float">
            <text:p>0.02973056</text:p>
          </table:table-cell>
          <table:table-cell office:value-type="float" office:value="0.23856995" calcext:value-type="float">
            <text:p>0.23856995</text:p>
          </table:table-cell>
          <table:table-cell office:value-type="float" office:value="0.02913981" calcext:value-type="float">
            <text:p>0.02913981</text:p>
          </table:table-cell>
          <table:table-cell office:value-type="float" office:value="0.02072924" calcext:value-type="float">
            <text:p>0.02072924</text:p>
          </table:table-cell>
          <table:table-cell table:number-columns-repeated="18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0.03009928" calcext:value-type="float">
            <text:p>0.03009928</text:p>
          </table:table-cell>
          <table:table-cell office:value-type="float" office:value="-0.04731645" calcext:value-type="float">
            <text:p>-0.04731645</text:p>
          </table:table-cell>
          <table:table-cell office:value-type="float" office:value="0.03423557" calcext:value-type="float">
            <text:p>0.03423557</text:p>
          </table:table-cell>
          <table:table-cell office:value-type="float" office:value="0.12402582" calcext:value-type="float">
            <text:p>0.12402582</text:p>
          </table:table-cell>
          <table:table-cell office:value-type="float" office:value="0.03513585" calcext:value-type="float">
            <text:p>0.03513585</text:p>
          </table:table-cell>
          <table:table-cell office:value-type="float" office:value="0.01901493" calcext:value-type="float">
            <text:p>0.01901493</text:p>
          </table:table-cell>
          <table:table-cell table:number-columns-repeated="18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0.02597196" calcext:value-type="float">
            <text:p>0.02597196</text:p>
          </table:table-cell>
          <table:table-cell office:value-type="float" office:value="-0.04916713" calcext:value-type="float">
            <text:p>-0.04916713</text:p>
          </table:table-cell>
          <table:table-cell office:value-type="float" office:value="0.04229853" calcext:value-type="float">
            <text:p>0.04229853</text:p>
          </table:table-cell>
          <table:table-cell office:value-type="float" office:value="0.09419024" calcext:value-type="float">
            <text:p>0.09419024</text:p>
          </table:table-cell>
          <table:table-cell office:value-type="float" office:value="0.04101941" calcext:value-type="float">
            <text:p>0.04101941</text:p>
          </table:table-cell>
          <table:table-cell office:value-type="float" office:value="0.01191768" calcext:value-type="float">
            <text:p>0.01191768</text:p>
          </table:table-cell>
          <table:table-cell table:number-columns-repeated="18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0.02552904" calcext:value-type="float">
            <text:p>0.02552904</text:p>
          </table:table-cell>
          <table:table-cell office:value-type="float" office:value="-0.062333" calcext:value-type="float">
            <text:p>-0.062333</text:p>
          </table:table-cell>
          <table:table-cell office:value-type="float" office:value="0.04702442" calcext:value-type="float">
            <text:p>0.04702442</text:p>
          </table:table-cell>
          <table:table-cell office:value-type="float" office:value="0.06910704" calcext:value-type="float">
            <text:p>0.06910704</text:p>
          </table:table-cell>
          <table:table-cell office:value-type="float" office:value="0.05181126" calcext:value-type="float">
            <text:p>0.05181126</text:p>
          </table:table-cell>
          <table:table-cell office:value-type="float" office:value="0.00391415" calcext:value-type="float">
            <text:p>0.00391415</text:p>
          </table:table-cell>
          <table:table-cell table:number-columns-repeated="18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0.02870493" calcext:value-type="float">
            <text:p>0.02870493</text:p>
          </table:table-cell>
          <table:table-cell office:value-type="float" office:value="-0.08450858" calcext:value-type="float">
            <text:p>-0.08450858</text:p>
          </table:table-cell>
          <table:table-cell office:value-type="float" office:value="0.05151701" calcext:value-type="float">
            <text:p>0.05151701</text:p>
          </table:table-cell>
          <table:table-cell office:value-type="float" office:value="0.05083234" calcext:value-type="float">
            <text:p>0.05083234</text:p>
          </table:table-cell>
          <table:table-cell office:value-type="float" office:value="0.05965224" calcext:value-type="float">
            <text:p>0.05965224</text:p>
          </table:table-cell>
          <table:table-cell office:value-type="float" office:value="-0.00691329" calcext:value-type="float">
            <text:p>-0.00691329</text:p>
          </table:table-cell>
          <table:table-cell table:number-columns-repeated="18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0.03644225" calcext:value-type="float">
            <text:p>0.03644225</text:p>
          </table:table-cell>
          <table:table-cell office:value-type="float" office:value="-0.18511695" calcext:value-type="float">
            <text:p>-0.18511695</text:p>
          </table:table-cell>
          <table:table-cell office:value-type="float" office:value="0.05298364" calcext:value-type="float">
            <text:p>0.05298364</text:p>
          </table:table-cell>
          <table:table-cell office:value-type="float" office:value="0.0402718" calcext:value-type="float">
            <text:p>0.0402718</text:p>
          </table:table-cell>
          <table:table-cell office:value-type="float" office:value="0.06631543" calcext:value-type="float">
            <text:p>0.06631543</text:p>
          </table:table-cell>
          <table:table-cell office:value-type="float" office:value="-0.02639042" calcext:value-type="float">
            <text:p>-0.02639042</text:p>
          </table:table-cell>
          <table:table-cell table:number-columns-repeated="18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0.04353873" calcext:value-type="float">
            <text:p>0.04353873</text:p>
          </table:table-cell>
          <table:table-cell office:value-type="float" office:value="-0.56065106" calcext:value-type="float">
            <text:p>-0.56065106</text:p>
          </table:table-cell>
          <table:table-cell office:value-type="float" office:value="0.05325222" calcext:value-type="float">
            <text:p>0.05325222</text:p>
          </table:table-cell>
          <table:table-cell office:value-type="float" office:value="0.02718834" calcext:value-type="float">
            <text:p>0.02718834</text:p>
          </table:table-cell>
          <table:table-cell office:value-type="float" office:value="0.06749076" calcext:value-type="float">
            <text:p>0.06749076</text:p>
          </table:table-cell>
          <table:table-cell office:value-type="float" office:value="-0.03994466" calcext:value-type="float">
            <text:p>-0.03994466</text:p>
          </table:table-cell>
          <table:table-cell table:number-columns-repeated="18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0.04417797" calcext:value-type="float">
            <text:p>0.04417797</text:p>
          </table:table-cell>
          <table:table-cell office:value-type="float" office:value="0.46718344" calcext:value-type="float">
            <text:p>0.46718344</text:p>
          </table:table-cell>
          <table:table-cell office:value-type="float" office:value="0.05498129" calcext:value-type="float">
            <text:p>0.05498129</text:p>
          </table:table-cell>
          <table:table-cell office:value-type="float" office:value="0.02109678" calcext:value-type="float">
            <text:p>0.02109678</text:p>
          </table:table-cell>
          <table:table-cell office:value-type="float" office:value="0.0667401" calcext:value-type="float">
            <text:p>0.0667401</text:p>
          </table:table-cell>
          <table:table-cell office:value-type="float" office:value="-0.06290732" calcext:value-type="float">
            <text:p>-0.06290732</text:p>
          </table:table-cell>
          <table:table-cell table:number-columns-repeated="18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0.04259885" calcext:value-type="float">
            <text:p>0.04259885</text:p>
          </table:table-cell>
          <table:table-cell office:value-type="float" office:value="0.19969901" calcext:value-type="float">
            <text:p>0.19969901</text:p>
          </table:table-cell>
          <table:table-cell office:value-type="float" office:value="0.06359608" calcext:value-type="float">
            <text:p>0.06359608</text:p>
          </table:table-cell>
          <table:table-cell office:value-type="float" office:value="0.01434145" calcext:value-type="float">
            <text:p>0.01434145</text:p>
          </table:table-cell>
          <table:table-cell office:value-type="float" office:value="0.06550974" calcext:value-type="float">
            <text:p>0.06550974</text:p>
          </table:table-cell>
          <table:table-cell office:value-type="float" office:value="-0.07703264" calcext:value-type="float">
            <text:p>-0.07703264</text:p>
          </table:table-cell>
          <table:table-cell table:number-columns-repeated="18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0.0407053" calcext:value-type="float">
            <text:p>0.0407053</text:p>
          </table:table-cell>
          <table:table-cell office:value-type="float" office:value="0.13802429" calcext:value-type="float">
            <text:p>0.13802429</text:p>
          </table:table-cell>
          <table:table-cell office:value-type="float" office:value="0.06835031" calcext:value-type="float">
            <text:p>0.06835031</text:p>
          </table:table-cell>
          <table:table-cell office:value-type="float" office:value="0.00555806" calcext:value-type="float">
            <text:p>0.00555806</text:p>
          </table:table-cell>
          <table:table-cell office:value-type="float" office:value="0.06422646" calcext:value-type="float">
            <text:p>0.06422646</text:p>
          </table:table-cell>
          <table:table-cell office:value-type="float" office:value="-0.10947067" calcext:value-type="float">
            <text:p>-0.10947067</text:p>
          </table:table-cell>
          <table:table-cell table:number-columns-repeated="18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0.03768946" calcext:value-type="float">
            <text:p>0.03768946</text:p>
          </table:table-cell>
          <table:table-cell office:value-type="float" office:value="0.0942408" calcext:value-type="float">
            <text:p>0.0942408</text:p>
          </table:table-cell>
          <table:table-cell office:value-type="float" office:value="0.06555502" calcext:value-type="float">
            <text:p>0.06555502</text:p>
          </table:table-cell>
          <table:table-cell office:value-type="float" office:value="-0.00915036" calcext:value-type="float">
            <text:p>-0.00915036</text:p>
          </table:table-cell>
          <table:table-cell office:value-type="float" office:value="0.06638943" calcext:value-type="float">
            <text:p>0.06638943</text:p>
          </table:table-cell>
          <table:table-cell office:value-type="float" office:value="-0.15537286" calcext:value-type="float">
            <text:p>-0.15537286</text:p>
          </table:table-cell>
          <table:table-cell table:number-columns-repeated="18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0.03783081" calcext:value-type="float">
            <text:p>0.03783081</text:p>
          </table:table-cell>
          <table:table-cell office:value-type="float" office:value="0.10320514" calcext:value-type="float">
            <text:p>0.10320514</text:p>
          </table:table-cell>
          <table:table-cell office:value-type="float" office:value="0.06099513" calcext:value-type="float">
            <text:p>0.06099513</text:p>
          </table:table-cell>
          <table:table-cell office:value-type="float" office:value="-0.00567237" calcext:value-type="float">
            <text:p>-0.00567237</text:p>
          </table:table-cell>
          <table:table-cell office:value-type="float" office:value="0.07199404" calcext:value-type="float">
            <text:p>0.07199404</text:p>
          </table:table-cell>
          <table:table-cell office:value-type="float" office:value="-0.16024381" calcext:value-type="float">
            <text:p>-0.16024381</text:p>
          </table:table-cell>
          <table:table-cell table:number-columns-repeated="18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0.04175855" calcext:value-type="float">
            <text:p>0.04175855</text:p>
          </table:table-cell>
          <table:table-cell office:value-type="float" office:value="0.12668936" calcext:value-type="float">
            <text:p>0.12668936</text:p>
          </table:table-cell>
          <table:table-cell office:value-type="float" office:value="0.06296887" calcext:value-type="float">
            <text:p>0.06296887</text:p>
          </table:table-cell>
          <table:table-cell office:value-type="float" office:value="-0.00314653" calcext:value-type="float">
            <text:p>-0.00314653</text:p>
          </table:table-cell>
          <table:table-cell office:value-type="float" office:value="0.0729515" calcext:value-type="float">
            <text:p>0.0729515</text:p>
          </table:table-cell>
          <table:table-cell office:value-type="float" office:value="-0.16618158" calcext:value-type="float">
            <text:p>-0.16618158</text:p>
          </table:table-cell>
          <table:table-cell table:number-columns-repeated="18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0.04969223" calcext:value-type="float">
            <text:p>0.04969223</text:p>
          </table:table-cell>
          <table:table-cell office:value-type="float" office:value="0.13579887" calcext:value-type="float">
            <text:p>0.13579887</text:p>
          </table:table-cell>
          <table:table-cell office:value-type="float" office:value="0.06466585" calcext:value-type="float">
            <text:p>0.06466585</text:p>
          </table:table-cell>
          <table:table-cell office:value-type="float" office:value="-0.0021909" calcext:value-type="float">
            <text:p>-0.0021909</text:p>
          </table:table-cell>
          <table:table-cell office:value-type="float" office:value="0.0693904" calcext:value-type="float">
            <text:p>0.0693904</text:p>
          </table:table-cell>
          <table:table-cell office:value-type="float" office:value="-0.18527612" calcext:value-type="float">
            <text:p>-0.18527612</text:p>
          </table:table-cell>
          <table:table-cell table:number-columns-repeated="18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0.06388138" calcext:value-type="float">
            <text:p>0.06388138</text:p>
          </table:table-cell>
          <table:table-cell office:value-type="float" office:value="0.16404228" calcext:value-type="float">
            <text:p>0.16404228</text:p>
          </table:table-cell>
          <table:table-cell office:value-type="float" office:value="0.07165095" calcext:value-type="float">
            <text:p>0.07165095</text:p>
          </table:table-cell>
          <table:table-cell office:value-type="float" office:value="-0.00527417" calcext:value-type="float">
            <text:p>-0.00527417</text:p>
          </table:table-cell>
          <table:table-cell office:value-type="float" office:value="0.07131214" calcext:value-type="float">
            <text:p>0.07131214</text:p>
          </table:table-cell>
          <table:table-cell office:value-type="float" office:value="-0.16455832" calcext:value-type="float">
            <text:p>-0.16455832</text:p>
          </table:table-cell>
          <table:table-cell table:number-columns-repeated="18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0.06839317" calcext:value-type="float">
            <text:p>0.06839317</text:p>
          </table:table-cell>
          <table:table-cell office:value-type="float" office:value="0.1451797" calcext:value-type="float">
            <text:p>0.1451797</text:p>
          </table:table-cell>
          <table:table-cell office:value-type="float" office:value="0.08069926" calcext:value-type="float">
            <text:p>0.08069926</text:p>
          </table:table-cell>
          <table:table-cell office:value-type="float" office:value="-0.00430285" calcext:value-type="float">
            <text:p>-0.00430285</text:p>
          </table:table-cell>
          <table:table-cell office:value-type="float" office:value="0.0730911" calcext:value-type="float">
            <text:p>0.0730911</text:p>
          </table:table-cell>
          <table:table-cell office:value-type="float" office:value="-0.16330723" calcext:value-type="float">
            <text:p>-0.16330723</text:p>
          </table:table-cell>
          <table:table-cell table:number-columns-repeated="18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0.07399955" calcext:value-type="float">
            <text:p>0.07399955</text:p>
          </table:table-cell>
          <table:table-cell office:value-type="float" office:value="0.12213276" calcext:value-type="float">
            <text:p>0.12213276</text:p>
          </table:table-cell>
          <table:table-cell office:value-type="float" office:value="0.09278684" calcext:value-type="float">
            <text:p>0.09278684</text:p>
          </table:table-cell>
          <table:table-cell office:value-type="float" office:value="-0.01333726" calcext:value-type="float">
            <text:p>-0.01333726</text:p>
          </table:table-cell>
          <table:table-cell office:value-type="float" office:value="0.07671299" calcext:value-type="float">
            <text:p>0.07671299</text:p>
          </table:table-cell>
          <table:table-cell office:value-type="float" office:value="-0.19153579" calcext:value-type="float">
            <text:p>-0.19153579</text:p>
          </table:table-cell>
          <table:table-cell table:number-columns-repeated="18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0.07277851" calcext:value-type="float">
            <text:p>0.07277851</text:p>
          </table:table-cell>
          <table:table-cell office:value-type="float" office:value="0.13697331" calcext:value-type="float">
            <text:p>0.13697331</text:p>
          </table:table-cell>
          <table:table-cell office:value-type="float" office:value="0.09736677" calcext:value-type="float">
            <text:p>0.09736677</text:p>
          </table:table-cell>
          <table:table-cell office:value-type="float" office:value="-0.01665518" calcext:value-type="float">
            <text:p>-0.01665518</text:p>
          </table:table-cell>
          <table:table-cell office:value-type="float" office:value="0.07870482" calcext:value-type="float">
            <text:p>0.07870482</text:p>
          </table:table-cell>
          <table:table-cell office:value-type="float" office:value="-0.18428439" calcext:value-type="float">
            <text:p>-0.18428439</text:p>
          </table:table-cell>
          <table:table-cell table:number-columns-repeated="18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0.06511386" calcext:value-type="float">
            <text:p>0.06511386</text:p>
          </table:table-cell>
          <table:table-cell office:value-type="float" office:value="0.09865512" calcext:value-type="float">
            <text:p>0.09865512</text:p>
          </table:table-cell>
          <table:table-cell office:value-type="float" office:value="0.09816329" calcext:value-type="float">
            <text:p>0.09816329</text:p>
          </table:table-cell>
          <table:table-cell office:value-type="float" office:value="-0.02699258" calcext:value-type="float">
            <text:p>-0.02699258</text:p>
          </table:table-cell>
          <table:table-cell office:value-type="float" office:value="0.07515986" calcext:value-type="float">
            <text:p>0.07515986</text:p>
          </table:table-cell>
          <table:table-cell office:value-type="float" office:value="-0.20179437" calcext:value-type="float">
            <text:p>-0.20179437</text:p>
          </table:table-cell>
          <table:table-cell table:number-columns-repeated="18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0.06286497" calcext:value-type="float">
            <text:p>0.06286497</text:p>
          </table:table-cell>
          <table:table-cell office:value-type="float" office:value="0.11867353" calcext:value-type="float">
            <text:p>0.11867353</text:p>
          </table:table-cell>
          <table:table-cell office:value-type="float" office:value="0.09617379" calcext:value-type="float">
            <text:p>0.09617379</text:p>
          </table:table-cell>
          <table:table-cell office:value-type="float" office:value="-0.02108321" calcext:value-type="float">
            <text:p>-0.02108321</text:p>
          </table:table-cell>
          <table:table-cell office:value-type="float" office:value="0.07234575" calcext:value-type="float">
            <text:p>0.07234575</text:p>
          </table:table-cell>
          <table:table-cell office:value-type="float" office:value="-0.18003912" calcext:value-type="float">
            <text:p>-0.18003912</text:p>
          </table:table-cell>
          <table:table-cell table:number-columns-repeated="18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0.05757877" calcext:value-type="float">
            <text:p>0.05757877</text:p>
          </table:table-cell>
          <table:table-cell office:value-type="float" office:value="0.11731792" calcext:value-type="float">
            <text:p>0.11731792</text:p>
          </table:table-cell>
          <table:table-cell office:value-type="float" office:value="0.09516834" calcext:value-type="float">
            <text:p>0.09516834</text:p>
          </table:table-cell>
          <table:table-cell office:value-type="float" office:value="-0.02384559" calcext:value-type="float">
            <text:p>-0.02384559</text:p>
          </table:table-cell>
          <table:table-cell office:value-type="float" office:value="0.06654224" calcext:value-type="float">
            <text:p>0.06654224</text:p>
          </table:table-cell>
          <table:table-cell office:value-type="float" office:value="-0.148775" calcext:value-type="float">
            <text:p>-0.148775</text:p>
          </table:table-cell>
          <table:table-cell table:number-columns-repeated="18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0.05345659" calcext:value-type="float">
            <text:p>0.05345659</text:p>
          </table:table-cell>
          <table:table-cell office:value-type="float" office:value="0.10511886" calcext:value-type="float">
            <text:p>0.10511886</text:p>
          </table:table-cell>
          <table:table-cell office:value-type="float" office:value="0.09013803" calcext:value-type="float">
            <text:p>0.09013803</text:p>
          </table:table-cell>
          <table:table-cell office:value-type="float" office:value="-0.01798816" calcext:value-type="float">
            <text:p>-0.01798816</text:p>
          </table:table-cell>
          <table:table-cell office:value-type="float" office:value="0.06232504" calcext:value-type="float">
            <text:p>0.06232504</text:p>
          </table:table-cell>
          <table:table-cell office:value-type="float" office:value="-0.13993411" calcext:value-type="float">
            <text:p>-0.13993411</text:p>
          </table:table-cell>
          <table:table-cell table:number-columns-repeated="18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0.05507581" calcext:value-type="float">
            <text:p>0.05507581</text:p>
          </table:table-cell>
          <table:table-cell office:value-type="float" office:value="0.13218273" calcext:value-type="float">
            <text:p>0.13218273</text:p>
          </table:table-cell>
          <table:table-cell office:value-type="float" office:value="0.08279312" calcext:value-type="float">
            <text:p>0.08279312</text:p>
          </table:table-cell>
          <table:table-cell office:value-type="float" office:value="-0.01828779" calcext:value-type="float">
            <text:p>-0.01828779</text:p>
          </table:table-cell>
          <table:table-cell office:value-type="float" office:value="0.06357468" calcext:value-type="float">
            <text:p>0.06357468</text:p>
          </table:table-cell>
          <table:table-cell office:value-type="float" office:value="-0.12024832" calcext:value-type="float">
            <text:p>-0.12024832</text:p>
          </table:table-cell>
          <table:table-cell table:number-columns-repeated="18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0.05312604" calcext:value-type="float">
            <text:p>0.05312604</text:p>
          </table:table-cell>
          <table:table-cell office:value-type="float" office:value="0.12420771" calcext:value-type="float">
            <text:p>0.12420771</text:p>
          </table:table-cell>
          <table:table-cell office:value-type="float" office:value="0.079523" calcext:value-type="float">
            <text:p>0.079523</text:p>
          </table:table-cell>
          <table:table-cell office:value-type="float" office:value="-0.01121777" calcext:value-type="float">
            <text:p>-0.01121777</text:p>
          </table:table-cell>
          <table:table-cell office:value-type="float" office:value="0.0634071" calcext:value-type="float">
            <text:p>0.0634071</text:p>
          </table:table-cell>
          <table:table-cell office:value-type="float" office:value="-0.12211576" calcext:value-type="float">
            <text:p>-0.12211576</text:p>
          </table:table-cell>
          <table:table-cell table:number-columns-repeated="18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0.05229415" calcext:value-type="float">
            <text:p>0.05229415</text:p>
          </table:table-cell>
          <table:table-cell office:value-type="float" office:value="0.11598761" calcext:value-type="float">
            <text:p>0.11598761</text:p>
          </table:table-cell>
          <table:table-cell office:value-type="float" office:value="0.07266366" calcext:value-type="float">
            <text:p>0.07266366</text:p>
          </table:table-cell>
          <table:table-cell office:value-type="float" office:value="-0.00816538" calcext:value-type="float">
            <text:p>-0.00816538</text:p>
          </table:table-cell>
          <table:table-cell office:value-type="float" office:value="0.06574284" calcext:value-type="float">
            <text:p>0.06574284</text:p>
          </table:table-cell>
          <table:table-cell office:value-type="float" office:value="-0.13162781" calcext:value-type="float">
            <text:p>-0.13162781</text:p>
          </table:table-cell>
          <table:table-cell table:number-columns-repeated="18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0.05101189" calcext:value-type="float">
            <text:p>0.05101189</text:p>
          </table:table-cell>
          <table:table-cell office:value-type="float" office:value="0.12912017" calcext:value-type="float">
            <text:p>0.12912017</text:p>
          </table:table-cell>
          <table:table-cell office:value-type="float" office:value="0.07141366" calcext:value-type="float">
            <text:p>0.07141366</text:p>
          </table:table-cell>
          <table:table-cell office:value-type="float" office:value="-0.00785691" calcext:value-type="float">
            <text:p>-0.00785691</text:p>
          </table:table-cell>
          <table:table-cell office:value-type="float" office:value="0.06929196" calcext:value-type="float">
            <text:p>0.06929196</text:p>
          </table:table-cell>
          <table:table-cell office:value-type="float" office:value="-0.13080223" calcext:value-type="float">
            <text:p>-0.13080223</text:p>
          </table:table-cell>
          <table:table-cell table:number-columns-repeated="18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0.04755801" calcext:value-type="float">
            <text:p>0.04755801</text:p>
          </table:table-cell>
          <table:table-cell office:value-type="float" office:value="0.11179113" calcext:value-type="float">
            <text:p>0.11179113</text:p>
          </table:table-cell>
          <table:table-cell office:value-type="float" office:value="0.07035089" calcext:value-type="float">
            <text:p>0.07035089</text:p>
          </table:table-cell>
          <table:table-cell office:value-type="float" office:value="-0.00218487" calcext:value-type="float">
            <text:p>-0.00218487</text:p>
          </table:table-cell>
          <table:table-cell office:value-type="float" office:value="0.06774623" calcext:value-type="float">
            <text:p>0.06774623</text:p>
          </table:table-cell>
          <table:table-cell office:value-type="float" office:value="-0.14342394" calcext:value-type="float">
            <text:p>-0.14342394</text:p>
          </table:table-cell>
          <table:table-cell table:number-columns-repeated="18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0.04616463" calcext:value-type="float">
            <text:p>0.04616463</text:p>
          </table:table-cell>
          <table:table-cell office:value-type="float" office:value="0.11959152" calcext:value-type="float">
            <text:p>0.11959152</text:p>
          </table:table-cell>
          <table:table-cell office:value-type="float" office:value="0.06629922" calcext:value-type="float">
            <text:p>0.06629922</text:p>
          </table:table-cell>
          <table:table-cell office:value-type="float" office:value="-0.00573687" calcext:value-type="float">
            <text:p>-0.00573687</text:p>
          </table:table-cell>
          <table:table-cell office:value-type="float" office:value="0.0704691" calcext:value-type="float">
            <text:p>0.0704691</text:p>
          </table:table-cell>
          <table:table-cell office:value-type="float" office:value="-0.15067895" calcext:value-type="float">
            <text:p>-0.15067895</text:p>
          </table:table-cell>
          <table:table-cell table:number-columns-repeated="18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0.0461694" calcext:value-type="float">
            <text:p>0.0461694</text:p>
          </table:table-cell>
          <table:table-cell office:value-type="float" office:value="0.12678297" calcext:value-type="float">
            <text:p>0.12678297</text:p>
          </table:table-cell>
          <table:table-cell office:value-type="float" office:value="0.06501555" calcext:value-type="float">
            <text:p>0.06501555</text:p>
          </table:table-cell>
          <table:table-cell office:value-type="float" office:value="-0.00232341" calcext:value-type="float">
            <text:p>-0.00232341</text:p>
          </table:table-cell>
          <table:table-cell office:value-type="float" office:value="0.06854764" calcext:value-type="float">
            <text:p>0.06854764</text:p>
          </table:table-cell>
          <table:table-cell office:value-type="float" office:value="-0.13435754" calcext:value-type="float">
            <text:p>-0.13435754</text:p>
          </table:table-cell>
          <table:table-cell table:number-columns-repeated="18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0.04693036" calcext:value-type="float">
            <text:p>0.04693036</text:p>
          </table:table-cell>
          <table:table-cell office:value-type="float" office:value="0.12675774" calcext:value-type="float">
            <text:p>0.12675774</text:p>
          </table:table-cell>
          <table:table-cell office:value-type="float" office:value="0.06360002" calcext:value-type="float">
            <text:p>0.06360002</text:p>
          </table:table-cell>
          <table:table-cell office:value-type="float" office:value="-0.00135346" calcext:value-type="float">
            <text:p>-0.00135346</text:p>
          </table:table-cell>
          <table:table-cell office:value-type="float" office:value="0.06685866" calcext:value-type="float">
            <text:p>0.06685866</text:p>
          </table:table-cell>
          <table:table-cell office:value-type="float" office:value="-0.154414" calcext:value-type="float">
            <text:p>-0.154414</text:p>
          </table:table-cell>
          <table:table-cell table:number-columns-repeated="18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0.04857265" calcext:value-type="float">
            <text:p>0.04857265</text:p>
          </table:table-cell>
          <table:table-cell office:value-type="float" office:value="0.13205834" calcext:value-type="float">
            <text:p>0.13205834</text:p>
          </table:table-cell>
          <table:table-cell office:value-type="float" office:value="0.06054457" calcext:value-type="float">
            <text:p>0.06054457</text:p>
          </table:table-cell>
          <table:table-cell office:value-type="float" office:value="-0.0018164" calcext:value-type="float">
            <text:p>-0.0018164</text:p>
          </table:table-cell>
          <table:table-cell office:value-type="float" office:value="0.06990986" calcext:value-type="float">
            <text:p>0.06990986</text:p>
          </table:table-cell>
          <table:table-cell office:value-type="float" office:value="-0.13226227" calcext:value-type="float">
            <text:p>-0.13226227</text:p>
          </table:table-cell>
          <table:table-cell table:number-columns-repeated="18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0.04843161" calcext:value-type="float">
            <text:p>0.04843161</text:p>
          </table:table-cell>
          <table:table-cell office:value-type="float" office:value="0.1288716" calcext:value-type="float">
            <text:p>0.1288716</text:p>
          </table:table-cell>
          <table:table-cell office:value-type="float" office:value="0.0605152" calcext:value-type="float">
            <text:p>0.0605152</text:p>
          </table:table-cell>
          <table:table-cell office:value-type="float" office:value="-0.00056546" calcext:value-type="float">
            <text:p>-0.00056546</text:p>
          </table:table-cell>
          <table:table-cell office:value-type="float" office:value="0.06625771" calcext:value-type="float">
            <text:p>0.06625771</text:p>
          </table:table-cell>
          <table:table-cell office:value-type="float" office:value="-0.13789496" calcext:value-type="float">
            <text:p>-0.13789496</text:p>
          </table:table-cell>
          <table:table-cell table:number-columns-repeated="18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0.04864538" calcext:value-type="float">
            <text:p>0.04864538</text:p>
          </table:table-cell>
          <table:table-cell office:value-type="float" office:value="0.12520981" calcext:value-type="float">
            <text:p>0.12520981</text:p>
          </table:table-cell>
          <table:table-cell office:value-type="float" office:value="0.06252678" calcext:value-type="float">
            <text:p>0.06252678</text:p>
          </table:table-cell>
          <table:table-cell office:value-type="float" office:value="0.00052147" calcext:value-type="float">
            <text:p>0.00052147</text:p>
          </table:table-cell>
          <table:table-cell office:value-type="float" office:value="0.06586529" calcext:value-type="float">
            <text:p>0.06586529</text:p>
          </table:table-cell>
          <table:table-cell office:value-type="float" office:value="-0.1424837" calcext:value-type="float">
            <text:p>-0.1424837</text:p>
          </table:table-cell>
          <table:table-cell table:number-columns-repeated="18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0.04774337" calcext:value-type="float">
            <text:p>0.04774337</text:p>
          </table:table-cell>
          <table:table-cell office:value-type="float" office:value="0.12864891" calcext:value-type="float">
            <text:p>0.12864891</text:p>
          </table:table-cell>
          <table:table-cell office:value-type="float" office:value="0.06567483" calcext:value-type="float">
            <text:p>0.06567483</text:p>
          </table:table-cell>
          <table:table-cell office:value-type="float" office:value="-0.00082848" calcext:value-type="float">
            <text:p>-0.00082848</text:p>
          </table:table-cell>
          <table:table-cell office:value-type="float" office:value="0.06885058" calcext:value-type="float">
            <text:p>0.06885058</text:p>
          </table:table-cell>
          <table:table-cell office:value-type="float" office:value="-0.1263006" calcext:value-type="float">
            <text:p>-0.1263006</text:p>
          </table:table-cell>
          <table:table-cell table:number-columns-repeated="18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0.04735576" calcext:value-type="float">
            <text:p>0.04735576</text:p>
          </table:table-cell>
          <table:table-cell office:value-type="float" office:value="0.12187295" calcext:value-type="float">
            <text:p>0.12187295</text:p>
          </table:table-cell>
          <table:table-cell office:value-type="float" office:value="0.07239255" calcext:value-type="float">
            <text:p>0.07239255</text:p>
          </table:table-cell>
          <table:table-cell office:value-type="float" office:value="-0.00155851" calcext:value-type="float">
            <text:p>-0.00155851</text:p>
          </table:table-cell>
          <table:table-cell office:value-type="float" office:value="0.06777318" calcext:value-type="float">
            <text:p>0.06777318</text:p>
          </table:table-cell>
          <table:table-cell office:value-type="float" office:value="-0.14170077" calcext:value-type="float">
            <text:p>-0.14170077</text:p>
          </table:table-cell>
          <table:table-cell table:number-columns-repeated="18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0.04976105" calcext:value-type="float">
            <text:p>0.04976105</text:p>
          </table:table-cell>
          <table:table-cell office:value-type="float" office:value="0.13628127" calcext:value-type="float">
            <text:p>0.13628127</text:p>
          </table:table-cell>
          <table:table-cell office:value-type="float" office:value="0.07345713" calcext:value-type="float">
            <text:p>0.07345713</text:p>
          </table:table-cell>
          <table:table-cell office:value-type="float" office:value="-0.00358304" calcext:value-type="float">
            <text:p>-0.00358304</text:p>
          </table:table-cell>
          <table:table-cell office:value-type="float" office:value="0.06731562" calcext:value-type="float">
            <text:p>0.06731562</text:p>
          </table:table-cell>
          <table:table-cell office:value-type="float" office:value="-0.13974975" calcext:value-type="float">
            <text:p>-0.13974975</text:p>
          </table:table-cell>
          <table:table-cell table:number-columns-repeated="18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0.05158195" calcext:value-type="float">
            <text:p>0.05158195</text:p>
          </table:table-cell>
          <table:table-cell office:value-type="float" office:value="0.13663317" calcext:value-type="float">
            <text:p>0.13663317</text:p>
          </table:table-cell>
          <table:table-cell office:value-type="float" office:value="0.07455564" calcext:value-type="float">
            <text:p>0.07455564</text:p>
          </table:table-cell>
          <table:table-cell office:value-type="float" office:value="-0.00785774" calcext:value-type="float">
            <text:p>-0.00785774</text:p>
          </table:table-cell>
          <table:table-cell office:value-type="float" office:value="0.06864244" calcext:value-type="float">
            <text:p>0.06864244</text:p>
          </table:table-cell>
          <table:table-cell office:value-type="float" office:value="-0.13586102" calcext:value-type="float">
            <text:p>-0.13586102</text:p>
          </table:table-cell>
          <table:table-cell table:number-columns-repeated="18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0.05401506" calcext:value-type="float">
            <text:p>0.05401506</text:p>
          </table:table-cell>
          <table:table-cell office:value-type="float" office:value="0.1331488" calcext:value-type="float">
            <text:p>0.1331488</text:p>
          </table:table-cell>
          <table:table-cell office:value-type="float" office:value="0.07274794" calcext:value-type="float">
            <text:p>0.07274794</text:p>
          </table:table-cell>
          <table:table-cell office:value-type="float" office:value="-0.00445544" calcext:value-type="float">
            <text:p>-0.00445544</text:p>
          </table:table-cell>
          <table:table-cell office:value-type="float" office:value="0.06666525" calcext:value-type="float">
            <text:p>0.06666525</text:p>
          </table:table-cell>
          <table:table-cell office:value-type="float" office:value="-0.1383944" calcext:value-type="float">
            <text:p>-0.1383944</text:p>
          </table:table-cell>
          <table:table-cell table:number-columns-repeated="18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0.05485613" calcext:value-type="float">
            <text:p>0.05485613</text:p>
          </table:table-cell>
          <table:table-cell office:value-type="float" office:value="0.13501771" calcext:value-type="float">
            <text:p>0.13501771</text:p>
          </table:table-cell>
          <table:table-cell office:value-type="float" office:value="0.06897359" calcext:value-type="float">
            <text:p>0.06897359</text:p>
          </table:table-cell>
          <table:table-cell office:value-type="float" office:value="-0.00737692" calcext:value-type="float">
            <text:p>-0.00737692</text:p>
          </table:table-cell>
          <table:table-cell office:value-type="float" office:value="0.06787729" calcext:value-type="float">
            <text:p>0.06787729</text:p>
          </table:table-cell>
          <table:table-cell office:value-type="float" office:value="-0.14410992" calcext:value-type="float">
            <text:p>-0.14410992</text:p>
          </table:table-cell>
          <table:table-cell table:number-columns-repeated="18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0.05208649" calcext:value-type="float">
            <text:p>0.05208649</text:p>
          </table:table-cell>
          <table:table-cell office:value-type="float" office:value="0.11874931" calcext:value-type="float">
            <text:p>0.11874931</text:p>
          </table:table-cell>
          <table:table-cell office:value-type="float" office:value="0.07027097" calcext:value-type="float">
            <text:p>0.07027097</text:p>
          </table:table-cell>
          <table:table-cell office:value-type="float" office:value="-0.00395909" calcext:value-type="float">
            <text:p>-0.00395909</text:p>
          </table:table-cell>
          <table:table-cell office:value-type="float" office:value="0.06653529" calcext:value-type="float">
            <text:p>0.06653529</text:p>
          </table:table-cell>
          <table:table-cell office:value-type="float" office:value="-0.12950477" calcext:value-type="float">
            <text:p>-0.12950477</text:p>
          </table:table-cell>
          <table:table-cell table:number-columns-repeated="18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0.05152744" calcext:value-type="float">
            <text:p>0.05152744</text:p>
          </table:table-cell>
          <table:table-cell office:value-type="float" office:value="0.12148837" calcext:value-type="float">
            <text:p>0.12148837</text:p>
          </table:table-cell>
          <table:table-cell office:value-type="float" office:value="0.073528" calcext:value-type="float">
            <text:p>0.073528</text:p>
          </table:table-cell>
          <table:table-cell office:value-type="float" office:value="-0.00372222" calcext:value-type="float">
            <text:p>-0.00372222</text:p>
          </table:table-cell>
          <table:table-cell office:value-type="float" office:value="0.06591175" calcext:value-type="float">
            <text:p>0.06591175</text:p>
          </table:table-cell>
          <table:table-cell office:value-type="float" office:value="-0.14469001" calcext:value-type="float">
            <text:p>-0.14469001</text:p>
          </table:table-cell>
          <table:table-cell table:number-columns-repeated="18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0.04980846" calcext:value-type="float">
            <text:p>0.04980846</text:p>
          </table:table-cell>
          <table:table-cell office:value-type="float" office:value="0.12732679" calcext:value-type="float">
            <text:p>0.12732679</text:p>
          </table:table-cell>
          <table:table-cell office:value-type="float" office:value="0.07440708" calcext:value-type="float">
            <text:p>0.07440708</text:p>
          </table:table-cell>
          <table:table-cell office:value-type="float" office:value="-0.00598909" calcext:value-type="float">
            <text:p>-0.00598909</text:p>
          </table:table-cell>
          <table:table-cell office:value-type="float" office:value="0.06970645" calcext:value-type="float">
            <text:p>0.06970645</text:p>
          </table:table-cell>
          <table:table-cell office:value-type="float" office:value="-0.13376051" calcext:value-type="float">
            <text:p>-0.13376051</text:p>
          </table:table-cell>
          <table:table-cell table:number-columns-repeated="18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0.05066726" calcext:value-type="float">
            <text:p>0.05066726</text:p>
          </table:table-cell>
          <table:table-cell office:value-type="float" office:value="0.12196553" calcext:value-type="float">
            <text:p>0.12196553</text:p>
          </table:table-cell>
          <table:table-cell office:value-type="float" office:value="0.08054924" calcext:value-type="float">
            <text:p>0.08054924</text:p>
          </table:table-cell>
          <table:table-cell office:value-type="float" office:value="-0.00751758" calcext:value-type="float">
            <text:p>-0.00751758</text:p>
          </table:table-cell>
          <table:table-cell office:value-type="float" office:value="0.06916024" calcext:value-type="float">
            <text:p>0.06916024</text:p>
          </table:table-cell>
          <table:table-cell office:value-type="float" office:value="-0.14319699" calcext:value-type="float">
            <text:p>-0.14319699</text:p>
          </table:table-cell>
          <table:table-cell table:number-columns-repeated="18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0.05337205" calcext:value-type="float">
            <text:p>0.05337205</text:p>
          </table:table-cell>
          <table:table-cell office:value-type="float" office:value="0.14213736" calcext:value-type="float">
            <text:p>0.14213736</text:p>
          </table:table-cell>
          <table:table-cell office:value-type="float" office:value="0.07841095" calcext:value-type="float">
            <text:p>0.07841095</text:p>
          </table:table-cell>
          <table:table-cell office:value-type="float" office:value="-0.00678499" calcext:value-type="float">
            <text:p>-0.00678499</text:p>
          </table:table-cell>
          <table:table-cell office:value-type="float" office:value="0.0678973" calcext:value-type="float">
            <text:p>0.0678973</text:p>
          </table:table-cell>
          <table:table-cell office:value-type="float" office:value="-0.15030663" calcext:value-type="float">
            <text:p>-0.15030663</text:p>
          </table:table-cell>
          <table:table-cell table:number-columns-repeated="18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0.05226143" calcext:value-type="float">
            <text:p>0.05226143</text:p>
          </table:table-cell>
          <table:table-cell office:value-type="float" office:value="0.12452807" calcext:value-type="float">
            <text:p>0.12452807</text:p>
          </table:table-cell>
          <table:table-cell office:value-type="float" office:value="0.07501506" calcext:value-type="float">
            <text:p>0.07501506</text:p>
          </table:table-cell>
          <table:table-cell office:value-type="float" office:value="-0.01247896" calcext:value-type="float">
            <text:p>-0.01247896</text:p>
          </table:table-cell>
          <table:table-cell office:value-type="float" office:value="0.07010033" calcext:value-type="float">
            <text:p>0.07010033</text:p>
          </table:table-cell>
          <table:table-cell office:value-type="float" office:value="-0.14073709" calcext:value-type="float">
            <text:p>-0.14073709</text:p>
          </table:table-cell>
          <table:table-cell table:number-columns-repeated="18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0.05441529" calcext:value-type="float">
            <text:p>0.05441529</text:p>
          </table:table-cell>
          <table:table-cell office:value-type="float" office:value="0.12781985" calcext:value-type="float">
            <text:p>0.12781985</text:p>
          </table:table-cell>
          <table:table-cell office:value-type="float" office:value="0.07228774" calcext:value-type="float">
            <text:p>0.07228774</text:p>
          </table:table-cell>
          <table:table-cell office:value-type="float" office:value="-0.00475778" calcext:value-type="float">
            <text:p>-0.00475778</text:p>
          </table:table-cell>
          <table:table-cell office:value-type="float" office:value="0.06628784" calcext:value-type="float">
            <text:p>0.06628784</text:p>
          </table:table-cell>
          <table:table-cell office:value-type="float" office:value="-0.13807911" calcext:value-type="float">
            <text:p>-0.13807911</text:p>
          </table:table-cell>
          <table:table-cell table:number-columns-repeated="18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0.05045912" calcext:value-type="float">
            <text:p>0.05045912</text:p>
          </table:table-cell>
          <table:table-cell office:value-type="float" office:value="0.12686697" calcext:value-type="float">
            <text:p>0.12686697</text:p>
          </table:table-cell>
          <table:table-cell office:value-type="float" office:value="0.06541765" calcext:value-type="float">
            <text:p>0.06541765</text:p>
          </table:table-cell>
          <table:table-cell office:value-type="float" office:value="-0.00660366" calcext:value-type="float">
            <text:p>-0.00660366</text:p>
          </table:table-cell>
          <table:table-cell office:value-type="float" office:value="0.06697753" calcext:value-type="float">
            <text:p>0.06697753</text:p>
          </table:table-cell>
          <table:table-cell office:value-type="float" office:value="-0.14660339" calcext:value-type="float">
            <text:p>-0.14660339</text:p>
          </table:table-cell>
          <table:table-cell table:number-columns-repeated="18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0.04857591" calcext:value-type="float">
            <text:p>0.04857591</text:p>
          </table:table-cell>
          <table:table-cell office:value-type="float" office:value="0.10595323" calcext:value-type="float">
            <text:p>0.10595323</text:p>
          </table:table-cell>
          <table:table-cell office:value-type="float" office:value="0.06324705" calcext:value-type="float">
            <text:p>0.06324705</text:p>
          </table:table-cell>
          <table:table-cell office:value-type="float" office:value="-0.00335983" calcext:value-type="float">
            <text:p>-0.00335983</text:p>
          </table:table-cell>
          <table:table-cell office:value-type="float" office:value="0.06599197" calcext:value-type="float">
            <text:p>0.06599197</text:p>
          </table:table-cell>
          <table:table-cell office:value-type="float" office:value="-0.12194743" calcext:value-type="float">
            <text:p>-0.12194743</text:p>
          </table:table-cell>
          <table:table-cell table:number-columns-repeated="18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0.04804122" calcext:value-type="float">
            <text:p>0.04804122</text:p>
          </table:table-cell>
          <table:table-cell office:value-type="float" office:value="0.13494784" calcext:value-type="float">
            <text:p>0.13494784</text:p>
          </table:table-cell>
          <table:table-cell office:value-type="float" office:value="0.06838571" calcext:value-type="float">
            <text:p>0.06838571</text:p>
          </table:table-cell>
          <table:table-cell office:value-type="float" office:value="-0.00030061" calcext:value-type="float">
            <text:p>-0.00030061</text:p>
          </table:table-cell>
          <table:table-cell office:value-type="float" office:value="0.0640421" calcext:value-type="float">
            <text:p>0.0640421</text:p>
          </table:table-cell>
          <table:table-cell office:value-type="float" office:value="-0.14097117" calcext:value-type="float">
            <text:p>-0.14097117</text:p>
          </table:table-cell>
          <table:table-cell table:number-columns-repeated="18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0.0453667" calcext:value-type="float">
            <text:p>0.0453667</text:p>
          </table:table-cell>
          <table:table-cell office:value-type="float" office:value="0.11110957" calcext:value-type="float">
            <text:p>0.11110957</text:p>
          </table:table-cell>
          <table:table-cell office:value-type="float" office:value="0.07227378" calcext:value-type="float">
            <text:p>0.07227378</text:p>
          </table:table-cell>
          <table:table-cell office:value-type="float" office:value="-0.00212094" calcext:value-type="float">
            <text:p>-0.00212094</text:p>
          </table:table-cell>
          <table:table-cell office:value-type="float" office:value="0.06576689" calcext:value-type="float">
            <text:p>0.06576689</text:p>
          </table:table-cell>
          <table:table-cell office:value-type="float" office:value="-0.12261637" calcext:value-type="float">
            <text:p>-0.12261637</text:p>
          </table:table-cell>
          <table:table-cell table:number-columns-repeated="18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0.04705012" calcext:value-type="float">
            <text:p>0.04705012</text:p>
          </table:table-cell>
          <table:table-cell office:value-type="float" office:value="0.12633951" calcext:value-type="float">
            <text:p>0.12633951</text:p>
          </table:table-cell>
          <table:table-cell office:value-type="float" office:value="0.07899871" calcext:value-type="float">
            <text:p>0.07899871</text:p>
          </table:table-cell>
          <table:table-cell office:value-type="float" office:value="-0.00587088" calcext:value-type="float">
            <text:p>-0.00587088</text:p>
          </table:table-cell>
          <table:table-cell office:value-type="float" office:value="0.06700786" calcext:value-type="float">
            <text:p>0.06700786</text:p>
          </table:table-cell>
          <table:table-cell office:value-type="float" office:value="-0.13237272" calcext:value-type="float">
            <text:p>-0.13237272</text:p>
          </table:table-cell>
          <table:table-cell table:number-columns-repeated="18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0.05035948" calcext:value-type="float">
            <text:p>0.05035948</text:p>
          </table:table-cell>
          <table:table-cell office:value-type="float" office:value="0.1394352" calcext:value-type="float">
            <text:p>0.1394352</text:p>
          </table:table-cell>
          <table:table-cell office:value-type="float" office:value="0.07779454" calcext:value-type="float">
            <text:p>0.07779454</text:p>
          </table:table-cell>
          <table:table-cell office:value-type="float" office:value="-0.00567423" calcext:value-type="float">
            <text:p>-0.00567423</text:p>
          </table:table-cell>
          <table:table-cell office:value-type="float" office:value="0.07075174" calcext:value-type="float">
            <text:p>0.07075174</text:p>
          </table:table-cell>
          <table:table-cell office:value-type="float" office:value="-0.14385144" calcext:value-type="float">
            <text:p>-0.14385144</text:p>
          </table:table-cell>
          <table:table-cell table:number-columns-repeated="18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0.05750973" calcext:value-type="float">
            <text:p>0.05750973</text:p>
          </table:table-cell>
          <table:table-cell office:value-type="float" office:value="0.14303464" calcext:value-type="float">
            <text:p>0.14303464</text:p>
          </table:table-cell>
          <table:table-cell office:value-type="float" office:value="0.0715022" calcext:value-type="float">
            <text:p>0.0715022</text:p>
          </table:table-cell>
          <table:table-cell office:value-type="float" office:value="-0.01067333" calcext:value-type="float">
            <text:p>-0.01067333</text:p>
          </table:table-cell>
          <table:table-cell office:value-type="float" office:value="0.07144878" calcext:value-type="float">
            <text:p>0.07144878</text:p>
          </table:table-cell>
          <table:table-cell office:value-type="float" office:value="-0.14538223" calcext:value-type="float">
            <text:p>-0.14538223</text:p>
          </table:table-cell>
          <table:table-cell table:number-columns-repeated="18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0.05944926" calcext:value-type="float">
            <text:p>0.05944926</text:p>
          </table:table-cell>
          <table:table-cell office:value-type="float" office:value="0.14382322" calcext:value-type="float">
            <text:p>0.14382322</text:p>
          </table:table-cell>
          <table:table-cell office:value-type="float" office:value="0.07055989" calcext:value-type="float">
            <text:p>0.07055989</text:p>
          </table:table-cell>
          <table:table-cell office:value-type="float" office:value="-0.00457112" calcext:value-type="float">
            <text:p>-0.00457112</text:p>
          </table:table-cell>
          <table:table-cell office:value-type="float" office:value="0.06653311" calcext:value-type="float">
            <text:p>0.06653311</text:p>
          </table:table-cell>
          <table:table-cell office:value-type="float" office:value="-0.15250379" calcext:value-type="float">
            <text:p>-0.15250379</text:p>
          </table:table-cell>
          <table:table-cell table:number-columns-repeated="18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0.05551909" calcext:value-type="float">
            <text:p>0.05551909</text:p>
          </table:table-cell>
          <table:table-cell office:value-type="float" office:value="0.11133616" calcext:value-type="float">
            <text:p>0.11133616</text:p>
          </table:table-cell>
          <table:table-cell office:value-type="float" office:value="0.06403477" calcext:value-type="float">
            <text:p>0.06403477</text:p>
          </table:table-cell>
          <table:table-cell office:value-type="float" office:value="-0.00328675" calcext:value-type="float">
            <text:p>-0.00328675</text:p>
          </table:table-cell>
          <table:table-cell office:value-type="float" office:value="0.0658503" calcext:value-type="float">
            <text:p>0.0658503</text:p>
          </table:table-cell>
          <table:table-cell office:value-type="float" office:value="-0.139208" calcext:value-type="float">
            <text:p>-0.139208</text:p>
          </table:table-cell>
          <table:table-cell table:number-columns-repeated="18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0.0521482" calcext:value-type="float">
            <text:p>0.0521482</text:p>
          </table:table-cell>
          <table:table-cell office:value-type="float" office:value="0.11649923" calcext:value-type="float">
            <text:p>0.11649923</text:p>
          </table:table-cell>
          <table:table-cell office:value-type="float" office:value="0.06250113" calcext:value-type="float">
            <text:p>0.06250113</text:p>
          </table:table-cell>
          <table:table-cell office:value-type="float" office:value="-0.00439436" calcext:value-type="float">
            <text:p>-0.00439436</text:p>
          </table:table-cell>
          <table:table-cell office:value-type="float" office:value="0.0645658" calcext:value-type="float">
            <text:p>0.0645658</text:p>
          </table:table-cell>
          <table:table-cell office:value-type="float" office:value="-0.1249295" calcext:value-type="float">
            <text:p>-0.1249295</text:p>
          </table:table-cell>
          <table:table-cell table:number-columns-repeated="18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0.04433269" calcext:value-type="float">
            <text:p>0.04433269</text:p>
          </table:table-cell>
          <table:table-cell office:value-type="float" office:value="0.10479624" calcext:value-type="float">
            <text:p>0.10479624</text:p>
          </table:table-cell>
          <table:table-cell office:value-type="float" office:value="0.06975634" calcext:value-type="float">
            <text:p>0.06975634</text:p>
          </table:table-cell>
          <table:table-cell office:value-type="float" office:value="0.00158365" calcext:value-type="float">
            <text:p>0.00158365</text:p>
          </table:table-cell>
          <table:table-cell office:value-type="float" office:value="0.06727087" calcext:value-type="float">
            <text:p>0.06727087</text:p>
          </table:table-cell>
          <table:table-cell office:value-type="float" office:value="-0.14121613" calcext:value-type="float">
            <text:p>-0.14121613</text:p>
          </table:table-cell>
          <table:table-cell table:number-columns-repeated="18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0.0421223" calcext:value-type="float">
            <text:p>0.0421223</text:p>
          </table:table-cell>
          <table:table-cell office:value-type="float" office:value="0.10345954" calcext:value-type="float">
            <text:p>0.10345954</text:p>
          </table:table-cell>
          <table:table-cell office:value-type="float" office:value="0.07172934" calcext:value-type="float">
            <text:p>0.07172934</text:p>
          </table:table-cell>
          <table:table-cell office:value-type="float" office:value="-0.00303581" calcext:value-type="float">
            <text:p>-0.00303581</text:p>
          </table:table-cell>
          <table:table-cell office:value-type="float" office:value="0.07803129" calcext:value-type="float">
            <text:p>0.07803129</text:p>
          </table:table-cell>
          <table:table-cell office:value-type="float" office:value="-0.14762804" calcext:value-type="float">
            <text:p>-0.14762804</text:p>
          </table:table-cell>
          <table:table-cell table:number-columns-repeated="18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0.04693297" calcext:value-type="float">
            <text:p>0.04693297</text:p>
          </table:table-cell>
          <table:table-cell office:value-type="float" office:value="0.1489549" calcext:value-type="float">
            <text:p>0.1489549</text:p>
          </table:table-cell>
          <table:table-cell office:value-type="float" office:value="0.07643683" calcext:value-type="float">
            <text:p>0.07643683</text:p>
          </table:table-cell>
          <table:table-cell office:value-type="float" office:value="-0.00700901" calcext:value-type="float">
            <text:p>-0.00700901</text:p>
          </table:table-cell>
          <table:table-cell office:value-type="float" office:value="0.07991183" calcext:value-type="float">
            <text:p>0.07991183</text:p>
          </table:table-cell>
          <table:table-cell office:value-type="float" office:value="-0.17735903" calcext:value-type="float">
            <text:p>-0.17735903</text:p>
          </table:table-cell>
          <table:table-cell table:number-columns-repeated="18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0.0498656" calcext:value-type="float">
            <text:p>0.0498656</text:p>
          </table:table-cell>
          <table:table-cell office:value-type="float" office:value="0.13520057" calcext:value-type="float">
            <text:p>0.13520057</text:p>
          </table:table-cell>
          <table:table-cell office:value-type="float" office:value="0.07974348" calcext:value-type="float">
            <text:p>0.07974348</text:p>
          </table:table-cell>
          <table:table-cell office:value-type="float" office:value="-0.00468029" calcext:value-type="float">
            <text:p>-0.00468029</text:p>
          </table:table-cell>
          <table:table-cell office:value-type="float" office:value="0.08632955" calcext:value-type="float">
            <text:p>0.08632955</text:p>
          </table:table-cell>
          <table:table-cell office:value-type="float" office:value="-0.24086915" calcext:value-type="float">
            <text:p>-0.24086915</text:p>
          </table:table-cell>
          <table:table-cell table:number-columns-repeated="18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0.05788683" calcext:value-type="float">
            <text:p>0.05788683</text:p>
          </table:table-cell>
          <table:table-cell office:value-type="float" office:value="0.14354189" calcext:value-type="float">
            <text:p>0.14354189</text:p>
          </table:table-cell>
          <table:table-cell office:value-type="float" office:value="0.0740518" calcext:value-type="float">
            <text:p>0.0740518</text:p>
          </table:table-cell>
          <table:table-cell office:value-type="float" office:value="-0.01021032" calcext:value-type="float">
            <text:p>-0.01021032</text:p>
          </table:table-cell>
          <table:table-cell office:value-type="float" office:value="0.0890956" calcext:value-type="float">
            <text:p>0.0890956</text:p>
          </table:table-cell>
          <table:table-cell office:value-type="float" office:value="-0.20446756" calcext:value-type="float">
            <text:p>-0.20446756</text:p>
          </table:table-cell>
          <table:table-cell table:number-columns-repeated="18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0.06069736" calcext:value-type="float">
            <text:p>0.06069736</text:p>
          </table:table-cell>
          <table:table-cell office:value-type="float" office:value="0.15115012" calcext:value-type="float">
            <text:p>0.15115012</text:p>
          </table:table-cell>
          <table:table-cell office:value-type="float" office:value="0.07439969" calcext:value-type="float">
            <text:p>0.07439969</text:p>
          </table:table-cell>
          <table:table-cell office:value-type="float" office:value="-0.00847999" calcext:value-type="float">
            <text:p>-0.00847999</text:p>
          </table:table-cell>
          <table:table-cell office:value-type="float" office:value="0.08319679" calcext:value-type="float">
            <text:p>0.08319679</text:p>
          </table:table-cell>
          <table:table-cell office:value-type="float" office:value="-0.28279176" calcext:value-type="float">
            <text:p>-0.28279176</text:p>
          </table:table-cell>
          <table:table-cell table:number-columns-repeated="18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0.05507259" calcext:value-type="float">
            <text:p>0.05507259</text:p>
          </table:table-cell>
          <table:table-cell office:value-type="float" office:value="0.10706817" calcext:value-type="float">
            <text:p>0.10706817</text:p>
          </table:table-cell>
          <table:table-cell office:value-type="float" office:value="0.07031893" calcext:value-type="float">
            <text:p>0.07031893</text:p>
          </table:table-cell>
          <table:table-cell office:value-type="float" office:value="-0.003769" calcext:value-type="float">
            <text:p>-0.003769</text:p>
          </table:table-cell>
          <table:table-cell office:value-type="float" office:value="0.08236952" calcext:value-type="float">
            <text:p>0.08236952</text:p>
          </table:table-cell>
          <table:table-cell office:value-type="float" office:value="-0.22158068" calcext:value-type="float">
            <text:p>-0.22158068</text:p>
          </table:table-cell>
          <table:table-cell table:number-columns-repeated="18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0.05307612" calcext:value-type="float">
            <text:p>0.05307612</text:p>
          </table:table-cell>
          <table:table-cell office:value-type="float" office:value="0.11669324" calcext:value-type="float">
            <text:p>0.11669324</text:p>
          </table:table-cell>
          <table:table-cell office:value-type="float" office:value="0.06699026" calcext:value-type="float">
            <text:p>0.06699026</text:p>
          </table:table-cell>
          <table:table-cell office:value-type="float" office:value="-0.00799418" calcext:value-type="float">
            <text:p>-0.00799418</text:p>
          </table:table-cell>
          <table:table-cell office:value-type="float" office:value="0.0803801" calcext:value-type="float">
            <text:p>0.0803801</text:p>
          </table:table-cell>
          <table:table-cell office:value-type="float" office:value="-0.19766177" calcext:value-type="float">
            <text:p>-0.19766177</text:p>
          </table:table-cell>
          <table:table-cell table:number-columns-repeated="18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0.04474437" calcext:value-type="float">
            <text:p>0.04474437</text:p>
          </table:table-cell>
          <table:table-cell office:value-type="float" office:value="0.11022436" calcext:value-type="float">
            <text:p>0.11022436</text:p>
          </table:table-cell>
          <table:table-cell office:value-type="float" office:value="0.0712421" calcext:value-type="float">
            <text:p>0.0712421</text:p>
          </table:table-cell>
          <table:table-cell office:value-type="float" office:value="-0.00149442" calcext:value-type="float">
            <text:p>-0.00149442</text:p>
          </table:table-cell>
          <table:table-cell office:value-type="float" office:value="0.08015034" calcext:value-type="float">
            <text:p>0.08015034</text:p>
          </table:table-cell>
          <table:table-cell office:value-type="float" office:value="-0.2170611" calcext:value-type="float">
            <text:p>-0.2170611</text:p>
          </table:table-cell>
          <table:table-cell table:number-columns-repeated="18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0.04218256" calcext:value-type="float">
            <text:p>0.04218256</text:p>
          </table:table-cell>
          <table:table-cell office:value-type="float" office:value="0.09729126" calcext:value-type="float">
            <text:p>0.09729126</text:p>
          </table:table-cell>
          <table:table-cell office:value-type="float" office:value="0.0722478" calcext:value-type="float">
            <text:p>0.0722478</text:p>
          </table:table-cell>
          <table:table-cell office:value-type="float" office:value="-0.00435758" calcext:value-type="float">
            <text:p>-0.00435758</text:p>
          </table:table-cell>
          <table:table-cell office:value-type="float" office:value="0.08692706" calcext:value-type="float">
            <text:p>0.08692706</text:p>
          </table:table-cell>
          <table:table-cell office:value-type="float" office:value="-0.20386188" calcext:value-type="float">
            <text:p>-0.20386188</text:p>
          </table:table-cell>
          <table:table-cell table:number-columns-repeated="18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0.04593667" calcext:value-type="float">
            <text:p>0.04593667</text:p>
          </table:table-cell>
          <table:table-cell office:value-type="float" office:value="0.15176542" calcext:value-type="float">
            <text:p>0.15176542</text:p>
          </table:table-cell>
          <table:table-cell office:value-type="float" office:value="0.06868978" calcext:value-type="float">
            <text:p>0.06868978</text:p>
          </table:table-cell>
          <table:table-cell office:value-type="float" office:value="-0.00656078" calcext:value-type="float">
            <text:p>-0.00656078</text:p>
          </table:table-cell>
          <table:table-cell office:value-type="float" office:value="0.09069698" calcext:value-type="float">
            <text:p>0.09069698</text:p>
          </table:table-cell>
          <table:table-cell office:value-type="float" office:value="-0.2362121" calcext:value-type="float">
            <text:p>-0.2362121</text:p>
          </table:table-cell>
          <table:table-cell table:number-columns-repeated="18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0.04955948" calcext:value-type="float">
            <text:p>0.04955948</text:p>
          </table:table-cell>
          <table:table-cell office:value-type="float" office:value="0.13129562" calcext:value-type="float">
            <text:p>0.13129562</text:p>
          </table:table-cell>
          <table:table-cell office:value-type="float" office:value="0.07231988" calcext:value-type="float">
            <text:p>0.07231988</text:p>
          </table:table-cell>
          <table:table-cell office:value-type="float" office:value="-0.00483769" calcext:value-type="float">
            <text:p>-0.00483769</text:p>
          </table:table-cell>
          <table:table-cell office:value-type="float" office:value="0.09381715" calcext:value-type="float">
            <text:p>0.09381715</text:p>
          </table:table-cell>
          <table:table-cell office:value-type="float" office:value="-0.29152796" calcext:value-type="float">
            <text:p>-0.29152796</text:p>
          </table:table-cell>
          <table:table-cell table:number-columns-repeated="18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0.0571795" calcext:value-type="float">
            <text:p>0.0571795</text:p>
          </table:table-cell>
          <table:table-cell office:value-type="float" office:value="0.14859319" calcext:value-type="float">
            <text:p>0.14859319</text:p>
          </table:table-cell>
          <table:table-cell office:value-type="float" office:value="0.07665679" calcext:value-type="float">
            <text:p>0.07665679</text:p>
          </table:table-cell>
          <table:table-cell office:value-type="float" office:value="-0.00320793" calcext:value-type="float">
            <text:p>-0.00320793</text:p>
          </table:table-cell>
          <table:table-cell office:value-type="float" office:value="0.09247793" calcext:value-type="float">
            <text:p>0.09247793</text:p>
          </table:table-cell>
          <table:table-cell office:value-type="float" office:value="-0.27313909" calcext:value-type="float">
            <text:p>-0.27313909</text:p>
          </table:table-cell>
          <table:table-cell table:number-columns-repeated="18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0.05997683" calcext:value-type="float">
            <text:p>0.05997683</text:p>
          </table:table-cell>
          <table:table-cell office:value-type="float" office:value="0.14425282" calcext:value-type="float">
            <text:p>0.14425282</text:p>
          </table:table-cell>
          <table:table-cell office:value-type="float" office:value="0.07402663" calcext:value-type="float">
            <text:p>0.07402663</text:p>
          </table:table-cell>
          <table:table-cell office:value-type="float" office:value="-0.00849437" calcext:value-type="float">
            <text:p>-0.00849437</text:p>
          </table:table-cell>
          <table:table-cell office:value-type="float" office:value="0.08721636" calcext:value-type="float">
            <text:p>0.08721636</text:p>
          </table:table-cell>
          <table:table-cell office:value-type="float" office:value="-0.30051136" calcext:value-type="float">
            <text:p>-0.30051136</text:p>
          </table:table-cell>
          <table:table-cell table:number-columns-repeated="18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0.05463849" calcext:value-type="float">
            <text:p>0.05463849</text:p>
          </table:table-cell>
          <table:table-cell office:value-type="float" office:value="0.11046942" calcext:value-type="float">
            <text:p>0.11046942</text:p>
          </table:table-cell>
          <table:table-cell office:value-type="float" office:value="0.07410207" calcext:value-type="float">
            <text:p>0.07410207</text:p>
          </table:table-cell>
          <table:table-cell office:value-type="float" office:value="-0.00783275" calcext:value-type="float">
            <text:p>-0.00783275</text:p>
          </table:table-cell>
          <table:table-cell office:value-type="float" office:value="0.08745258" calcext:value-type="float">
            <text:p>0.08745258</text:p>
          </table:table-cell>
          <table:table-cell office:value-type="float" office:value="-0.25072497" calcext:value-type="float">
            <text:p>-0.25072497</text:p>
          </table:table-cell>
          <table:table-cell table:number-columns-repeated="18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0.04974884" calcext:value-type="float">
            <text:p>0.04974884</text:p>
          </table:table-cell>
          <table:table-cell office:value-type="float" office:value="0.10945461" calcext:value-type="float">
            <text:p>0.10945461</text:p>
          </table:table-cell>
          <table:table-cell office:value-type="float" office:value="0.07094461" calcext:value-type="float">
            <text:p>0.07094461</text:p>
          </table:table-cell>
          <table:table-cell office:value-type="float" office:value="-0.00478489" calcext:value-type="float">
            <text:p>-0.00478489</text:p>
          </table:table-cell>
          <table:table-cell office:value-type="float" office:value="0.08365797" calcext:value-type="float">
            <text:p>0.08365797</text:p>
          </table:table-cell>
          <table:table-cell office:value-type="float" office:value="-0.22338144" calcext:value-type="float">
            <text:p>-0.22338144</text:p>
          </table:table-cell>
          <table:table-cell table:number-columns-repeated="18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0.04251889" calcext:value-type="float">
            <text:p>0.04251889</text:p>
          </table:table-cell>
          <table:table-cell office:value-type="float" office:value="0.10719908" calcext:value-type="float">
            <text:p>0.10719908</text:p>
          </table:table-cell>
          <table:table-cell office:value-type="float" office:value="0.06715651" calcext:value-type="float">
            <text:p>0.06715651</text:p>
          </table:table-cell>
          <table:table-cell office:value-type="float" office:value="-0.00702763" calcext:value-type="float">
            <text:p>-0.00702763</text:p>
          </table:table-cell>
          <table:table-cell office:value-type="float" office:value="0.08269758" calcext:value-type="float">
            <text:p>0.08269758</text:p>
          </table:table-cell>
          <table:table-cell office:value-type="float" office:value="-0.24582084" calcext:value-type="float">
            <text:p>-0.24582084</text:p>
          </table:table-cell>
          <table:table-cell table:number-columns-repeated="18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0.04148789" calcext:value-type="float">
            <text:p>0.04148789</text:p>
          </table:table-cell>
          <table:table-cell office:value-type="float" office:value="0.10803018" calcext:value-type="float">
            <text:p>0.10803018</text:p>
          </table:table-cell>
          <table:table-cell office:value-type="float" office:value="0.06984372" calcext:value-type="float">
            <text:p>0.06984372</text:p>
          </table:table-cell>
          <table:table-cell office:value-type="float" office:value="-0.0026846" calcext:value-type="float">
            <text:p>-0.0026846</text:p>
          </table:table-cell>
          <table:table-cell office:value-type="float" office:value="0.08960715" calcext:value-type="float">
            <text:p>0.08960715</text:p>
          </table:table-cell>
          <table:table-cell office:value-type="float" office:value="-0.21049902" calcext:value-type="float">
            <text:p>-0.21049902</text:p>
          </table:table-cell>
          <table:table-cell table:number-columns-repeated="18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0.04809424" calcext:value-type="float">
            <text:p>0.04809424</text:p>
          </table:table-cell>
          <table:table-cell office:value-type="float" office:value="0.15731828" calcext:value-type="float">
            <text:p>0.15731828</text:p>
          </table:table-cell>
          <table:table-cell office:value-type="float" office:value="0.06640133" calcext:value-type="float">
            <text:p>0.06640133</text:p>
          </table:table-cell>
          <table:table-cell office:value-type="float" office:value="-0.00298849" calcext:value-type="float">
            <text:p>-0.00298849</text:p>
          </table:table-cell>
          <table:table-cell office:value-type="float" office:value="0.0895405" calcext:value-type="float">
            <text:p>0.0895405</text:p>
          </table:table-cell>
          <table:table-cell office:value-type="float" office:value="-0.24382874" calcext:value-type="float">
            <text:p>-0.24382874</text:p>
          </table:table-cell>
          <table:table-cell table:number-columns-repeated="18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0.05131038" calcext:value-type="float">
            <text:p>0.05131038</text:p>
          </table:table-cell>
          <table:table-cell office:value-type="float" office:value="0.14079545" calcext:value-type="float">
            <text:p>0.14079545</text:p>
          </table:table-cell>
          <table:table-cell office:value-type="float" office:value="0.06820222" calcext:value-type="float">
            <text:p>0.06820222</text:p>
          </table:table-cell>
          <table:table-cell office:value-type="float" office:value="-0.00573945" calcext:value-type="float">
            <text:p>-0.00573945</text:p>
          </table:table-cell>
          <table:table-cell office:value-type="float" office:value="0.09313468" calcext:value-type="float">
            <text:p>0.09313468</text:p>
          </table:table-cell>
          <table:table-cell office:value-type="float" office:value="-0.29583457" calcext:value-type="float">
            <text:p>-0.29583457</text:p>
          </table:table-cell>
          <table:table-cell table:number-columns-repeated="18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0.06039363" calcext:value-type="float">
            <text:p>0.06039363</text:p>
          </table:table-cell>
          <table:table-cell office:value-type="float" office:value="0.14506544" calcext:value-type="float">
            <text:p>0.14506544</text:p>
          </table:table-cell>
          <table:table-cell office:value-type="float" office:value="0.07473467" calcext:value-type="float">
            <text:p>0.07473467</text:p>
          </table:table-cell>
          <table:table-cell office:value-type="float" office:value="-0.0004961" calcext:value-type="float">
            <text:p>-0.0004961</text:p>
          </table:table-cell>
          <table:table-cell office:value-type="float" office:value="0.09565704" calcext:value-type="float">
            <text:p>0.09565704</text:p>
          </table:table-cell>
          <table:table-cell office:value-type="float" office:value="-0.25011209" calcext:value-type="float">
            <text:p>-0.25011209</text:p>
          </table:table-cell>
          <table:table-cell table:number-columns-repeated="18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0.06240313" calcext:value-type="float">
            <text:p>0.06240313</text:p>
          </table:table-cell>
          <table:table-cell office:value-type="float" office:value="0.15503532" calcext:value-type="float">
            <text:p>0.15503532</text:p>
          </table:table-cell>
          <table:table-cell office:value-type="float" office:value="0.07635225" calcext:value-type="float">
            <text:p>0.07635225</text:p>
          </table:table-cell>
          <table:table-cell office:value-type="float" office:value="-0.00705143" calcext:value-type="float">
            <text:p>-0.00705143</text:p>
          </table:table-cell>
          <table:table-cell office:value-type="float" office:value="0.08990496" calcext:value-type="float">
            <text:p>0.08990496</text:p>
          </table:table-cell>
          <table:table-cell office:value-type="float" office:value="-0.31746975" calcext:value-type="float">
            <text:p>-0.31746975</text:p>
          </table:table-cell>
          <table:table-cell table:number-columns-repeated="18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0.05495026" calcext:value-type="float">
            <text:p>0.05495026</text:p>
          </table:table-cell>
          <table:table-cell office:value-type="float" office:value="0.10170577" calcext:value-type="float">
            <text:p>0.10170577</text:p>
          </table:table-cell>
          <table:table-cell office:value-type="float" office:value="0.07962769" calcext:value-type="float">
            <text:p>0.07962769</text:p>
          </table:table-cell>
          <table:table-cell office:value-type="float" office:value="-0.0083463" calcext:value-type="float">
            <text:p>-0.0083463</text:p>
          </table:table-cell>
          <table:table-cell office:value-type="float" office:value="0.09043375" calcext:value-type="float">
            <text:p>0.09043375</text:p>
          </table:table-cell>
          <table:table-cell office:value-type="float" office:value="-0.27748621" calcext:value-type="float">
            <text:p>-0.27748621</text:p>
          </table:table-cell>
          <table:table-cell table:number-columns-repeated="18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0.05215399" calcext:value-type="float">
            <text:p>0.05215399</text:p>
          </table:table-cell>
          <table:table-cell office:value-type="float" office:value="0.11693676" calcext:value-type="float">
            <text:p>0.11693676</text:p>
          </table:table-cell>
          <table:table-cell office:value-type="float" office:value="0.07769741" calcext:value-type="float">
            <text:p>0.07769741</text:p>
          </table:table-cell>
          <table:table-cell office:value-type="float" office:value="-0.00750217" calcext:value-type="float">
            <text:p>-0.00750217</text:p>
          </table:table-cell>
          <table:table-cell office:value-type="float" office:value="0.08975682" calcext:value-type="float">
            <text:p>0.08975682</text:p>
          </table:table-cell>
          <table:table-cell office:value-type="float" office:value="-0.23648052" calcext:value-type="float">
            <text:p>-0.23648052</text:p>
          </table:table-cell>
          <table:table-cell table:number-columns-repeated="18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04565762" calcext:value-type="float">
            <text:p>0.04565762</text:p>
          </table:table-cell>
          <table:table-cell office:value-type="float" office:value="0.11533653" calcext:value-type="float">
            <text:p>0.11533653</text:p>
          </table:table-cell>
          <table:table-cell office:value-type="float" office:value="0.06881746" calcext:value-type="float">
            <text:p>0.06881746</text:p>
          </table:table-cell>
          <table:table-cell office:value-type="float" office:value="-0.01002253" calcext:value-type="float">
            <text:p>-0.01002253</text:p>
          </table:table-cell>
          <table:table-cell office:value-type="float" office:value="0.08412721" calcext:value-type="float">
            <text:p>0.08412721</text:p>
          </table:table-cell>
          <table:table-cell office:value-type="float" office:value="-0.27156627" calcext:value-type="float">
            <text:p>-0.27156627</text:p>
          </table:table-cell>
          <table:table-cell table:number-columns-repeated="18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0.03981365" calcext:value-type="float">
            <text:p>0.03981365</text:p>
          </table:table-cell>
          <table:table-cell office:value-type="float" office:value="0.09446585" calcext:value-type="float">
            <text:p>0.09446585</text:p>
          </table:table-cell>
          <table:table-cell office:value-type="float" office:value="0.06757206" calcext:value-type="float">
            <text:p>0.06757206</text:p>
          </table:table-cell>
          <table:table-cell office:value-type="float" office:value="-0.00536586" calcext:value-type="float">
            <text:p>-0.00536586</text:p>
          </table:table-cell>
          <table:table-cell office:value-type="float" office:value="0.08727665" calcext:value-type="float">
            <text:p>0.08727665</text:p>
          </table:table-cell>
          <table:table-cell office:value-type="float" office:value="-0.23251089" calcext:value-type="float">
            <text:p>-0.23251089</text:p>
          </table:table-cell>
          <table:table-cell table:number-columns-repeated="18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0.04210632" calcext:value-type="float">
            <text:p>0.04210632</text:p>
          </table:table-cell>
          <table:table-cell office:value-type="float" office:value="0.13178548" calcext:value-type="float">
            <text:p>0.13178548</text:p>
          </table:table-cell>
          <table:table-cell office:value-type="float" office:value="0.06208148" calcext:value-type="float">
            <text:p>0.06208148</text:p>
          </table:table-cell>
          <table:table-cell office:value-type="float" office:value="-0.00128823" calcext:value-type="float">
            <text:p>-0.00128823</text:p>
          </table:table-cell>
          <table:table-cell office:value-type="float" office:value="0.08726434" calcext:value-type="float">
            <text:p>0.08726434</text:p>
          </table:table-cell>
          <table:table-cell office:value-type="float" office:value="-0.21389711" calcext:value-type="float">
            <text:p>-0.21389711</text:p>
          </table:table-cell>
          <table:table-cell table:number-columns-repeated="18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0.04911314" calcext:value-type="float">
            <text:p>0.04911314</text:p>
          </table:table-cell>
          <table:table-cell office:value-type="float" office:value="0.15155046" calcext:value-type="float">
            <text:p>0.15155046</text:p>
          </table:table-cell>
          <table:table-cell office:value-type="float" office:value="0.06303884" calcext:value-type="float">
            <text:p>0.06303884</text:p>
          </table:table-cell>
          <table:table-cell office:value-type="float" office:value="-0.00453338" calcext:value-type="float">
            <text:p>-0.00453338</text:p>
          </table:table-cell>
          <table:table-cell office:value-type="float" office:value="0.08747375" calcext:value-type="float">
            <text:p>0.08747375</text:p>
          </table:table-cell>
          <table:table-cell office:value-type="float" office:value="-0.27407795" calcext:value-type="float">
            <text:p>-0.27407795</text:p>
          </table:table-cell>
          <table:table-cell table:number-columns-repeated="18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0.06042226" calcext:value-type="float">
            <text:p>0.06042226</text:p>
          </table:table-cell>
          <table:table-cell office:value-type="float" office:value="0.16396025" calcext:value-type="float">
            <text:p>0.16396025</text:p>
          </table:table-cell>
          <table:table-cell office:value-type="float" office:value="0.07267983" calcext:value-type="float">
            <text:p>0.07267983</text:p>
          </table:table-cell>
          <table:table-cell office:value-type="float" office:value="0.00223839" calcext:value-type="float">
            <text:p>0.00223839</text:p>
          </table:table-cell>
          <table:table-cell office:value-type="float" office:value="0.09331594" calcext:value-type="float">
            <text:p>0.09331594</text:p>
          </table:table-cell>
          <table:table-cell office:value-type="float" office:value="-0.23662744" calcext:value-type="float">
            <text:p>-0.23662744</text:p>
          </table:table-cell>
          <table:table-cell table:number-columns-repeated="18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0.06188198" calcext:value-type="float">
            <text:p>0.06188198</text:p>
          </table:table-cell>
          <table:table-cell office:value-type="float" office:value="0.14562498" calcext:value-type="float">
            <text:p>0.14562498</text:p>
          </table:table-cell>
          <table:table-cell office:value-type="float" office:value="0.07541163" calcext:value-type="float">
            <text:p>0.07541163</text:p>
          </table:table-cell>
          <table:table-cell office:value-type="float" office:value="-0.00495266" calcext:value-type="float">
            <text:p>-0.00495266</text:p>
          </table:table-cell>
          <table:table-cell office:value-type="float" office:value="0.09118164" calcext:value-type="float">
            <text:p>0.09118164</text:p>
          </table:table-cell>
          <table:table-cell office:value-type="float" office:value="-0.26948223" calcext:value-type="float">
            <text:p>-0.26948223</text:p>
          </table:table-cell>
          <table:table-cell table:number-columns-repeated="18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0.05737132" calcext:value-type="float">
            <text:p>0.05737132</text:p>
          </table:table-cell>
          <table:table-cell office:value-type="float" office:value="0.10805816" calcext:value-type="float">
            <text:p>0.10805816</text:p>
          </table:table-cell>
          <table:table-cell office:value-type="float" office:value="0.07909346" calcext:value-type="float">
            <text:p>0.07909346</text:p>
          </table:table-cell>
          <table:table-cell office:value-type="float" office:value="-0.00901676" calcext:value-type="float">
            <text:p>-0.00901676</text:p>
          </table:table-cell>
          <table:table-cell office:value-type="float" office:value="0.09010631" calcext:value-type="float">
            <text:p>0.09010631</text:p>
          </table:table-cell>
          <table:table-cell office:value-type="float" office:value="-0.3050687" calcext:value-type="float">
            <text:p>-0.3050687</text:p>
          </table:table-cell>
          <table:table-cell table:number-columns-repeated="18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0.05194709" calcext:value-type="float">
            <text:p>0.05194709</text:p>
          </table:table-cell>
          <table:table-cell office:value-type="float" office:value="0.11721978" calcext:value-type="float">
            <text:p>0.11721978</text:p>
          </table:table-cell>
          <table:table-cell office:value-type="float" office:value="0.08129692" calcext:value-type="float">
            <text:p>0.08129692</text:p>
          </table:table-cell>
          <table:table-cell office:value-type="float" office:value="-0.00696175" calcext:value-type="float">
            <text:p>-0.00696175</text:p>
          </table:table-cell>
          <table:table-cell office:value-type="float" office:value="0.09203944" calcext:value-type="float">
            <text:p>0.09203944</text:p>
          </table:table-cell>
          <table:table-cell office:value-type="float" office:value="-0.24568816" calcext:value-type="float">
            <text:p>-0.24568816</text:p>
          </table:table-cell>
          <table:table-cell table:number-columns-repeated="18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0.04704498" calcext:value-type="float">
            <text:p>0.04704498</text:p>
          </table:table-cell>
          <table:table-cell office:value-type="float" office:value="0.10862541" calcext:value-type="float">
            <text:p>0.10862541</text:p>
          </table:table-cell>
          <table:table-cell office:value-type="float" office:value="0.07275886" calcext:value-type="float">
            <text:p>0.07275886</text:p>
          </table:table-cell>
          <table:table-cell office:value-type="float" office:value="-0.01090419" calcext:value-type="float">
            <text:p>-0.01090419</text:p>
          </table:table-cell>
          <table:table-cell office:value-type="float" office:value="0.08774809" calcext:value-type="float">
            <text:p>0.08774809</text:p>
          </table:table-cell>
          <table:table-cell office:value-type="float" office:value="-0.27287185" calcext:value-type="float">
            <text:p>-0.27287185</text:p>
          </table:table-cell>
          <table:table-cell table:number-columns-repeated="18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0.04248564" calcext:value-type="float">
            <text:p>0.04248564</text:p>
          </table:table-cell>
          <table:table-cell office:value-type="float" office:value="0.11184195" calcext:value-type="float">
            <text:p>0.11184195</text:p>
          </table:table-cell>
          <table:table-cell office:value-type="float" office:value="0.07145956" calcext:value-type="float">
            <text:p>0.07145956</text:p>
          </table:table-cell>
          <table:table-cell office:value-type="float" office:value="-0.00904853" calcext:value-type="float">
            <text:p>-0.00904853</text:p>
          </table:table-cell>
          <table:table-cell office:value-type="float" office:value="0.09005304" calcext:value-type="float">
            <text:p>0.09005304</text:p>
          </table:table-cell>
          <table:table-cell office:value-type="float" office:value="-0.27225855" calcext:value-type="float">
            <text:p>-0.27225855</text:p>
          </table:table-cell>
          <table:table-cell table:number-columns-repeated="18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0.0425827" calcext:value-type="float">
            <text:p>0.0425827</text:p>
          </table:table-cell>
          <table:table-cell office:value-type="float" office:value="0.11716975" calcext:value-type="float">
            <text:p>0.11716975</text:p>
          </table:table-cell>
          <table:table-cell office:value-type="float" office:value="0.06838674" calcext:value-type="float">
            <text:p>0.06838674</text:p>
          </table:table-cell>
          <table:table-cell office:value-type="float" office:value="-0.002313" calcext:value-type="float">
            <text:p>-0.002313</text:p>
          </table:table-cell>
          <table:table-cell office:value-type="float" office:value="0.09300633" calcext:value-type="float">
            <text:p>0.09300633</text:p>
          </table:table-cell>
          <table:table-cell office:value-type="float" office:value="-0.23636015" calcext:value-type="float">
            <text:p>-0.23636015</text:p>
          </table:table-cell>
          <table:table-cell table:number-columns-repeated="18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0.04705292" calcext:value-type="float">
            <text:p>0.04705292</text:p>
          </table:table-cell>
          <table:table-cell office:value-type="float" office:value="0.14380874" calcext:value-type="float">
            <text:p>0.14380874</text:p>
          </table:table-cell>
          <table:table-cell office:value-type="float" office:value="0.06623875" calcext:value-type="float">
            <text:p>0.06623875</text:p>
          </table:table-cell>
          <table:table-cell office:value-type="float" office:value="-0.00722072" calcext:value-type="float">
            <text:p>-0.00722072</text:p>
          </table:table-cell>
          <table:table-cell office:value-type="float" office:value="0.09143913" calcext:value-type="float">
            <text:p>0.09143913</text:p>
          </table:table-cell>
          <table:table-cell office:value-type="float" office:value="-0.3063218" calcext:value-type="float">
            <text:p>-0.3063218</text:p>
          </table:table-cell>
          <table:table-cell table:number-columns-repeated="18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0.05322884" calcext:value-type="float">
            <text:p>0.05322884</text:p>
          </table:table-cell>
          <table:table-cell office:value-type="float" office:value="0.14556436" calcext:value-type="float">
            <text:p>0.14556436</text:p>
          </table:table-cell>
          <table:table-cell office:value-type="float" office:value="0.07216865" calcext:value-type="float">
            <text:p>0.07216865</text:p>
          </table:table-cell>
          <table:table-cell office:value-type="float" office:value="-0.00142461" calcext:value-type="float">
            <text:p>-0.00142461</text:p>
          </table:table-cell>
          <table:table-cell office:value-type="float" office:value="0.09635061" calcext:value-type="float">
            <text:p>0.09635061</text:p>
          </table:table-cell>
          <table:table-cell office:value-type="float" office:value="-0.28825969" calcext:value-type="float">
            <text:p>-0.28825969</text:p>
          </table:table-cell>
          <table:table-cell table:number-columns-repeated="18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0.05811398" calcext:value-type="float">
            <text:p>0.05811398</text:p>
          </table:table-cell>
          <table:table-cell office:value-type="float" office:value="0.14494146" calcext:value-type="float">
            <text:p>0.14494146</text:p>
          </table:table-cell>
          <table:table-cell office:value-type="float" office:value="0.07397468" calcext:value-type="float">
            <text:p>0.07397468</text:p>
          </table:table-cell>
          <table:table-cell office:value-type="float" office:value="-0.00449127" calcext:value-type="float">
            <text:p>-0.00449127</text:p>
          </table:table-cell>
          <table:table-cell office:value-type="float" office:value="0.09713142" calcext:value-type="float">
            <text:p>0.09713142</text:p>
          </table:table-cell>
          <table:table-cell office:value-type="float" office:value="-0.28543255" calcext:value-type="float">
            <text:p>-0.28543255</text:p>
          </table:table-cell>
          <table:table-cell table:number-columns-repeated="18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0.05635634" calcext:value-type="float">
            <text:p>0.05635634</text:p>
          </table:table-cell>
          <table:table-cell office:value-type="float" office:value="0.12511121" calcext:value-type="float">
            <text:p>0.12511121</text:p>
          </table:table-cell>
          <table:table-cell office:value-type="float" office:value="0.0773298" calcext:value-type="float">
            <text:p>0.0773298</text:p>
          </table:table-cell>
          <table:table-cell office:value-type="float" office:value="-0.00865568" calcext:value-type="float">
            <text:p>-0.00865568</text:p>
          </table:table-cell>
          <table:table-cell office:value-type="float" office:value="0.09250702" calcext:value-type="float">
            <text:p>0.09250702</text:p>
          </table:table-cell>
          <table:table-cell office:value-type="float" office:value="-0.35387415" calcext:value-type="float">
            <text:p>-0.35387415</text:p>
          </table:table-cell>
          <table:table-cell table:number-columns-repeated="18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0.05279386" calcext:value-type="float">
            <text:p>0.05279386</text:p>
          </table:table-cell>
          <table:table-cell office:value-type="float" office:value="0.11250069" calcext:value-type="float">
            <text:p>0.11250069</text:p>
          </table:table-cell>
          <table:table-cell office:value-type="float" office:value="0.07530702" calcext:value-type="float">
            <text:p>0.07530702</text:p>
          </table:table-cell>
          <table:table-cell office:value-type="float" office:value="-0.00590223" calcext:value-type="float">
            <text:p>-0.00590223</text:p>
          </table:table-cell>
          <table:table-cell office:value-type="float" office:value="0.09066836" calcext:value-type="float">
            <text:p>0.09066836</text:p>
          </table:table-cell>
          <table:table-cell office:value-type="float" office:value="-0.28217551" calcext:value-type="float">
            <text:p>-0.28217551</text:p>
          </table:table-cell>
          <table:table-cell table:number-columns-repeated="18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0.04639707" calcext:value-type="float">
            <text:p>0.04639707</text:p>
          </table:table-cell>
          <table:table-cell office:value-type="float" office:value="0.11113943" calcext:value-type="float">
            <text:p>0.11113943</text:p>
          </table:table-cell>
          <table:table-cell office:value-type="float" office:value="0.06938928" calcext:value-type="float">
            <text:p>0.06938928</text:p>
          </table:table-cell>
          <table:table-cell office:value-type="float" office:value="-0.00962381" calcext:value-type="float">
            <text:p>-0.00962381</text:p>
          </table:table-cell>
          <table:table-cell office:value-type="float" office:value="0.08614008" calcext:value-type="float">
            <text:p>0.08614008</text:p>
          </table:table-cell>
          <table:table-cell office:value-type="float" office:value="-0.25395572" calcext:value-type="float">
            <text:p>-0.25395572</text:p>
          </table:table-cell>
          <table:table-cell table:number-columns-repeated="18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0.04389111" calcext:value-type="float">
            <text:p>0.04389111</text:p>
          </table:table-cell>
          <table:table-cell office:value-type="float" office:value="0.10672884" calcext:value-type="float">
            <text:p>0.10672884</text:p>
          </table:table-cell>
          <table:table-cell office:value-type="float" office:value="0.07011929" calcext:value-type="float">
            <text:p>0.07011929</text:p>
          </table:table-cell>
          <table:table-cell office:value-type="float" office:value="-0.00458486" calcext:value-type="float">
            <text:p>-0.00458486</text:p>
          </table:table-cell>
          <table:table-cell office:value-type="float" office:value="0.08248439" calcext:value-type="float">
            <text:p>0.08248439</text:p>
          </table:table-cell>
          <table:table-cell office:value-type="float" office:value="-0.24744131" calcext:value-type="float">
            <text:p>-0.24744131</text:p>
          </table:table-cell>
          <table:table-cell table:number-columns-repeated="18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0.04632103" calcext:value-type="float">
            <text:p>0.04632103</text:p>
          </table:table-cell>
          <table:table-cell office:value-type="float" office:value="0.13597116" calcext:value-type="float">
            <text:p>0.13597116</text:p>
          </table:table-cell>
          <table:table-cell office:value-type="float" office:value="0.0659944" calcext:value-type="float">
            <text:p>0.0659944</text:p>
          </table:table-cell>
          <table:table-cell office:value-type="float" office:value="-0.00342083" calcext:value-type="float">
            <text:p>-0.00342083</text:p>
          </table:table-cell>
          <table:table-cell office:value-type="float" office:value="0.08700313" calcext:value-type="float">
            <text:p>0.08700313</text:p>
          </table:table-cell>
          <table:table-cell office:value-type="float" office:value="-0.21749231" calcext:value-type="float">
            <text:p>-0.21749231</text:p>
          </table:table-cell>
          <table:table-cell table:number-columns-repeated="18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0.04803058" calcext:value-type="float">
            <text:p>0.04803058</text:p>
          </table:table-cell>
          <table:table-cell office:value-type="float" office:value="0.12905937" calcext:value-type="float">
            <text:p>0.12905937</text:p>
          </table:table-cell>
          <table:table-cell office:value-type="float" office:value="0.06396324" calcext:value-type="float">
            <text:p>0.06396324</text:p>
          </table:table-cell>
          <table:table-cell office:value-type="float" office:value="-0.00571171" calcext:value-type="float">
            <text:p>-0.00571171</text:p>
          </table:table-cell>
          <table:table-cell office:value-type="float" office:value="0.08904967" calcext:value-type="float">
            <text:p>0.08904967</text:p>
          </table:table-cell>
          <table:table-cell office:value-type="float" office:value="-0.22853729" calcext:value-type="float">
            <text:p>-0.22853729</text:p>
          </table:table-cell>
          <table:table-cell table:number-columns-repeated="18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0.05559733" calcext:value-type="float">
            <text:p>0.05559733</text:p>
          </table:table-cell>
          <table:table-cell office:value-type="float" office:value="0.14266962" calcext:value-type="float">
            <text:p>0.14266962</text:p>
          </table:table-cell>
          <table:table-cell office:value-type="float" office:value="0.07049042" calcext:value-type="float">
            <text:p>0.07049042</text:p>
          </table:table-cell>
          <table:table-cell office:value-type="float" office:value="-0.00034083" calcext:value-type="float">
            <text:p>-0.00034083</text:p>
          </table:table-cell>
          <table:table-cell office:value-type="float" office:value="0.09267413" calcext:value-type="float">
            <text:p>0.09267413</text:p>
          </table:table-cell>
          <table:table-cell office:value-type="float" office:value="-0.28517842" calcext:value-type="float">
            <text:p>-0.28517842</text:p>
          </table:table-cell>
          <table:table-cell table:number-columns-repeated="18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0.0582741" calcext:value-type="float">
            <text:p>0.0582741</text:p>
          </table:table-cell>
          <table:table-cell office:value-type="float" office:value="0.14997827" calcext:value-type="float">
            <text:p>0.14997827</text:p>
          </table:table-cell>
          <table:table-cell office:value-type="float" office:value="0.07139922" calcext:value-type="float">
            <text:p>0.07139922</text:p>
          </table:table-cell>
          <table:table-cell office:value-type="float" office:value="-0.00352278" calcext:value-type="float">
            <text:p>-0.00352278</text:p>
          </table:table-cell>
          <table:table-cell office:value-type="float" office:value="0.09702817" calcext:value-type="float">
            <text:p>0.09702817</text:p>
          </table:table-cell>
          <table:table-cell office:value-type="float" office:value="-0.26837727" calcext:value-type="float">
            <text:p>-0.26837727</text:p>
          </table:table-cell>
          <table:table-cell table:number-columns-repeated="18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0.05739698" calcext:value-type="float">
            <text:p>0.05739698</text:p>
          </table:table-cell>
          <table:table-cell office:value-type="float" office:value="0.11566257" calcext:value-type="float">
            <text:p>0.11566257</text:p>
          </table:table-cell>
          <table:table-cell office:value-type="float" office:value="0.07547928" calcext:value-type="float">
            <text:p>0.07547928</text:p>
          </table:table-cell>
          <table:table-cell office:value-type="float" office:value="-0.00798278" calcext:value-type="float">
            <text:p>-0.00798278</text:p>
          </table:table-cell>
          <table:table-cell office:value-type="float" office:value="0.09646164" calcext:value-type="float">
            <text:p>0.09646164</text:p>
          </table:table-cell>
          <table:table-cell office:value-type="float" office:value="-0.33015564" calcext:value-type="float">
            <text:p>-0.33015564</text:p>
          </table:table-cell>
          <table:table-cell table:number-columns-repeated="18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0.05531884" calcext:value-type="float">
            <text:p>0.05531884</text:p>
          </table:table-cell>
          <table:table-cell office:value-type="float" office:value="0.12608625" calcext:value-type="float">
            <text:p>0.12608625</text:p>
          </table:table-cell>
          <table:table-cell office:value-type="float" office:value="0.07952156" calcext:value-type="float">
            <text:p>0.07952156</text:p>
          </table:table-cell>
          <table:table-cell office:value-type="float" office:value="-0.00447261" calcext:value-type="float">
            <text:p>-0.00447261</text:p>
          </table:table-cell>
          <table:table-cell office:value-type="float" office:value="0.09228338" calcext:value-type="float">
            <text:p>0.09228338</text:p>
          </table:table-cell>
          <table:table-cell office:value-type="float" office:value="-0.31415126" calcext:value-type="float">
            <text:p>-0.31415126</text:p>
          </table:table-cell>
          <table:table-cell table:number-columns-repeated="18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0.04760364" calcext:value-type="float">
            <text:p>0.04760364</text:p>
          </table:table-cell>
          <table:table-cell office:value-type="float" office:value="0.1041511" calcext:value-type="float">
            <text:p>0.1041511</text:p>
          </table:table-cell>
          <table:table-cell office:value-type="float" office:value="0.07517903" calcext:value-type="float">
            <text:p>0.07517903</text:p>
          </table:table-cell>
          <table:table-cell office:value-type="float" office:value="-0.01064644" calcext:value-type="float">
            <text:p>-0.01064644</text:p>
          </table:table-cell>
          <table:table-cell office:value-type="float" office:value="0.08797458" calcext:value-type="float">
            <text:p>0.08797458</text:p>
          </table:table-cell>
          <table:table-cell office:value-type="float" office:value="-0.27860659" calcext:value-type="float">
            <text:p>-0.27860659</text:p>
          </table:table-cell>
          <table:table-cell table:number-columns-repeated="18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0.04480787" calcext:value-type="float">
            <text:p>0.04480787</text:p>
          </table:table-cell>
          <table:table-cell office:value-type="float" office:value="0.10672046" calcext:value-type="float">
            <text:p>0.10672046</text:p>
          </table:table-cell>
          <table:table-cell office:value-type="float" office:value="0.07438602" calcext:value-type="float">
            <text:p>0.07438602</text:p>
          </table:table-cell>
          <table:table-cell office:value-type="float" office:value="-0.00921652" calcext:value-type="float">
            <text:p>-0.00921652</text:p>
          </table:table-cell>
          <table:table-cell office:value-type="float" office:value="0.0843954" calcext:value-type="float">
            <text:p>0.0843954</text:p>
          </table:table-cell>
          <table:table-cell office:value-type="float" office:value="-0.24076279" calcext:value-type="float">
            <text:p>-0.24076279</text:p>
          </table:table-cell>
          <table:table-cell table:number-columns-repeated="18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0.0464568" calcext:value-type="float">
            <text:p>0.0464568</text:p>
          </table:table-cell>
          <table:table-cell office:value-type="float" office:value="0.13548343" calcext:value-type="float">
            <text:p>0.13548343</text:p>
          </table:table-cell>
          <table:table-cell office:value-type="float" office:value="0.07155171" calcext:value-type="float">
            <text:p>0.07155171</text:p>
          </table:table-cell>
          <table:table-cell office:value-type="float" office:value="-0.00504236" calcext:value-type="float">
            <text:p>-0.00504236</text:p>
          </table:table-cell>
          <table:table-cell office:value-type="float" office:value="0.0859886" calcext:value-type="float">
            <text:p>0.0859886</text:p>
          </table:table-cell>
          <table:table-cell office:value-type="float" office:value="-0.23281704" calcext:value-type="float">
            <text:p>-0.23281704</text:p>
          </table:table-cell>
          <table:table-cell table:number-columns-repeated="18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0.0497547" calcext:value-type="float">
            <text:p>0.0497547</text:p>
          </table:table-cell>
          <table:table-cell office:value-type="float" office:value="0.13031544" calcext:value-type="float">
            <text:p>0.13031544</text:p>
          </table:table-cell>
          <table:table-cell office:value-type="float" office:value="0.06734512" calcext:value-type="float">
            <text:p>0.06734512</text:p>
          </table:table-cell>
          <table:table-cell office:value-type="float" office:value="-0.00766962" calcext:value-type="float">
            <text:p>-0.00766962</text:p>
          </table:table-cell>
          <table:table-cell office:value-type="float" office:value="0.08926256" calcext:value-type="float">
            <text:p>0.08926256</text:p>
          </table:table-cell>
          <table:table-cell office:value-type="float" office:value="-0.2274082" calcext:value-type="float">
            <text:p>-0.2274082</text:p>
          </table:table-cell>
          <table:table-cell table:number-columns-repeated="18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0.05663704" calcext:value-type="float">
            <text:p>0.05663704</text:p>
          </table:table-cell>
          <table:table-cell office:value-type="float" office:value="0.14772096" calcext:value-type="float">
            <text:p>0.14772096</text:p>
          </table:table-cell>
          <table:table-cell office:value-type="float" office:value="0.06705759" calcext:value-type="float">
            <text:p>0.06705759</text:p>
          </table:table-cell>
          <table:table-cell office:value-type="float" office:value="-0.00337562" calcext:value-type="float">
            <text:p>-0.00337562</text:p>
          </table:table-cell>
          <table:table-cell office:value-type="float" office:value="0.09196632" calcext:value-type="float">
            <text:p>0.09196632</text:p>
          </table:table-cell>
          <table:table-cell office:value-type="float" office:value="-0.26727918" calcext:value-type="float">
            <text:p>-0.26727918</text:p>
          </table:table-cell>
          <table:table-cell table:number-columns-repeated="18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0.05747585" calcext:value-type="float">
            <text:p>0.05747585</text:p>
          </table:table-cell>
          <table:table-cell office:value-type="float" office:value="0.13670202" calcext:value-type="float">
            <text:p>0.13670202</text:p>
          </table:table-cell>
          <table:table-cell office:value-type="float" office:value="0.06945847" calcext:value-type="float">
            <text:p>0.06945847</text:p>
          </table:table-cell>
          <table:table-cell office:value-type="float" office:value="-0.00323285" calcext:value-type="float">
            <text:p>-0.00323285</text:p>
          </table:table-cell>
          <table:table-cell office:value-type="float" office:value="0.09380752" calcext:value-type="float">
            <text:p>0.09380752</text:p>
          </table:table-cell>
          <table:table-cell office:value-type="float" office:value="-0.27674824" calcext:value-type="float">
            <text:p>-0.27674824</text:p>
          </table:table-cell>
          <table:table-cell table:number-columns-repeated="18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0.05411721" calcext:value-type="float">
            <text:p>0.05411721</text:p>
          </table:table-cell>
          <table:table-cell office:value-type="float" office:value="0.11159794" calcext:value-type="float">
            <text:p>0.11159794</text:p>
          </table:table-cell>
          <table:table-cell office:value-type="float" office:value="0.07447155" calcext:value-type="float">
            <text:p>0.07447155</text:p>
          </table:table-cell>
          <table:table-cell office:value-type="float" office:value="-0.00414032" calcext:value-type="float">
            <text:p>-0.00414032</text:p>
          </table:table-cell>
          <table:table-cell office:value-type="float" office:value="0.09210782" calcext:value-type="float">
            <text:p>0.09210782</text:p>
          </table:table-cell>
          <table:table-cell office:value-type="float" office:value="-0.29064301" calcext:value-type="float">
            <text:p>-0.29064301</text:p>
          </table:table-cell>
          <table:table-cell table:number-columns-repeated="18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0.04884209" calcext:value-type="float">
            <text:p>0.04884209</text:p>
          </table:table-cell>
          <table:table-cell office:value-type="float" office:value="0.11328153" calcext:value-type="float">
            <text:p>0.11328153</text:p>
          </table:table-cell>
          <table:table-cell office:value-type="float" office:value="0.0769903" calcext:value-type="float">
            <text:p>0.0769903</text:p>
          </table:table-cell>
          <table:table-cell office:value-type="float" office:value="-0.00583356" calcext:value-type="float">
            <text:p>-0.00583356</text:p>
          </table:table-cell>
          <table:table-cell office:value-type="float" office:value="0.09027462" calcext:value-type="float">
            <text:p>0.09027462</text:p>
          </table:table-cell>
          <table:table-cell office:value-type="float" office:value="-0.2853716" calcext:value-type="float">
            <text:p>-0.2853716</text:p>
          </table:table-cell>
          <table:table-cell table:number-columns-repeated="18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0.04282616" calcext:value-type="float">
            <text:p>0.04282616</text:p>
          </table:table-cell>
          <table:table-cell office:value-type="float" office:value="0.10237658" calcext:value-type="float">
            <text:p>0.10237658</text:p>
          </table:table-cell>
          <table:table-cell office:value-type="float" office:value="0.07545163" calcext:value-type="float">
            <text:p>0.07545163</text:p>
          </table:table-cell>
          <table:table-cell office:value-type="float" office:value="-0.00874086" calcext:value-type="float">
            <text:p>-0.00874086</text:p>
          </table:table-cell>
          <table:table-cell office:value-type="float" office:value="0.08716298" calcext:value-type="float">
            <text:p>0.08716298</text:p>
          </table:table-cell>
          <table:table-cell office:value-type="float" office:value="-0.25156882" calcext:value-type="float">
            <text:p>-0.25156882</text:p>
          </table:table-cell>
          <table:table-cell table:number-columns-repeated="18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0.04302201" calcext:value-type="float">
            <text:p>0.04302201</text:p>
          </table:table-cell>
          <table:table-cell office:value-type="float" office:value="0.11727367" calcext:value-type="float">
            <text:p>0.11727367</text:p>
          </table:table-cell>
          <table:table-cell office:value-type="float" office:value="0.07232261" calcext:value-type="float">
            <text:p>0.07232261</text:p>
          </table:table-cell>
          <table:table-cell office:value-type="float" office:value="-0.00759387" calcext:value-type="float">
            <text:p>-0.00759387</text:p>
          </table:table-cell>
          <table:table-cell office:value-type="float" office:value="0.08539306" calcext:value-type="float">
            <text:p>0.08539306</text:p>
          </table:table-cell>
          <table:table-cell office:value-type="float" office:value="-0.24801382" calcext:value-type="float">
            <text:p>-0.24801382</text:p>
          </table:table-cell>
          <table:table-cell table:number-columns-repeated="18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0.0479705" calcext:value-type="float">
            <text:p>0.0479705</text:p>
          </table:table-cell>
          <table:table-cell office:value-type="float" office:value="0.14347759" calcext:value-type="float">
            <text:p>0.14347759</text:p>
          </table:table-cell>
          <table:table-cell office:value-type="float" office:value="0.06652563" calcext:value-type="float">
            <text:p>0.06652563</text:p>
          </table:table-cell>
          <table:table-cell office:value-type="float" office:value="-0.00581471" calcext:value-type="float">
            <text:p>-0.00581471</text:p>
          </table:table-cell>
          <table:table-cell office:value-type="float" office:value="0.08889823" calcext:value-type="float">
            <text:p>0.08889823</text:p>
          </table:table-cell>
          <table:table-cell office:value-type="float" office:value="-0.23219034" calcext:value-type="float">
            <text:p>-0.23219034</text:p>
          </table:table-cell>
          <table:table-cell table:number-columns-repeated="18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0.05409867" calcext:value-type="float">
            <text:p>0.05409867</text:p>
          </table:table-cell>
          <table:table-cell office:value-type="float" office:value="0.14379913" calcext:value-type="float">
            <text:p>0.14379913</text:p>
          </table:table-cell>
          <table:table-cell office:value-type="float" office:value="0.06674682" calcext:value-type="float">
            <text:p>0.06674682</text:p>
          </table:table-cell>
          <table:table-cell office:value-type="float" office:value="-0.004425" calcext:value-type="float">
            <text:p>-0.004425</text:p>
          </table:table-cell>
          <table:table-cell office:value-type="float" office:value="0.0906181" calcext:value-type="float">
            <text:p>0.0906181</text:p>
          </table:table-cell>
          <table:table-cell office:value-type="float" office:value="-0.24362202" calcext:value-type="float">
            <text:p>-0.24362202</text:p>
          </table:table-cell>
          <table:table-cell table:number-columns-repeated="18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0.06079302" calcext:value-type="float">
            <text:p>0.06079302</text:p>
          </table:table-cell>
          <table:table-cell office:value-type="float" office:value="0.14723477" calcext:value-type="float">
            <text:p>0.14723477</text:p>
          </table:table-cell>
          <table:table-cell office:value-type="float" office:value="0.06912339" calcext:value-type="float">
            <text:p>0.06912339</text:p>
          </table:table-cell>
          <table:table-cell office:value-type="float" office:value="-0.00125258" calcext:value-type="float">
            <text:p>-0.00125258</text:p>
          </table:table-cell>
          <table:table-cell office:value-type="float" office:value="0.09337404" calcext:value-type="float">
            <text:p>0.09337404</text:p>
          </table:table-cell>
          <table:table-cell office:value-type="float" office:value="-0.28464597" calcext:value-type="float">
            <text:p>-0.28464597</text:p>
          </table:table-cell>
          <table:table-cell table:number-columns-repeated="18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0.05952844" calcext:value-type="float">
            <text:p>0.05952844</text:p>
          </table:table-cell>
          <table:table-cell office:value-type="float" office:value="0.12972145" calcext:value-type="float">
            <text:p>0.12972145</text:p>
          </table:table-cell>
          <table:table-cell office:value-type="float" office:value="0.07307938" calcext:value-type="float">
            <text:p>0.07307938</text:p>
          </table:table-cell>
          <table:table-cell office:value-type="float" office:value="-0.0050683" calcext:value-type="float">
            <text:p>-0.0050683</text:p>
          </table:table-cell>
          <table:table-cell office:value-type="float" office:value="0.09328692" calcext:value-type="float">
            <text:p>0.09328692</text:p>
          </table:table-cell>
          <table:table-cell office:value-type="float" office:value="-0.26667175" calcext:value-type="float">
            <text:p>-0.26667175</text:p>
          </table:table-cell>
          <table:table-cell table:number-columns-repeated="18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0.0553681" calcext:value-type="float">
            <text:p>0.0553681</text:p>
          </table:table-cell>
          <table:table-cell office:value-type="float" office:value="0.10882248" calcext:value-type="float">
            <text:p>0.10882248</text:p>
          </table:table-cell>
          <table:table-cell office:value-type="float" office:value="0.07940359" calcext:value-type="float">
            <text:p>0.07940359</text:p>
          </table:table-cell>
          <table:table-cell office:value-type="float" office:value="-0.00470649" calcext:value-type="float">
            <text:p>-0.00470649</text:p>
          </table:table-cell>
          <table:table-cell office:value-type="float" office:value="0.0896549" calcext:value-type="float">
            <text:p>0.0896549</text:p>
          </table:table-cell>
          <table:table-cell office:value-type="float" office:value="-0.29675996" calcext:value-type="float">
            <text:p>-0.29675996</text:p>
          </table:table-cell>
          <table:table-cell table:number-columns-repeated="18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0.05127541" calcext:value-type="float">
            <text:p>0.05127541</text:p>
          </table:table-cell>
          <table:table-cell office:value-type="float" office:value="0.11746385" calcext:value-type="float">
            <text:p>0.11746385</text:p>
          </table:table-cell>
          <table:table-cell office:value-type="float" office:value="0.07818228" calcext:value-type="float">
            <text:p>0.07818228</text:p>
          </table:table-cell>
          <table:table-cell office:value-type="float" office:value="-0.00819513" calcext:value-type="float">
            <text:p>-0.00819513</text:p>
          </table:table-cell>
          <table:table-cell office:value-type="float" office:value="0.08810769" calcext:value-type="float">
            <text:p>0.08810769</text:p>
          </table:table-cell>
          <table:table-cell office:value-type="float" office:value="-0.25563395" calcext:value-type="float">
            <text:p>-0.25563395</text:p>
          </table:table-cell>
          <table:table-cell table:number-columns-repeated="18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0.04371576" calcext:value-type="float">
            <text:p>0.04371576</text:p>
          </table:table-cell>
          <table:table-cell office:value-type="float" office:value="0.10161135" calcext:value-type="float">
            <text:p>0.10161135</text:p>
          </table:table-cell>
          <table:table-cell office:value-type="float" office:value="0.0737769" calcext:value-type="float">
            <text:p>0.0737769</text:p>
          </table:table-cell>
          <table:table-cell office:value-type="float" office:value="-0.01050574" calcext:value-type="float">
            <text:p>-0.01050574</text:p>
          </table:table-cell>
          <table:table-cell office:value-type="float" office:value="0.08614789" calcext:value-type="float">
            <text:p>0.08614789</text:p>
          </table:table-cell>
          <table:table-cell office:value-type="float" office:value="-0.23755682" calcext:value-type="float">
            <text:p>-0.23755682</text:p>
          </table:table-cell>
          <table:table-cell table:number-columns-repeated="18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0.0439291" calcext:value-type="float">
            <text:p>0.0439291</text:p>
          </table:table-cell>
          <table:table-cell office:value-type="float" office:value="0.11255915" calcext:value-type="float">
            <text:p>0.11255915</text:p>
          </table:table-cell>
          <table:table-cell office:value-type="float" office:value="0.06826808" calcext:value-type="float">
            <text:p>0.06826808</text:p>
          </table:table-cell>
          <table:table-cell office:value-type="float" office:value="-0.00566708" calcext:value-type="float">
            <text:p>-0.00566708</text:p>
          </table:table-cell>
          <table:table-cell office:value-type="float" office:value="0.08878016" calcext:value-type="float">
            <text:p>0.08878016</text:p>
          </table:table-cell>
          <table:table-cell office:value-type="float" office:value="-0.24956594" calcext:value-type="float">
            <text:p>-0.24956594</text:p>
          </table:table-cell>
          <table:table-cell table:number-columns-repeated="18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0.04534252" calcext:value-type="float">
            <text:p>0.04534252</text:p>
          </table:table-cell>
          <table:table-cell office:value-type="float" office:value="0.14072245" calcext:value-type="float">
            <text:p>0.14072245</text:p>
          </table:table-cell>
          <table:table-cell office:value-type="float" office:value="0.06285773" calcext:value-type="float">
            <text:p>0.06285773</text:p>
          </table:table-cell>
          <table:table-cell office:value-type="float" office:value="-0.00456039" calcext:value-type="float">
            <text:p>-0.00456039</text:p>
          </table:table-cell>
          <table:table-cell office:value-type="float" office:value="0.08994887" calcext:value-type="float">
            <text:p>0.08994887</text:p>
          </table:table-cell>
          <table:table-cell office:value-type="float" office:value="-0.23538324" calcext:value-type="float">
            <text:p>-0.23538324</text:p>
          </table:table-cell>
          <table:table-cell table:number-columns-repeated="18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0.04951752" calcext:value-type="float">
            <text:p>0.04951752</text:p>
          </table:table-cell>
          <table:table-cell office:value-type="float" office:value="0.12563607" calcext:value-type="float">
            <text:p>0.12563607</text:p>
          </table:table-cell>
          <table:table-cell office:value-type="float" office:value="0.06555694" calcext:value-type="float">
            <text:p>0.06555694</text:p>
          </table:table-cell>
          <table:table-cell office:value-type="float" office:value="-0.00159608" calcext:value-type="float">
            <text:p>-0.00159608</text:p>
          </table:table-cell>
          <table:table-cell office:value-type="float" office:value="0.0918349" calcext:value-type="float">
            <text:p>0.0918349</text:p>
          </table:table-cell>
          <table:table-cell office:value-type="float" office:value="-0.28669301" calcext:value-type="float">
            <text:p>-0.28669301</text:p>
          </table:table-cell>
          <table:table-cell table:number-columns-repeated="18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0.05331422" calcext:value-type="float">
            <text:p>0.05331422</text:p>
          </table:table-cell>
          <table:table-cell office:value-type="float" office:value="0.14696252" calcext:value-type="float">
            <text:p>0.14696252</text:p>
          </table:table-cell>
          <table:table-cell office:value-type="float" office:value="0.0686617" calcext:value-type="float">
            <text:p>0.0686617</text:p>
          </table:table-cell>
          <table:table-cell office:value-type="float" office:value="-0.00026796" calcext:value-type="float">
            <text:p>-0.00026796</text:p>
          </table:table-cell>
          <table:table-cell office:value-type="float" office:value="0.09534503" calcext:value-type="float">
            <text:p>0.09534503</text:p>
          </table:table-cell>
          <table:table-cell office:value-type="float" office:value="-0.26757234" calcext:value-type="float">
            <text:p>-0.26757234</text:p>
          </table:table-cell>
          <table:table-cell table:number-columns-repeated="18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0.05579752" calcext:value-type="float">
            <text:p>0.05579752</text:p>
          </table:table-cell>
          <table:table-cell office:value-type="float" office:value="0.12701984" calcext:value-type="float">
            <text:p>0.12701984</text:p>
          </table:table-cell>
          <table:table-cell office:value-type="float" office:value="0.07340769" calcext:value-type="float">
            <text:p>0.07340769</text:p>
          </table:table-cell>
          <table:table-cell office:value-type="float" office:value="-0.00463126" calcext:value-type="float">
            <text:p>-0.00463126</text:p>
          </table:table-cell>
          <table:table-cell office:value-type="float" office:value="0.0914193" calcext:value-type="float">
            <text:p>0.0914193</text:p>
          </table:table-cell>
          <table:table-cell office:value-type="float" office:value="-0.29553935" calcext:value-type="float">
            <text:p>-0.29553935</text:p>
          </table:table-cell>
          <table:table-cell table:number-columns-repeated="18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0.05535131" calcext:value-type="float">
            <text:p>0.05535131</text:p>
          </table:table-cell>
          <table:table-cell office:value-type="float" office:value="0.12954132" calcext:value-type="float">
            <text:p>0.12954132</text:p>
          </table:table-cell>
          <table:table-cell office:value-type="float" office:value="0.07964437" calcext:value-type="float">
            <text:p>0.07964437</text:p>
          </table:table-cell>
          <table:table-cell office:value-type="float" office:value="-0.00394658" calcext:value-type="float">
            <text:p>-0.00394658</text:p>
          </table:table-cell>
          <table:table-cell office:value-type="float" office:value="0.09062281" calcext:value-type="float">
            <text:p>0.09062281</text:p>
          </table:table-cell>
          <table:table-cell office:value-type="float" office:value="-0.30092284" calcext:value-type="float">
            <text:p>-0.30092284</text:p>
          </table:table-cell>
          <table:table-cell table:number-columns-repeated="18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0.05144644" calcext:value-type="float">
            <text:p>0.05144644</text:p>
          </table:table-cell>
          <table:table-cell office:value-type="float" office:value="0.11230875" calcext:value-type="float">
            <text:p>0.11230875</text:p>
          </table:table-cell>
          <table:table-cell office:value-type="float" office:value="0.0780143" calcext:value-type="float">
            <text:p>0.0780143</text:p>
          </table:table-cell>
          <table:table-cell office:value-type="float" office:value="-0.00844833" calcext:value-type="float">
            <text:p>-0.00844833</text:p>
          </table:table-cell>
          <table:table-cell office:value-type="float" office:value="0.0879264" calcext:value-type="float">
            <text:p>0.0879264</text:p>
          </table:table-cell>
          <table:table-cell office:value-type="float" office:value="-0.23508748" calcext:value-type="float">
            <text:p>-0.23508748</text:p>
          </table:table-cell>
          <table:table-cell table:number-columns-repeated="18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0.04706433" calcext:value-type="float">
            <text:p>0.04706433</text:p>
          </table:table-cell>
          <table:table-cell office:value-type="float" office:value="0.11009683" calcext:value-type="float">
            <text:p>0.11009683</text:p>
          </table:table-cell>
          <table:table-cell office:value-type="float" office:value="0.07682835" calcext:value-type="float">
            <text:p>0.07682835</text:p>
          </table:table-cell>
          <table:table-cell office:value-type="float" office:value="-0.01014148" calcext:value-type="float">
            <text:p>-0.01014148</text:p>
          </table:table-cell>
          <table:table-cell office:value-type="float" office:value="0.08619398" calcext:value-type="float">
            <text:p>0.08619398</text:p>
          </table:table-cell>
          <table:table-cell office:value-type="float" office:value="-0.27121913" calcext:value-type="float">
            <text:p>-0.27121913</text:p>
          </table:table-cell>
          <table:table-cell table:number-columns-repeated="18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0.04421362" calcext:value-type="float">
            <text:p>0.04421362</text:p>
          </table:table-cell>
          <table:table-cell office:value-type="float" office:value="0.1120307" calcext:value-type="float">
            <text:p>0.1120307</text:p>
          </table:table-cell>
          <table:table-cell office:value-type="float" office:value="0.07507236" calcext:value-type="float">
            <text:p>0.07507236</text:p>
          </table:table-cell>
          <table:table-cell office:value-type="float" office:value="-0.00585127" calcext:value-type="float">
            <text:p>-0.00585127</text:p>
          </table:table-cell>
          <table:table-cell office:value-type="float" office:value="0.09137225" calcext:value-type="float">
            <text:p>0.09137225</text:p>
          </table:table-cell>
          <table:table-cell office:value-type="float" office:value="-0.23278011" calcext:value-type="float">
            <text:p>-0.23278011</text:p>
          </table:table-cell>
          <table:table-cell table:number-columns-repeated="18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0.04685996" calcext:value-type="float">
            <text:p>0.04685996</text:p>
          </table:table-cell>
          <table:table-cell office:value-type="float" office:value="0.12680462" calcext:value-type="float">
            <text:p>0.12680462</text:p>
          </table:table-cell>
          <table:table-cell office:value-type="float" office:value="0.06686824" calcext:value-type="float">
            <text:p>0.06686824</text:p>
          </table:table-cell>
          <table:table-cell office:value-type="float" office:value="-0.00724432" calcext:value-type="float">
            <text:p>-0.00724432</text:p>
          </table:table-cell>
          <table:table-cell office:value-type="float" office:value="0.0926284" calcext:value-type="float">
            <text:p>0.0926284</text:p>
          </table:table-cell>
          <table:table-cell office:value-type="float" office:value="-0.26132947" calcext:value-type="float">
            <text:p>-0.26132947</text:p>
          </table:table-cell>
          <table:table-cell table:number-columns-repeated="18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0.05024278" calcext:value-type="float">
            <text:p>0.05024278</text:p>
          </table:table-cell>
          <table:table-cell office:value-type="float" office:value="0.14016591" calcext:value-type="float">
            <text:p>0.14016591</text:p>
          </table:table-cell>
          <table:table-cell office:value-type="float" office:value="0.06508757" calcext:value-type="float">
            <text:p>0.06508757</text:p>
          </table:table-cell>
          <table:table-cell office:value-type="float" office:value="-0.00447774" calcext:value-type="float">
            <text:p>-0.00447774</text:p>
          </table:table-cell>
          <table:table-cell office:value-type="float" office:value="0.09343583" calcext:value-type="float">
            <text:p>0.09343583</text:p>
          </table:table-cell>
          <table:table-cell office:value-type="float" office:value="-0.31000578" calcext:value-type="float">
            <text:p>-0.31000578</text:p>
          </table:table-cell>
          <table:table-cell table:number-columns-repeated="18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0.05650661" calcext:value-type="float">
            <text:p>0.05650661</text:p>
          </table:table-cell>
          <table:table-cell office:value-type="float" office:value="0.13833703" calcext:value-type="float">
            <text:p>0.13833703</text:p>
          </table:table-cell>
          <table:table-cell office:value-type="float" office:value="0.06841777" calcext:value-type="float">
            <text:p>0.06841777</text:p>
          </table:table-cell>
          <table:table-cell office:value-type="float" office:value="0.00003122" calcext:value-type="float">
            <text:p>0.00003122</text:p>
          </table:table-cell>
          <table:table-cell office:value-type="float" office:value="0.09391352" calcext:value-type="float">
            <text:p>0.09391352</text:p>
          </table:table-cell>
          <table:table-cell office:value-type="float" office:value="-0.27663413" calcext:value-type="float">
            <text:p>-0.27663413</text:p>
          </table:table-cell>
          <table:table-cell table:number-columns-repeated="18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0.05849239" calcext:value-type="float">
            <text:p>0.05849239</text:p>
          </table:table-cell>
          <table:table-cell office:value-type="float" office:value="0.1421189" calcext:value-type="float">
            <text:p>0.1421189</text:p>
          </table:table-cell>
          <table:table-cell office:value-type="float" office:value="0.07194554" calcext:value-type="float">
            <text:p>0.07194554</text:p>
          </table:table-cell>
          <table:table-cell office:value-type="float" office:value="-0.00375055" calcext:value-type="float">
            <text:p>-0.00375055</text:p>
          </table:table-cell>
          <table:table-cell office:value-type="float" office:value="0.08721965" calcext:value-type="float">
            <text:p>0.08721965</text:p>
          </table:table-cell>
          <table:table-cell office:value-type="float" office:value="-0.28808531" calcext:value-type="float">
            <text:p>-0.28808531</text:p>
          </table:table-cell>
          <table:table-cell table:number-columns-repeated="18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0.05462262" calcext:value-type="float">
            <text:p>0.05462262</text:p>
          </table:table-cell>
          <table:table-cell office:value-type="float" office:value="0.11133938" calcext:value-type="float">
            <text:p>0.11133938</text:p>
          </table:table-cell>
          <table:table-cell office:value-type="float" office:value="0.07575363" calcext:value-type="float">
            <text:p>0.07575363</text:p>
          </table:table-cell>
          <table:table-cell office:value-type="float" office:value="-0.00452985" calcext:value-type="float">
            <text:p>-0.00452985</text:p>
          </table:table-cell>
          <table:table-cell office:value-type="float" office:value="0.08829819" calcext:value-type="float">
            <text:p>0.08829819</text:p>
          </table:table-cell>
          <table:table-cell office:value-type="float" office:value="-0.27102411" calcext:value-type="float">
            <text:p>-0.27102411</text:p>
          </table:table-cell>
          <table:table-cell table:number-columns-repeated="18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0.05273244" calcext:value-type="float">
            <text:p>0.05273244</text:p>
          </table:table-cell>
          <table:table-cell office:value-type="float" office:value="0.11799555" calcext:value-type="float">
            <text:p>0.11799555</text:p>
          </table:table-cell>
          <table:table-cell office:value-type="float" office:value="0.07814112" calcext:value-type="float">
            <text:p>0.07814112</text:p>
          </table:table-cell>
          <table:table-cell office:value-type="float" office:value="-0.00672729" calcext:value-type="float">
            <text:p>-0.00672729</text:p>
          </table:table-cell>
          <table:table-cell office:value-type="float" office:value="0.08786094" calcext:value-type="float">
            <text:p>0.08786094</text:p>
          </table:table-cell>
          <table:table-cell office:value-type="float" office:value="-0.21712035" calcext:value-type="float">
            <text:p>-0.21712035</text:p>
          </table:table-cell>
          <table:table-cell table:number-columns-repeated="18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0.04457454" calcext:value-type="float">
            <text:p>0.04457454</text:p>
          </table:table-cell>
          <table:table-cell office:value-type="float" office:value="0.1072036" calcext:value-type="float">
            <text:p>0.1072036</text:p>
          </table:table-cell>
          <table:table-cell office:value-type="float" office:value="0.07732309" calcext:value-type="float">
            <text:p>0.07732309</text:p>
          </table:table-cell>
          <table:table-cell office:value-type="float" office:value="-0.00820647" calcext:value-type="float">
            <text:p>-0.00820647</text:p>
          </table:table-cell>
          <table:table-cell office:value-type="float" office:value="0.08713651" calcext:value-type="float">
            <text:p>0.08713651</text:p>
          </table:table-cell>
          <table:table-cell office:value-type="float" office:value="-0.28185067" calcext:value-type="float">
            <text:p>-0.28185067</text:p>
          </table:table-cell>
          <table:table-cell table:number-columns-repeated="18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0.04337378" calcext:value-type="float">
            <text:p>0.04337378</text:p>
          </table:table-cell>
          <table:table-cell office:value-type="float" office:value="0.10175972" calcext:value-type="float">
            <text:p>0.10175972</text:p>
          </table:table-cell>
          <table:table-cell office:value-type="float" office:value="0.07288025" calcext:value-type="float">
            <text:p>0.07288025</text:p>
          </table:table-cell>
          <table:table-cell office:value-type="float" office:value="-0.00810685" calcext:value-type="float">
            <text:p>-0.00810685</text:p>
          </table:table-cell>
          <table:table-cell office:value-type="float" office:value="0.09437431" calcext:value-type="float">
            <text:p>0.09437431</text:p>
          </table:table-cell>
          <table:table-cell office:value-type="float" office:value="-0.24358703" calcext:value-type="float">
            <text:p>-0.24358703</text:p>
          </table:table-cell>
          <table:table-cell table:number-columns-repeated="18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0.04738053" calcext:value-type="float">
            <text:p>0.04738053</text:p>
          </table:table-cell>
          <table:table-cell office:value-type="float" office:value="0.15289271" calcext:value-type="float">
            <text:p>0.15289271</text:p>
          </table:table-cell>
          <table:table-cell office:value-type="float" office:value="0.06716483" calcext:value-type="float">
            <text:p>0.06716483</text:p>
          </table:table-cell>
          <table:table-cell office:value-type="float" office:value="-0.00625022" calcext:value-type="float">
            <text:p>-0.00625022</text:p>
          </table:table-cell>
          <table:table-cell office:value-type="float" office:value="0.09434885" calcext:value-type="float">
            <text:p>0.09434885</text:p>
          </table:table-cell>
          <table:table-cell office:value-type="float" office:value="-0.2777375" calcext:value-type="float">
            <text:p>-0.2777375</text:p>
          </table:table-cell>
          <table:table-cell table:number-columns-repeated="18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0.0498519" calcext:value-type="float">
            <text:p>0.0498519</text:p>
          </table:table-cell>
          <table:table-cell office:value-type="float" office:value="0.12623875" calcext:value-type="float">
            <text:p>0.12623875</text:p>
          </table:table-cell>
          <table:table-cell office:value-type="float" office:value="0.0655307" calcext:value-type="float">
            <text:p>0.0655307</text:p>
          </table:table-cell>
          <table:table-cell office:value-type="float" office:value="-0.00361552" calcext:value-type="float">
            <text:p>-0.00361552</text:p>
          </table:table-cell>
          <table:table-cell office:value-type="float" office:value="0.09300889" calcext:value-type="float">
            <text:p>0.09300889</text:p>
          </table:table-cell>
          <table:table-cell office:value-type="float" office:value="-0.3434706" calcext:value-type="float">
            <text:p>-0.3434706</text:p>
          </table:table-cell>
          <table:table-cell table:number-columns-repeated="18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0.05839583" calcext:value-type="float">
            <text:p>0.05839583</text:p>
          </table:table-cell>
          <table:table-cell office:value-type="float" office:value="0.1481218" calcext:value-type="float">
            <text:p>0.1481218</text:p>
          </table:table-cell>
          <table:table-cell office:value-type="float" office:value="0.06772844" calcext:value-type="float">
            <text:p>0.06772844</text:p>
          </table:table-cell>
          <table:table-cell office:value-type="float" office:value="-0.00160439" calcext:value-type="float">
            <text:p>-0.00160439</text:p>
          </table:table-cell>
          <table:table-cell office:value-type="float" office:value="0.09154645" calcext:value-type="float">
            <text:p>0.09154645</text:p>
          </table:table-cell>
          <table:table-cell office:value-type="float" office:value="-0.26461899" calcext:value-type="float">
            <text:p>-0.26461899</text:p>
          </table:table-cell>
          <table:table-cell table:number-columns-repeated="18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0.06187103" calcext:value-type="float">
            <text:p>0.06187103</text:p>
          </table:table-cell>
          <table:table-cell office:value-type="float" office:value="0.14966483" calcext:value-type="float">
            <text:p>0.14966483</text:p>
          </table:table-cell>
          <table:table-cell office:value-type="float" office:value="0.06929769" calcext:value-type="float">
            <text:p>0.06929769</text:p>
          </table:table-cell>
          <table:table-cell office:value-type="float" office:value="-0.00282088" calcext:value-type="float">
            <text:p>-0.00282088</text:p>
          </table:table-cell>
          <table:table-cell office:value-type="float" office:value="0.08416169" calcext:value-type="float">
            <text:p>0.08416169</text:p>
          </table:table-cell>
          <table:table-cell office:value-type="float" office:value="-0.27460626" calcext:value-type="float">
            <text:p>-0.27460626</text:p>
          </table:table-cell>
          <table:table-cell table:number-columns-repeated="18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0.05527816" calcext:value-type="float">
            <text:p>0.05527816</text:p>
          </table:table-cell>
          <table:table-cell office:value-type="float" office:value="0.10564171" calcext:value-type="float">
            <text:p>0.10564171</text:p>
          </table:table-cell>
          <table:table-cell office:value-type="float" office:value="0.07780424" calcext:value-type="float">
            <text:p>0.07780424</text:p>
          </table:table-cell>
          <table:table-cell office:value-type="float" office:value="-0.00458067" calcext:value-type="float">
            <text:p>-0.00458067</text:p>
          </table:table-cell>
          <table:table-cell office:value-type="float" office:value="0.08437642" calcext:value-type="float">
            <text:p>0.08437642</text:p>
          </table:table-cell>
          <table:table-cell office:value-type="float" office:value="-0.24123192" calcext:value-type="float">
            <text:p>-0.24123192</text:p>
          </table:table-cell>
          <table:table-cell table:number-columns-repeated="18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0.05126964" calcext:value-type="float">
            <text:p>0.05126964</text:p>
          </table:table-cell>
          <table:table-cell office:value-type="float" office:value="0.10877681" calcext:value-type="float">
            <text:p>0.10877681</text:p>
          </table:table-cell>
          <table:table-cell office:value-type="float" office:value="0.07885171" calcext:value-type="float">
            <text:p>0.07885171</text:p>
          </table:table-cell>
          <table:table-cell office:value-type="float" office:value="-0.00453785" calcext:value-type="float">
            <text:p>-0.00453785</text:p>
          </table:table-cell>
          <table:table-cell office:value-type="float" office:value="0.08577809" calcext:value-type="float">
            <text:p>0.08577809</text:p>
          </table:table-cell>
          <table:table-cell office:value-type="float" office:value="-0.20300896" calcext:value-type="float">
            <text:p>-0.20300896</text:p>
          </table:table-cell>
          <table:table-cell table:number-columns-repeated="18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0.04251531" calcext:value-type="float">
            <text:p>0.04251531</text:p>
          </table:table-cell>
          <table:table-cell office:value-type="float" office:value="0.10654121" calcext:value-type="float">
            <text:p>0.10654121</text:p>
          </table:table-cell>
          <table:table-cell office:value-type="float" office:value="0.07539749" calcext:value-type="float">
            <text:p>0.07539749</text:p>
          </table:table-cell>
          <table:table-cell office:value-type="float" office:value="-0.01211236" calcext:value-type="float">
            <text:p>-0.01211236</text:p>
          </table:table-cell>
          <table:table-cell office:value-type="float" office:value="0.08800188" calcext:value-type="float">
            <text:p>0.08800188</text:p>
          </table:table-cell>
          <table:table-cell office:value-type="float" office:value="-0.25544223" calcext:value-type="float">
            <text:p>-0.25544223</text:p>
          </table:table-cell>
          <table:table-cell table:number-columns-repeated="18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0.03965469" calcext:value-type="float">
            <text:p>0.03965469</text:p>
          </table:table-cell>
          <table:table-cell office:value-type="float" office:value="0.09608331" calcext:value-type="float">
            <text:p>0.09608331</text:p>
          </table:table-cell>
          <table:table-cell office:value-type="float" office:value="0.07317296" calcext:value-type="float">
            <text:p>0.07317296</text:p>
          </table:table-cell>
          <table:table-cell office:value-type="float" office:value="-0.00581535" calcext:value-type="float">
            <text:p>-0.00581535</text:p>
          </table:table-cell>
          <table:table-cell office:value-type="float" office:value="0.09421314" calcext:value-type="float">
            <text:p>0.09421314</text:p>
          </table:table-cell>
          <table:table-cell office:value-type="float" office:value="-0.24538247" calcext:value-type="float">
            <text:p>-0.24538247</text:p>
          </table:table-cell>
          <table:table-cell table:number-columns-repeated="18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0.04536526" calcext:value-type="float">
            <text:p>0.04536526</text:p>
          </table:table-cell>
          <table:table-cell office:value-type="float" office:value="0.1545089" calcext:value-type="float">
            <text:p>0.1545089</text:p>
          </table:table-cell>
          <table:table-cell office:value-type="float" office:value="0.0650426" calcext:value-type="float">
            <text:p>0.0650426</text:p>
          </table:table-cell>
          <table:table-cell office:value-type="float" office:value="-0.00598988" calcext:value-type="float">
            <text:p>-0.00598988</text:p>
          </table:table-cell>
          <table:table-cell office:value-type="float" office:value="0.09568477" calcext:value-type="float">
            <text:p>0.09568477</text:p>
          </table:table-cell>
          <table:table-cell office:value-type="float" office:value="-0.28915271" calcext:value-type="float">
            <text:p>-0.28915271</text:p>
          </table:table-cell>
          <table:table-cell table:number-columns-repeated="18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0.04894531" calcext:value-type="float">
            <text:p>0.04894531</text:p>
          </table:table-cell>
          <table:table-cell office:value-type="float" office:value="0.1359435" calcext:value-type="float">
            <text:p>0.1359435</text:p>
          </table:table-cell>
          <table:table-cell office:value-type="float" office:value="0.06235119" calcext:value-type="float">
            <text:p>0.06235119</text:p>
          </table:table-cell>
          <table:table-cell office:value-type="float" office:value="-0.00432302" calcext:value-type="float">
            <text:p>-0.00432302</text:p>
          </table:table-cell>
          <table:table-cell office:value-type="float" office:value="0.09318091" calcext:value-type="float">
            <text:p>0.09318091</text:p>
          </table:table-cell>
          <table:table-cell office:value-type="float" office:value="-0.32392722" calcext:value-type="float">
            <text:p>-0.32392722</text:p>
          </table:table-cell>
          <table:table-cell table:number-columns-repeated="18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0.05407378" calcext:value-type="float">
            <text:p>0.05407378</text:p>
          </table:table-cell>
          <table:table-cell office:value-type="float" office:value="0.13507576" calcext:value-type="float">
            <text:p>0.13507576</text:p>
          </table:table-cell>
          <table:table-cell office:value-type="float" office:value="0.06833287" calcext:value-type="float">
            <text:p>0.06833287</text:p>
          </table:table-cell>
          <table:table-cell office:value-type="float" office:value="0.00075422" calcext:value-type="float">
            <text:p>0.00075422</text:p>
          </table:table-cell>
          <table:table-cell office:value-type="float" office:value="0.09075535" calcext:value-type="float">
            <text:p>0.09075535</text:p>
          </table:table-cell>
          <table:table-cell office:value-type="float" office:value="-0.28452888" calcext:value-type="float">
            <text:p>-0.28452888</text:p>
          </table:table-cell>
          <table:table-cell table:number-columns-repeated="18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0.06003923" calcext:value-type="float">
            <text:p>0.06003923</text:p>
          </table:table-cell>
          <table:table-cell office:value-type="float" office:value="0.15056078" calcext:value-type="float">
            <text:p>0.15056078</text:p>
          </table:table-cell>
          <table:table-cell office:value-type="float" office:value="0.07243694" calcext:value-type="float">
            <text:p>0.07243694</text:p>
          </table:table-cell>
          <table:table-cell office:value-type="float" office:value="-0.00252876" calcext:value-type="float">
            <text:p>-0.00252876</text:p>
          </table:table-cell>
          <table:table-cell office:value-type="float" office:value="0.08702751" calcext:value-type="float">
            <text:p>0.08702751</text:p>
          </table:table-cell>
          <table:table-cell office:value-type="float" office:value="-0.26053172" calcext:value-type="float">
            <text:p>-0.26053172</text:p>
          </table:table-cell>
          <table:table-cell table:number-columns-repeated="18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0.05952875" calcext:value-type="float">
            <text:p>0.05952875</text:p>
          </table:table-cell>
          <table:table-cell office:value-type="float" office:value="0.12836528" calcext:value-type="float">
            <text:p>0.12836528</text:p>
          </table:table-cell>
          <table:table-cell office:value-type="float" office:value="0.0811021" calcext:value-type="float">
            <text:p>0.0811021</text:p>
          </table:table-cell>
          <table:table-cell office:value-type="float" office:value="-0.00666963" calcext:value-type="float">
            <text:p>-0.00666963</text:p>
          </table:table-cell>
          <table:table-cell office:value-type="float" office:value="0.0885776" calcext:value-type="float">
            <text:p>0.0885776</text:p>
          </table:table-cell>
          <table:table-cell office:value-type="float" office:value="-0.25358599" calcext:value-type="float">
            <text:p>-0.25358599</text:p>
          </table:table-cell>
          <table:table-cell table:number-columns-repeated="18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0.05603091" calcext:value-type="float">
            <text:p>0.05603091</text:p>
          </table:table-cell>
          <table:table-cell office:value-type="float" office:value="0.11370296" calcext:value-type="float">
            <text:p>0.11370296</text:p>
          </table:table-cell>
          <table:table-cell office:value-type="float" office:value="0.08348457" calcext:value-type="float">
            <text:p>0.08348457</text:p>
          </table:table-cell>
          <table:table-cell office:value-type="float" office:value="-0.00667574" calcext:value-type="float">
            <text:p>-0.00667574</text:p>
          </table:table-cell>
          <table:table-cell office:value-type="float" office:value="0.08890356" calcext:value-type="float">
            <text:p>0.08890356</text:p>
          </table:table-cell>
          <table:table-cell office:value-type="float" office:value="-0.23032309" calcext:value-type="float">
            <text:p>-0.23032309</text:p>
          </table:table-cell>
          <table:table-cell table:number-columns-repeated="18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0.04780153" calcext:value-type="float">
            <text:p>0.04780153</text:p>
          </table:table-cell>
          <table:table-cell office:value-type="float" office:value="0.10651912" calcext:value-type="float">
            <text:p>0.10651912</text:p>
          </table:table-cell>
          <table:table-cell office:value-type="float" office:value="0.07592166" calcext:value-type="float">
            <text:p>0.07592166</text:p>
          </table:table-cell>
          <table:table-cell office:value-type="float" office:value="-0.01363849" calcext:value-type="float">
            <text:p>-0.01363849</text:p>
          </table:table-cell>
          <table:table-cell office:value-type="float" office:value="0.08977169" calcext:value-type="float">
            <text:p>0.08977169</text:p>
          </table:table-cell>
          <table:table-cell office:value-type="float" office:value="-0.27498487" calcext:value-type="float">
            <text:p>-0.27498487</text:p>
          </table:table-cell>
          <table:table-cell table:number-columns-repeated="18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0.04388392" calcext:value-type="float">
            <text:p>0.04388392</text:p>
          </table:table-cell>
          <table:table-cell office:value-type="float" office:value="0.10169214" calcext:value-type="float">
            <text:p>0.10169214</text:p>
          </table:table-cell>
          <table:table-cell office:value-type="float" office:value="0.07348466" calcext:value-type="float">
            <text:p>0.07348466</text:p>
          </table:table-cell>
          <table:table-cell office:value-type="float" office:value="-0.0084883" calcext:value-type="float">
            <text:p>-0.0084883</text:p>
          </table:table-cell>
          <table:table-cell office:value-type="float" office:value="0.09438504" calcext:value-type="float">
            <text:p>0.09438504</text:p>
          </table:table-cell>
          <table:table-cell office:value-type="float" office:value="-0.25630954" calcext:value-type="float">
            <text:p>-0.25630954</text:p>
          </table:table-cell>
          <table:table-cell table:number-columns-repeated="18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0.04334313" calcext:value-type="float">
            <text:p>0.04334313</text:p>
          </table:table-cell>
          <table:table-cell office:value-type="float" office:value="0.12844481" calcext:value-type="float">
            <text:p>0.12844481</text:p>
          </table:table-cell>
          <table:table-cell office:value-type="float" office:value="0.06545363" calcext:value-type="float">
            <text:p>0.06545363</text:p>
          </table:table-cell>
          <table:table-cell office:value-type="float" office:value="-0.00397443" calcext:value-type="float">
            <text:p>-0.00397443</text:p>
          </table:table-cell>
          <table:table-cell office:value-type="float" office:value="0.09412961" calcext:value-type="float">
            <text:p>0.09412961</text:p>
          </table:table-cell>
          <table:table-cell office:value-type="float" office:value="-0.29017764" calcext:value-type="float">
            <text:p>-0.29017764</text:p>
          </table:table-cell>
          <table:table-cell table:number-columns-repeated="18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0.04798702" calcext:value-type="float">
            <text:p>0.04798702</text:p>
          </table:table-cell>
          <table:table-cell office:value-type="float" office:value="0.1298501" calcext:value-type="float">
            <text:p>0.1298501</text:p>
          </table:table-cell>
          <table:table-cell office:value-type="float" office:value="0.06241222" calcext:value-type="float">
            <text:p>0.06241222</text:p>
          </table:table-cell>
          <table:table-cell office:value-type="float" office:value="-0.00582471" calcext:value-type="float">
            <text:p>-0.00582471</text:p>
          </table:table-cell>
          <table:table-cell office:value-type="float" office:value="0.09063698" calcext:value-type="float">
            <text:p>0.09063698</text:p>
          </table:table-cell>
          <table:table-cell office:value-type="float" office:value="-0.31018516" calcext:value-type="float">
            <text:p>-0.31018516</text:p>
          </table:table-cell>
          <table:table-cell table:number-columns-repeated="18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0.05704365" calcext:value-type="float">
            <text:p>0.05704365</text:p>
          </table:table-cell>
          <table:table-cell office:value-type="float" office:value="0.16347587" calcext:value-type="float">
            <text:p>0.16347587</text:p>
          </table:table-cell>
          <table:table-cell office:value-type="float" office:value="0.06826302" calcext:value-type="float">
            <text:p>0.06826302</text:p>
          </table:table-cell>
          <table:table-cell office:value-type="float" office:value="0.00164357" calcext:value-type="float">
            <text:p>0.00164357</text:p>
          </table:table-cell>
          <table:table-cell office:value-type="float" office:value="0.08703651" calcext:value-type="float">
            <text:p>0.08703651</text:p>
          </table:table-cell>
          <table:table-cell office:value-type="float" office:value="-0.26014343" calcext:value-type="float">
            <text:p>-0.26014343</text:p>
          </table:table-cell>
          <table:table-cell table:number-columns-repeated="18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0.0596483" calcext:value-type="float">
            <text:p>0.0596483</text:p>
          </table:table-cell>
          <table:table-cell office:value-type="float" office:value="0.1403444" calcext:value-type="float">
            <text:p>0.1403444</text:p>
          </table:table-cell>
          <table:table-cell office:value-type="float" office:value="0.07228711" calcext:value-type="float">
            <text:p>0.07228711</text:p>
          </table:table-cell>
          <table:table-cell office:value-type="float" office:value="-0.00294504" calcext:value-type="float">
            <text:p>-0.00294504</text:p>
          </table:table-cell>
          <table:table-cell office:value-type="float" office:value="0.08272135" calcext:value-type="float">
            <text:p>0.08272135</text:p>
          </table:table-cell>
          <table:table-cell office:value-type="float" office:value="-0.23655483" calcext:value-type="float">
            <text:p>-0.23655483</text:p>
          </table:table-cell>
          <table:table-cell table:number-columns-repeated="18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0.0597179" calcext:value-type="float">
            <text:p>0.0597179</text:p>
          </table:table-cell>
          <table:table-cell office:value-type="float" office:value="0.12222696" calcext:value-type="float">
            <text:p>0.12222696</text:p>
          </table:table-cell>
          <table:table-cell office:value-type="float" office:value="0.08055194" calcext:value-type="float">
            <text:p>0.08055194</text:p>
          </table:table-cell>
          <table:table-cell office:value-type="float" office:value="-0.00590495" calcext:value-type="float">
            <text:p>-0.00590495</text:p>
          </table:table-cell>
          <table:table-cell office:value-type="float" office:value="0.08387548" calcext:value-type="float">
            <text:p>0.08387548</text:p>
          </table:table-cell>
          <table:table-cell office:value-type="float" office:value="-0.22101837" calcext:value-type="float">
            <text:p>-0.22101837</text:p>
          </table:table-cell>
          <table:table-cell table:number-columns-repeated="18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0.05450812" calcext:value-type="float">
            <text:p>0.05450812</text:p>
          </table:table-cell>
          <table:table-cell office:value-type="float" office:value="0.11993247" calcext:value-type="float">
            <text:p>0.11993247</text:p>
          </table:table-cell>
          <table:table-cell office:value-type="float" office:value="0.08244181" calcext:value-type="float">
            <text:p>0.08244181</text:p>
          </table:table-cell>
          <table:table-cell office:value-type="float" office:value="-0.00649844" calcext:value-type="float">
            <text:p>-0.00649844</text:p>
          </table:table-cell>
          <table:table-cell office:value-type="float" office:value="0.09021295" calcext:value-type="float">
            <text:p>0.09021295</text:p>
          </table:table-cell>
          <table:table-cell office:value-type="float" office:value="-0.21957381" calcext:value-type="float">
            <text:p>-0.21957381</text:p>
          </table:table-cell>
          <table:table-cell table:number-columns-repeated="18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0.04646369" calcext:value-type="float">
            <text:p>0.04646369</text:p>
          </table:table-cell>
          <table:table-cell office:value-type="float" office:value="0.09766369" calcext:value-type="float">
            <text:p>0.09766369</text:p>
          </table:table-cell>
          <table:table-cell office:value-type="float" office:value="0.07490878" calcext:value-type="float">
            <text:p>0.07490878</text:p>
          </table:table-cell>
          <table:table-cell office:value-type="float" office:value="-0.01276942" calcext:value-type="float">
            <text:p>-0.01276942</text:p>
          </table:table-cell>
          <table:table-cell office:value-type="float" office:value="0.09410635" calcext:value-type="float">
            <text:p>0.09410635</text:p>
          </table:table-cell>
          <table:table-cell office:value-type="float" office:value="-0.26134443" calcext:value-type="float">
            <text:p>-0.26134443</text:p>
          </table:table-cell>
          <table:table-cell table:number-columns-repeated="18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0.04425648" calcext:value-type="float">
            <text:p>0.04425648</text:p>
          </table:table-cell>
          <table:table-cell office:value-type="float" office:value="0.11363201" calcext:value-type="float">
            <text:p>0.11363201</text:p>
          </table:table-cell>
          <table:table-cell office:value-type="float" office:value="0.06986751" calcext:value-type="float">
            <text:p>0.06986751</text:p>
          </table:table-cell>
          <table:table-cell office:value-type="float" office:value="-0.0075425" calcext:value-type="float">
            <text:p>-0.0075425</text:p>
          </table:table-cell>
          <table:table-cell office:value-type="float" office:value="0.09900788" calcext:value-type="float">
            <text:p>0.09900788</text:p>
          </table:table-cell>
          <table:table-cell office:value-type="float" office:value="-0.31462801" calcext:value-type="float">
            <text:p>-0.31462801</text:p>
          </table:table-cell>
          <table:table-cell table:number-columns-repeated="18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0.04123988" calcext:value-type="float">
            <text:p>0.04123988</text:p>
          </table:table-cell>
          <table:table-cell office:value-type="float" office:value="0.1175255" calcext:value-type="float">
            <text:p>0.1175255</text:p>
          </table:table-cell>
          <table:table-cell office:value-type="float" office:value="0.06181172" calcext:value-type="float">
            <text:p>0.06181172</text:p>
          </table:table-cell>
          <table:table-cell office:value-type="float" office:value="-0.00349194" calcext:value-type="float">
            <text:p>-0.00349194</text:p>
          </table:table-cell>
          <table:table-cell office:value-type="float" office:value="0.09560496" calcext:value-type="float">
            <text:p>0.09560496</text:p>
          </table:table-cell>
          <table:table-cell office:value-type="float" office:value="-0.30258152" calcext:value-type="float">
            <text:p>-0.30258152</text:p>
          </table:table-cell>
          <table:table-cell table:number-columns-repeated="18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0.0442153" calcext:value-type="float">
            <text:p>0.0442153</text:p>
          </table:table-cell>
          <table:table-cell office:value-type="float" office:value="0.11889926" calcext:value-type="float">
            <text:p>0.11889926</text:p>
          </table:table-cell>
          <table:table-cell office:value-type="float" office:value="0.06032087" calcext:value-type="float">
            <text:p>0.06032087</text:p>
          </table:table-cell>
          <table:table-cell office:value-type="float" office:value="-0.00338512" calcext:value-type="float">
            <text:p>-0.00338512</text:p>
          </table:table-cell>
          <table:table-cell office:value-type="float" office:value="0.09014847" calcext:value-type="float">
            <text:p>0.09014847</text:p>
          </table:table-cell>
          <table:table-cell office:value-type="float" office:value="-0.34988967" calcext:value-type="float">
            <text:p>-0.34988967</text:p>
          </table:table-cell>
          <table:table-cell table:number-columns-repeated="18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0.05035207" calcext:value-type="float">
            <text:p>0.05035207</text:p>
          </table:table-cell>
          <table:table-cell office:value-type="float" office:value="0.1578386" calcext:value-type="float">
            <text:p>0.1578386</text:p>
          </table:table-cell>
          <table:table-cell office:value-type="float" office:value="0.06877013" calcext:value-type="float">
            <text:p>0.06877013</text:p>
          </table:table-cell>
          <table:table-cell office:value-type="float" office:value="0.00212435" calcext:value-type="float">
            <text:p>0.00212435</text:p>
          </table:table-cell>
          <table:table-cell office:value-type="float" office:value="0.08857096" calcext:value-type="float">
            <text:p>0.08857096</text:p>
          </table:table-cell>
          <table:table-cell office:value-type="float" office:value="-0.24885361" calcext:value-type="float">
            <text:p>-0.24885361</text:p>
          </table:table-cell>
          <table:table-cell table:number-columns-repeated="18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0.0564094" calcext:value-type="float">
            <text:p>0.0564094</text:p>
          </table:table-cell>
          <table:table-cell office:value-type="float" office:value="0.13954377" calcext:value-type="float">
            <text:p>0.13954377</text:p>
          </table:table-cell>
          <table:table-cell office:value-type="float" office:value="0.07271092" calcext:value-type="float">
            <text:p>0.07271092</text:p>
          </table:table-cell>
          <table:table-cell office:value-type="float" office:value="-0.00222238" calcext:value-type="float">
            <text:p>-0.00222238</text:p>
          </table:table-cell>
          <table:table-cell office:value-type="float" office:value="0.0816963" calcext:value-type="float">
            <text:p>0.0816963</text:p>
          </table:table-cell>
          <table:table-cell office:value-type="float" office:value="-0.23518941" calcext:value-type="float">
            <text:p>-0.23518941</text:p>
          </table:table-cell>
          <table:table-cell table:number-columns-repeated="18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0.06324637" calcext:value-type="float">
            <text:p>0.06324637</text:p>
          </table:table-cell>
          <table:table-cell office:value-type="float" office:value="0.14988658" calcext:value-type="float">
            <text:p>0.14988658</text:p>
          </table:table-cell>
          <table:table-cell office:value-type="float" office:value="0.07769819" calcext:value-type="float">
            <text:p>0.07769819</text:p>
          </table:table-cell>
          <table:table-cell office:value-type="float" office:value="-0.00733698" calcext:value-type="float">
            <text:p>-0.00733698</text:p>
          </table:table-cell>
          <table:table-cell office:value-type="float" office:value="0.08219181" calcext:value-type="float">
            <text:p>0.08219181</text:p>
          </table:table-cell>
          <table:table-cell office:value-type="float" office:value="-0.22979353" calcext:value-type="float">
            <text:p>-0.22979353</text:p>
          </table:table-cell>
          <table:table-cell table:number-columns-repeated="18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0.0630426" calcext:value-type="float">
            <text:p>0.0630426</text:p>
          </table:table-cell>
          <table:table-cell office:value-type="float" office:value="0.13238774" calcext:value-type="float">
            <text:p>0.13238774</text:p>
          </table:table-cell>
          <table:table-cell office:value-type="float" office:value="0.08228917" calcext:value-type="float">
            <text:p>0.08228917</text:p>
          </table:table-cell>
          <table:table-cell office:value-type="float" office:value="-0.00584385" calcext:value-type="float">
            <text:p>-0.00584385</text:p>
          </table:table-cell>
          <table:table-cell office:value-type="float" office:value="0.08863913" calcext:value-type="float">
            <text:p>0.08863913</text:p>
          </table:table-cell>
          <table:table-cell office:value-type="float" office:value="-0.19747949" calcext:value-type="float">
            <text:p>-0.19747949</text:p>
          </table:table-cell>
          <table:table-cell table:number-columns-repeated="18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0.05401668" calcext:value-type="float">
            <text:p>0.05401668</text:p>
          </table:table-cell>
          <table:table-cell office:value-type="float" office:value="0.10286684" calcext:value-type="float">
            <text:p>0.10286684</text:p>
          </table:table-cell>
          <table:table-cell office:value-type="float" office:value="0.07677867" calcext:value-type="float">
            <text:p>0.07677867</text:p>
          </table:table-cell>
          <table:table-cell office:value-type="float" office:value="-0.01074716" calcext:value-type="float">
            <text:p>-0.01074716</text:p>
          </table:table-cell>
          <table:table-cell office:value-type="float" office:value="0.09041837" calcext:value-type="float">
            <text:p>0.09041837</text:p>
          </table:table-cell>
          <table:table-cell office:value-type="float" office:value="-0.2544075" calcext:value-type="float">
            <text:p>-0.2544075</text:p>
          </table:table-cell>
          <table:table-cell table:number-columns-repeated="18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0.04807987" calcext:value-type="float">
            <text:p>0.04807987</text:p>
          </table:table-cell>
          <table:table-cell office:value-type="float" office:value="0.10226139" calcext:value-type="float">
            <text:p>0.10226139</text:p>
          </table:table-cell>
          <table:table-cell office:value-type="float" office:value="0.07512745" calcext:value-type="float">
            <text:p>0.07512745</text:p>
          </table:table-cell>
          <table:table-cell office:value-type="float" office:value="-0.01025035" calcext:value-type="float">
            <text:p>-0.01025035</text:p>
          </table:table-cell>
          <table:table-cell office:value-type="float" office:value="0.09793328" calcext:value-type="float">
            <text:p>0.09793328</text:p>
          </table:table-cell>
          <table:table-cell office:value-type="float" office:value="-0.29253444" calcext:value-type="float">
            <text:p>-0.29253444</text:p>
          </table:table-cell>
          <table:table-cell table:number-columns-repeated="18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0.04285656" calcext:value-type="float">
            <text:p>0.04285656</text:p>
          </table:table-cell>
          <table:table-cell office:value-type="float" office:value="0.11277698" calcext:value-type="float">
            <text:p>0.11277698</text:p>
          </table:table-cell>
          <table:table-cell office:value-type="float" office:value="0.07033566" calcext:value-type="float">
            <text:p>0.07033566</text:p>
          </table:table-cell>
          <table:table-cell office:value-type="float" office:value="-0.00412985" calcext:value-type="float">
            <text:p>-0.00412985</text:p>
          </table:table-cell>
          <table:table-cell office:value-type="float" office:value="0.09997107" calcext:value-type="float">
            <text:p>0.09997107</text:p>
          </table:table-cell>
          <table:table-cell office:value-type="float" office:value="-0.28564626" calcext:value-type="float">
            <text:p>-0.28564626</text:p>
          </table:table-cell>
          <table:table-cell table:number-columns-repeated="18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0.04129049" calcext:value-type="float">
            <text:p>0.04129049</text:p>
          </table:table-cell>
          <table:table-cell office:value-type="float" office:value="0.10757036" calcext:value-type="float">
            <text:p>0.10757036</text:p>
          </table:table-cell>
          <table:table-cell office:value-type="float" office:value="0.06519783" calcext:value-type="float">
            <text:p>0.06519783</text:p>
          </table:table-cell>
          <table:table-cell office:value-type="float" office:value="-0.00732211" calcext:value-type="float">
            <text:p>-0.00732211</text:p>
          </table:table-cell>
          <table:table-cell office:value-type="float" office:value="0.09338278" calcext:value-type="float">
            <text:p>0.09338278</text:p>
          </table:table-cell>
          <table:table-cell office:value-type="float" office:value="-0.38466066" calcext:value-type="float">
            <text:p>-0.38466066</text:p>
          </table:table-cell>
          <table:table-cell table:number-columns-repeated="18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0.04202814" calcext:value-type="float">
            <text:p>0.04202814</text:p>
          </table:table-cell>
          <table:table-cell office:value-type="float" office:value="0.12992857" calcext:value-type="float">
            <text:p>0.12992857</text:p>
          </table:table-cell>
          <table:table-cell office:value-type="float" office:value="0.06544311" calcext:value-type="float">
            <text:p>0.06544311</text:p>
          </table:table-cell>
          <table:table-cell office:value-type="float" office:value="-0.00133473" calcext:value-type="float">
            <text:p>-0.00133473</text:p>
          </table:table-cell>
          <table:table-cell office:value-type="float" office:value="0.09050608" calcext:value-type="float">
            <text:p>0.09050608</text:p>
          </table:table-cell>
          <table:table-cell office:value-type="float" office:value="-0.28690824" calcext:value-type="float">
            <text:p>-0.28690824</text:p>
          </table:table-cell>
          <table:table-cell table:number-columns-repeated="18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0.04787251" calcext:value-type="float">
            <text:p>0.04787251</text:p>
          </table:table-cell>
          <table:table-cell office:value-type="float" office:value="0.1349047" calcext:value-type="float">
            <text:p>0.1349047</text:p>
          </table:table-cell>
          <table:table-cell office:value-type="float" office:value="0.06931102" calcext:value-type="float">
            <text:p>0.06931102</text:p>
          </table:table-cell>
          <table:table-cell office:value-type="float" office:value="-0.00223245" calcext:value-type="float">
            <text:p>-0.00223245</text:p>
          </table:table-cell>
          <table:table-cell office:value-type="float" office:value="0.08371662" calcext:value-type="float">
            <text:p>0.08371662</text:p>
          </table:table-cell>
          <table:table-cell office:value-type="float" office:value="-0.23287325" calcext:value-type="float">
            <text:p>-0.23287325</text:p>
          </table:table-cell>
          <table:table-cell table:number-columns-repeated="18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0.05758052" calcext:value-type="float">
            <text:p>0.05758052</text:p>
          </table:table-cell>
          <table:table-cell office:value-type="float" office:value="0.1662672" calcext:value-type="float">
            <text:p>0.1662672</text:p>
          </table:table-cell>
          <table:table-cell office:value-type="float" office:value="0.07733027" calcext:value-type="float">
            <text:p>0.07733027</text:p>
          </table:table-cell>
          <table:table-cell office:value-type="float" office:value="-0.00324578" calcext:value-type="float">
            <text:p>-0.00324578</text:p>
          </table:table-cell>
          <table:table-cell office:value-type="float" office:value="0.08075624" calcext:value-type="float">
            <text:p>0.08075624</text:p>
          </table:table-cell>
          <table:table-cell office:value-type="float" office:value="-0.23478235" calcext:value-type="float">
            <text:p>-0.23478235</text:p>
          </table:table-cell>
          <table:table-cell table:number-columns-repeated="18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0.06029246" calcext:value-type="float">
            <text:p>0.06029246</text:p>
          </table:table-cell>
          <table:table-cell office:value-type="float" office:value="0.14021654" calcext:value-type="float">
            <text:p>0.14021654</text:p>
          </table:table-cell>
          <table:table-cell office:value-type="float" office:value="0.08074335" calcext:value-type="float">
            <text:p>0.08074335</text:p>
          </table:table-cell>
          <table:table-cell office:value-type="float" office:value="-0.00629012" calcext:value-type="float">
            <text:p>-0.00629012</text:p>
          </table:table-cell>
          <table:table-cell office:value-type="float" office:value="0.08688992" calcext:value-type="float">
            <text:p>0.08688992</text:p>
          </table:table-cell>
          <table:table-cell office:value-type="float" office:value="-0.19403799" calcext:value-type="float">
            <text:p>-0.19403799</text:p>
          </table:table-cell>
          <table:table-cell table:number-columns-repeated="18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0.05984772" calcext:value-type="float">
            <text:p>0.05984772</text:p>
          </table:table-cell>
          <table:table-cell office:value-type="float" office:value="0.12024791" calcext:value-type="float">
            <text:p>0.12024791</text:p>
          </table:table-cell>
          <table:table-cell office:value-type="float" office:value="0.0783498" calcext:value-type="float">
            <text:p>0.0783498</text:p>
          </table:table-cell>
          <table:table-cell office:value-type="float" office:value="-0.01104452" calcext:value-type="float">
            <text:p>-0.01104452</text:p>
          </table:table-cell>
          <table:table-cell office:value-type="float" office:value="0.08963707" calcext:value-type="float">
            <text:p>0.08963707</text:p>
          </table:table-cell>
          <table:table-cell office:value-type="float" office:value="-0.22656059" calcext:value-type="float">
            <text:p>-0.22656059</text:p>
          </table:table-cell>
          <table:table-cell table:number-columns-repeated="18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0.05539336" calcext:value-type="float">
            <text:p>0.05539336</text:p>
          </table:table-cell>
          <table:table-cell office:value-type="float" office:value="0.12016997" calcext:value-type="float">
            <text:p>0.12016997</text:p>
          </table:table-cell>
          <table:table-cell office:value-type="float" office:value="0.07538954" calcext:value-type="float">
            <text:p>0.07538954</text:p>
          </table:table-cell>
          <table:table-cell office:value-type="float" office:value="-0.00904445" calcext:value-type="float">
            <text:p>-0.00904445</text:p>
          </table:table-cell>
          <table:table-cell office:value-type="float" office:value="0.09659988" calcext:value-type="float">
            <text:p>0.09659988</text:p>
          </table:table-cell>
          <table:table-cell office:value-type="float" office:value="-0.28485462" calcext:value-type="float">
            <text:p>-0.28485462</text:p>
          </table:table-cell>
          <table:table-cell table:number-columns-repeated="18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0.04678228" calcext:value-type="float">
            <text:p>0.04678228</text:p>
          </table:table-cell>
          <table:table-cell office:value-type="float" office:value="0.0986075" calcext:value-type="float">
            <text:p>0.0986075</text:p>
          </table:table-cell>
          <table:table-cell office:value-type="float" office:value="0.06664323" calcext:value-type="float">
            <text:p>0.06664323</text:p>
          </table:table-cell>
          <table:table-cell office:value-type="float" office:value="-0.00668195" calcext:value-type="float">
            <text:p>-0.00668195</text:p>
          </table:table-cell>
          <table:table-cell office:value-type="float" office:value="0.09888271" calcext:value-type="float">
            <text:p>0.09888271</text:p>
          </table:table-cell>
          <table:table-cell office:value-type="float" office:value="-0.27060705" calcext:value-type="float">
            <text:p>-0.27060705</text:p>
          </table:table-cell>
          <table:table-cell table:number-columns-repeated="18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0.04434407" calcext:value-type="float">
            <text:p>0.04434407</text:p>
          </table:table-cell>
          <table:table-cell office:value-type="float" office:value="0.10995641" calcext:value-type="float">
            <text:p>0.10995641</text:p>
          </table:table-cell>
          <table:table-cell office:value-type="float" office:value="0.06269245" calcext:value-type="float">
            <text:p>0.06269245</text:p>
          </table:table-cell>
          <table:table-cell office:value-type="float" office:value="-0.0054341" calcext:value-type="float">
            <text:p>-0.0054341</text:p>
          </table:table-cell>
          <table:table-cell office:value-type="float" office:value="0.09191138" calcext:value-type="float">
            <text:p>0.09191138</text:p>
          </table:table-cell>
          <table:table-cell office:value-type="float" office:value="-0.35646608" calcext:value-type="float">
            <text:p>-0.35646608</text:p>
          </table:table-cell>
          <table:table-cell table:number-columns-repeated="18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04487092" calcext:value-type="float">
            <text:p>0.04487092</text:p>
          </table:table-cell>
          <table:table-cell office:value-type="float" office:value="0.13165157" calcext:value-type="float">
            <text:p>0.13165157</text:p>
          </table:table-cell>
          <table:table-cell office:value-type="float" office:value="0.06674588" calcext:value-type="float">
            <text:p>0.06674588</text:p>
          </table:table-cell>
          <table:table-cell office:value-type="float" office:value="0.00025312" calcext:value-type="float">
            <text:p>0.00025312</text:p>
          </table:table-cell>
          <table:table-cell office:value-type="float" office:value="0.08900323" calcext:value-type="float">
            <text:p>0.08900323</text:p>
          </table:table-cell>
          <table:table-cell office:value-type="float" office:value="-0.27650195" calcext:value-type="float">
            <text:p>-0.27650195</text:p>
          </table:table-cell>
          <table:table-cell table:number-columns-repeated="18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0.04899808" calcext:value-type="float">
            <text:p>0.04899808</text:p>
          </table:table-cell>
          <table:table-cell office:value-type="float" office:value="0.13118583" calcext:value-type="float">
            <text:p>0.13118583</text:p>
          </table:table-cell>
          <table:table-cell office:value-type="float" office:value="0.06861834" calcext:value-type="float">
            <text:p>0.06861834</text:p>
          </table:table-cell>
          <table:table-cell office:value-type="float" office:value="-0.0025026" calcext:value-type="float">
            <text:p>-0.0025026</text:p>
          </table:table-cell>
          <table:table-cell office:value-type="float" office:value="0.08281081" calcext:value-type="float">
            <text:p>0.08281081</text:p>
          </table:table-cell>
          <table:table-cell office:value-type="float" office:value="-0.21965402" calcext:value-type="float">
            <text:p>-0.21965402</text:p>
          </table:table-cell>
          <table:table-cell table:number-columns-repeated="18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0.05644615" calcext:value-type="float">
            <text:p>0.05644615</text:p>
          </table:table-cell>
          <table:table-cell office:value-type="float" office:value="0.157184" calcext:value-type="float">
            <text:p>0.157184</text:p>
          </table:table-cell>
          <table:table-cell office:value-type="float" office:value="0.07727468" calcext:value-type="float">
            <text:p>0.07727468</text:p>
          </table:table-cell>
          <table:table-cell office:value-type="float" office:value="-0.00504284" calcext:value-type="float">
            <text:p>-0.00504284</text:p>
          </table:table-cell>
          <table:table-cell office:value-type="float" office:value="0.08076017" calcext:value-type="float">
            <text:p>0.08076017</text:p>
          </table:table-cell>
          <table:table-cell office:value-type="float" office:value="-0.23033533" calcext:value-type="float">
            <text:p>-0.23033533</text:p>
          </table:table-cell>
          <table:table-cell table:number-columns-repeated="18"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0.05742212" calcext:value-type="float">
            <text:p>0.05742212</text:p>
          </table:table-cell>
          <table:table-cell office:value-type="float" office:value="0.13527307" calcext:value-type="float">
            <text:p>0.13527307</text:p>
          </table:table-cell>
          <table:table-cell office:value-type="float" office:value="0.08081541" calcext:value-type="float">
            <text:p>0.08081541</text:p>
          </table:table-cell>
          <table:table-cell office:value-type="float" office:value="-0.00419739" calcext:value-type="float">
            <text:p>-0.00419739</text:p>
          </table:table-cell>
          <table:table-cell office:value-type="float" office:value="0.08792147" calcext:value-type="float">
            <text:p>0.08792147</text:p>
          </table:table-cell>
          <table:table-cell office:value-type="float" office:value="-0.19451725" calcext:value-type="float">
            <text:p>-0.19451725</text:p>
          </table:table-cell>
          <table:table-cell table:number-columns-repeated="18"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0.05812962" calcext:value-type="float">
            <text:p>0.05812962</text:p>
          </table:table-cell>
          <table:table-cell office:value-type="float" office:value="0.12150132" calcext:value-type="float">
            <text:p>0.12150132</text:p>
          </table:table-cell>
          <table:table-cell office:value-type="float" office:value="0.07433088" calcext:value-type="float">
            <text:p>0.07433088</text:p>
          </table:table-cell>
          <table:table-cell office:value-type="float" office:value="-0.01229899" calcext:value-type="float">
            <text:p>-0.01229899</text:p>
          </table:table-cell>
          <table:table-cell office:value-type="float" office:value="0.09059215" calcext:value-type="float">
            <text:p>0.09059215</text:p>
          </table:table-cell>
          <table:table-cell office:value-type="float" office:value="-0.2314873" calcext:value-type="float">
            <text:p>-0.2314873</text:p>
          </table:table-cell>
          <table:table-cell table:number-columns-repeated="18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0.05337226" calcext:value-type="float">
            <text:p>0.05337226</text:p>
          </table:table-cell>
          <table:table-cell office:value-type="float" office:value="0.12361424" calcext:value-type="float">
            <text:p>0.12361424</text:p>
          </table:table-cell>
          <table:table-cell office:value-type="float" office:value="0.07283667" calcext:value-type="float">
            <text:p>0.07283667</text:p>
          </table:table-cell>
          <table:table-cell office:value-type="float" office:value="-0.00774096" calcext:value-type="float">
            <text:p>-0.00774096</text:p>
          </table:table-cell>
          <table:table-cell office:value-type="float" office:value="0.09683641" calcext:value-type="float">
            <text:p>0.09683641</text:p>
          </table:table-cell>
          <table:table-cell office:value-type="float" office:value="-0.29318193" calcext:value-type="float">
            <text:p>-0.29318193</text:p>
          </table:table-cell>
          <table:table-cell table:number-columns-repeated="18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0.04638115" calcext:value-type="float">
            <text:p>0.04638115</text:p>
          </table:table-cell>
          <table:table-cell office:value-type="float" office:value="0.09810037" calcext:value-type="float">
            <text:p>0.09810037</text:p>
          </table:table-cell>
          <table:table-cell office:value-type="float" office:value="0.06771554" calcext:value-type="float">
            <text:p>0.06771554</text:p>
          </table:table-cell>
          <table:table-cell office:value-type="float" office:value="-0.00393203" calcext:value-type="float">
            <text:p>-0.00393203</text:p>
          </table:table-cell>
          <table:table-cell office:value-type="float" office:value="0.09976455" calcext:value-type="float">
            <text:p>0.09976455</text:p>
          </table:table-cell>
          <table:table-cell office:value-type="float" office:value="-0.27351096" calcext:value-type="float">
            <text:p>-0.27351096</text:p>
          </table:table-cell>
          <table:table-cell table:number-columns-repeated="18"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0.0462437" calcext:value-type="float">
            <text:p>0.0462437</text:p>
          </table:table-cell>
          <table:table-cell office:value-type="float" office:value="0.12294117" calcext:value-type="float">
            <text:p>0.12294117</text:p>
          </table:table-cell>
          <table:table-cell office:value-type="float" office:value="0.06503242" calcext:value-type="float">
            <text:p>0.06503242</text:p>
          </table:table-cell>
          <table:table-cell office:value-type="float" office:value="-0.00635271" calcext:value-type="float">
            <text:p>-0.00635271</text:p>
          </table:table-cell>
          <table:table-cell office:value-type="float" office:value="0.09281766" calcext:value-type="float">
            <text:p>0.09281766</text:p>
          </table:table-cell>
          <table:table-cell office:value-type="float" office:value="-0.35681719" calcext:value-type="float">
            <text:p>-0.35681719</text:p>
          </table:table-cell>
          <table:table-cell table:number-columns-repeated="18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0.04348807" calcext:value-type="float">
            <text:p>0.04348807</text:p>
          </table:table-cell>
          <table:table-cell office:value-type="float" office:value="0.12162433" calcext:value-type="float">
            <text:p>0.12162433</text:p>
          </table:table-cell>
          <table:table-cell office:value-type="float" office:value="0.06966391" calcext:value-type="float">
            <text:p>0.06966391</text:p>
          </table:table-cell>
          <table:table-cell office:value-type="float" office:value="-0.00069515" calcext:value-type="float">
            <text:p>-0.00069515</text:p>
          </table:table-cell>
          <table:table-cell office:value-type="float" office:value="0.08942982" calcext:value-type="float">
            <text:p>0.08942982</text:p>
          </table:table-cell>
          <table:table-cell office:value-type="float" office:value="-0.28816351" calcext:value-type="float">
            <text:p>-0.28816351</text:p>
          </table:table-cell>
          <table:table-cell table:number-columns-repeated="18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0.04481498" calcext:value-type="float">
            <text:p>0.04481498</text:p>
          </table:table-cell>
          <table:table-cell office:value-type="float" office:value="0.11460637" calcext:value-type="float">
            <text:p>0.11460637</text:p>
          </table:table-cell>
          <table:table-cell office:value-type="float" office:value="0.07087946" calcext:value-type="float">
            <text:p>0.07087946</text:p>
          </table:table-cell>
          <table:table-cell office:value-type="float" office:value="-0.00344269" calcext:value-type="float">
            <text:p>-0.00344269</text:p>
          </table:table-cell>
          <table:table-cell office:value-type="float" office:value="0.0825645" calcext:value-type="float">
            <text:p>0.0825645</text:p>
          </table:table-cell>
          <table:table-cell office:value-type="float" office:value="-0.21921159" calcext:value-type="float">
            <text:p>-0.21921159</text:p>
          </table:table-cell>
          <table:table-cell table:number-columns-repeated="18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0.05140188" calcext:value-type="float">
            <text:p>0.05140188</text:p>
          </table:table-cell>
          <table:table-cell office:value-type="float" office:value="0.15749304" calcext:value-type="float">
            <text:p>0.15749304</text:p>
          </table:table-cell>
          <table:table-cell office:value-type="float" office:value="0.07841393" calcext:value-type="float">
            <text:p>0.07841393</text:p>
          </table:table-cell>
          <table:table-cell office:value-type="float" office:value="-0.00665285" calcext:value-type="float">
            <text:p>-0.00665285</text:p>
          </table:table-cell>
          <table:table-cell office:value-type="float" office:value="0.08094904" calcext:value-type="float">
            <text:p>0.08094904</text:p>
          </table:table-cell>
          <table:table-cell office:value-type="float" office:value="-0.23346424" calcext:value-type="float">
            <text:p>-0.23346424</text:p>
          </table:table-cell>
          <table:table-cell table:number-columns-repeated="18"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0.05700969" calcext:value-type="float">
            <text:p>0.05700969</text:p>
          </table:table-cell>
          <table:table-cell office:value-type="float" office:value="0.14328294" calcext:value-type="float">
            <text:p>0.14328294</text:p>
          </table:table-cell>
          <table:table-cell office:value-type="float" office:value="0.07859896" calcext:value-type="float">
            <text:p>0.07859896</text:p>
          </table:table-cell>
          <table:table-cell office:value-type="float" office:value="-0.00470197" calcext:value-type="float">
            <text:p>-0.00470197</text:p>
          </table:table-cell>
          <table:table-cell office:value-type="float" office:value="0.0882015" calcext:value-type="float">
            <text:p>0.0882015</text:p>
          </table:table-cell>
          <table:table-cell office:value-type="float" office:value="-0.19376621" calcext:value-type="float">
            <text:p>-0.19376621</text:p>
          </table:table-cell>
          <table:table-cell table:number-columns-repeated="18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06075312" calcext:value-type="float">
            <text:p>0.06075312</text:p>
          </table:table-cell>
          <table:table-cell office:value-type="float" office:value="0.1387005" calcext:value-type="float">
            <text:p>0.1387005</text:p>
          </table:table-cell>
          <table:table-cell office:value-type="float" office:value="0.07320954" calcext:value-type="float">
            <text:p>0.07320954</text:p>
          </table:table-cell>
          <table:table-cell office:value-type="float" office:value="-0.01244533" calcext:value-type="float">
            <text:p>-0.01244533</text:p>
          </table:table-cell>
          <table:table-cell office:value-type="float" office:value="0.08961493" calcext:value-type="float">
            <text:p>0.08961493</text:p>
          </table:table-cell>
          <table:table-cell office:value-type="float" office:value="-0.23726097" calcext:value-type="float">
            <text:p>-0.23726097</text:p>
          </table:table-cell>
          <table:table-cell table:number-columns-repeated="18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0.06292187" calcext:value-type="float">
            <text:p>0.06292187</text:p>
          </table:table-cell>
          <table:table-cell office:value-type="float" office:value="0.13411549" calcext:value-type="float">
            <text:p>0.13411549</text:p>
          </table:table-cell>
          <table:table-cell office:value-type="float" office:value="0.07388568" calcext:value-type="float">
            <text:p>0.07388568</text:p>
          </table:table-cell>
          <table:table-cell office:value-type="float" office:value="-0.0054505" calcext:value-type="float">
            <text:p>-0.0054505</text:p>
          </table:table-cell>
          <table:table-cell office:value-type="float" office:value="0.09611582" calcext:value-type="float">
            <text:p>0.09611582</text:p>
          </table:table-cell>
          <table:table-cell office:value-type="float" office:value="-0.29639444" calcext:value-type="float">
            <text:p>-0.29639444</text:p>
          </table:table-cell>
          <table:table-cell table:number-columns-repeated="18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0.0521463" calcext:value-type="float">
            <text:p>0.0521463</text:p>
          </table:table-cell>
          <table:table-cell office:value-type="float" office:value="0.10670945" calcext:value-type="float">
            <text:p>0.10670945</text:p>
          </table:table-cell>
          <table:table-cell office:value-type="float" office:value="0.07075413" calcext:value-type="float">
            <text:p>0.07075413</text:p>
          </table:table-cell>
          <table:table-cell office:value-type="float" office:value="-0.00523592" calcext:value-type="float">
            <text:p>-0.00523592</text:p>
          </table:table-cell>
          <table:table-cell office:value-type="float" office:value="0.09775526" calcext:value-type="float">
            <text:p>0.09775526</text:p>
          </table:table-cell>
          <table:table-cell office:value-type="float" office:value="-0.26360956" calcext:value-type="float">
            <text:p>-0.26360956</text:p>
          </table:table-cell>
          <table:table-cell table:number-columns-repeated="18"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0.04731568" calcext:value-type="float">
            <text:p>0.04731568</text:p>
          </table:table-cell>
          <table:table-cell office:value-type="float" office:value="0.09454684" calcext:value-type="float">
            <text:p>0.09454684</text:p>
          </table:table-cell>
          <table:table-cell office:value-type="float" office:value="0.06197679" calcext:value-type="float">
            <text:p>0.06197679</text:p>
          </table:table-cell>
          <table:table-cell office:value-type="float" office:value="-0.00633201" calcext:value-type="float">
            <text:p>-0.00633201</text:p>
          </table:table-cell>
          <table:table-cell office:value-type="float" office:value="0.08975763" calcext:value-type="float">
            <text:p>0.08975763</text:p>
          </table:table-cell>
          <table:table-cell office:value-type="float" office:value="-0.35528979" calcext:value-type="float">
            <text:p>-0.35528979</text:p>
          </table:table-cell>
          <table:table-cell table:number-columns-repeated="18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0.0440928" calcext:value-type="float">
            <text:p>0.0440928</text:p>
          </table:table-cell>
          <table:table-cell office:value-type="float" office:value="0.13235569" calcext:value-type="float">
            <text:p>0.13235569</text:p>
          </table:table-cell>
          <table:table-cell office:value-type="float" office:value="0.06353325" calcext:value-type="float">
            <text:p>0.06353325</text:p>
          </table:table-cell>
          <table:table-cell office:value-type="float" office:value="-0.00246765" calcext:value-type="float">
            <text:p>-0.00246765</text:p>
          </table:table-cell>
          <table:table-cell office:value-type="float" office:value="0.08858156" calcext:value-type="float">
            <text:p>0.08858156</text:p>
          </table:table-cell>
          <table:table-cell office:value-type="float" office:value="-0.26751712" calcext:value-type="float">
            <text:p>-0.26751712</text:p>
          </table:table-cell>
          <table:table-cell table:number-columns-repeated="18"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0.03831306" calcext:value-type="float">
            <text:p>0.03831306</text:p>
          </table:table-cell>
          <table:table-cell office:value-type="float" office:value="0.09306267" calcext:value-type="float">
            <text:p>0.09306267</text:p>
          </table:table-cell>
          <table:table-cell office:value-type="float" office:value="0.07140066" calcext:value-type="float">
            <text:p>0.07140066</text:p>
          </table:table-cell>
          <table:table-cell office:value-type="float" office:value="0.00127552" calcext:value-type="float">
            <text:p>0.00127552</text:p>
          </table:table-cell>
          <table:table-cell office:value-type="float" office:value="0.08419769" calcext:value-type="float">
            <text:p>0.08419769</text:p>
          </table:table-cell>
          <table:table-cell office:value-type="float" office:value="-0.21855825" calcext:value-type="float">
            <text:p>-0.21855825</text:p>
          </table:table-cell>
          <table:table-cell table:number-columns-repeated="18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0.04127755" calcext:value-type="float">
            <text:p>0.04127755</text:p>
          </table:table-cell>
          <table:table-cell office:value-type="float" office:value="0.12582062" calcext:value-type="float">
            <text:p>0.12582062</text:p>
          </table:table-cell>
          <table:table-cell office:value-type="float" office:value="0.07664015" calcext:value-type="float">
            <text:p>0.07664015</text:p>
          </table:table-cell>
          <table:table-cell office:value-type="float" office:value="-0.00504063" calcext:value-type="float">
            <text:p>-0.00504063</text:p>
          </table:table-cell>
          <table:table-cell office:value-type="float" office:value="0.0813956" calcext:value-type="float">
            <text:p>0.0813956</text:p>
          </table:table-cell>
          <table:table-cell office:value-type="float" office:value="-0.24703799" calcext:value-type="float">
            <text:p>-0.24703799</text:p>
          </table:table-cell>
          <table:table-cell table:number-columns-repeated="18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0.04802183" calcext:value-type="float">
            <text:p>0.04802183</text:p>
          </table:table-cell>
          <table:table-cell office:value-type="float" office:value="0.15470847" calcext:value-type="float">
            <text:p>0.15470847</text:p>
          </table:table-cell>
          <table:table-cell office:value-type="float" office:value="0.0859983" calcext:value-type="float">
            <text:p>0.0859983</text:p>
          </table:table-cell>
          <table:table-cell office:value-type="float" office:value="-0.00838086" calcext:value-type="float">
            <text:p>-0.00838086</text:p>
          </table:table-cell>
          <table:table-cell office:value-type="float" office:value="0.08866821" calcext:value-type="float">
            <text:p>0.08866821</text:p>
          </table:table-cell>
          <table:table-cell office:value-type="float" office:value="-0.20537303" calcext:value-type="float">
            <text:p>-0.20537303</text:p>
          </table:table-cell>
          <table:table-cell table:number-columns-repeated="18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0.05465986" calcext:value-type="float">
            <text:p>0.05465986</text:p>
          </table:table-cell>
          <table:table-cell office:value-type="float" office:value="0.1430144" calcext:value-type="float">
            <text:p>0.1430144</text:p>
          </table:table-cell>
          <table:table-cell office:value-type="float" office:value="0.08473726" calcext:value-type="float">
            <text:p>0.08473726</text:p>
          </table:table-cell>
          <table:table-cell office:value-type="float" office:value="-0.00972874" calcext:value-type="float">
            <text:p>-0.00972874</text:p>
          </table:table-cell>
          <table:table-cell office:value-type="float" office:value="0.09048773" calcext:value-type="float">
            <text:p>0.09048773</text:p>
          </table:table-cell>
          <table:table-cell office:value-type="float" office:value="-0.23532863" calcext:value-type="float">
            <text:p>-0.23532863</text:p>
          </table:table-cell>
          <table:table-cell table:number-columns-repeated="18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0.0620879" calcext:value-type="float">
            <text:p>0.0620879</text:p>
          </table:table-cell>
          <table:table-cell office:value-type="float" office:value="0.14944375" calcext:value-type="float">
            <text:p>0.14944375</text:p>
          </table:table-cell>
          <table:table-cell office:value-type="float" office:value="0.0757113" calcext:value-type="float">
            <text:p>0.0757113</text:p>
          </table:table-cell>
          <table:table-cell office:value-type="float" office:value="-0.01569946" calcext:value-type="float">
            <text:p>-0.01569946</text:p>
          </table:table-cell>
          <table:table-cell office:value-type="float" office:value="0.09590401" calcext:value-type="float">
            <text:p>0.09590401</text:p>
          </table:table-cell>
          <table:table-cell office:value-type="float" office:value="-0.31249592" calcext:value-type="float">
            <text:p>-0.31249592</text:p>
          </table:table-cell>
          <table:table-cell table:number-columns-repeated="18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0.06216175" calcext:value-type="float">
            <text:p>0.06216175</text:p>
          </table:table-cell>
          <table:table-cell office:value-type="float" office:value="0.13277346" calcext:value-type="float">
            <text:p>0.13277346</text:p>
          </table:table-cell>
          <table:table-cell office:value-type="float" office:value="0.06920999" calcext:value-type="float">
            <text:p>0.06920999</text:p>
          </table:table-cell>
          <table:table-cell office:value-type="float" office:value="-0.00719115" calcext:value-type="float">
            <text:p>-0.00719115</text:p>
          </table:table-cell>
          <table:table-cell office:value-type="float" office:value="0.09696864" calcext:value-type="float">
            <text:p>0.09696864</text:p>
          </table:table-cell>
          <table:table-cell office:value-type="float" office:value="-0.26548707" calcext:value-type="float">
            <text:p>-0.26548707</text:p>
          </table:table-cell>
          <table:table-cell table:number-columns-repeated="18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0.05749025" calcext:value-type="float">
            <text:p>0.05749025</text:p>
          </table:table-cell>
          <table:table-cell office:value-type="float" office:value="0.11011217" calcext:value-type="float">
            <text:p>0.11011217</text:p>
          </table:table-cell>
          <table:table-cell office:value-type="float" office:value="0.06072701" calcext:value-type="float">
            <text:p>0.06072701</text:p>
          </table:table-cell>
          <table:table-cell office:value-type="float" office:value="-0.00435758" calcext:value-type="float">
            <text:p>-0.00435758</text:p>
          </table:table-cell>
          <table:table-cell office:value-type="float" office:value="0.08922499" calcext:value-type="float">
            <text:p>0.08922499</text:p>
          </table:table-cell>
          <table:table-cell office:value-type="float" office:value="-0.35093713" calcext:value-type="float">
            <text:p>-0.35093713</text:p>
          </table:table-cell>
          <table:table-cell table:number-columns-repeated="18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0.0541993" calcext:value-type="float">
            <text:p>0.0541993</text:p>
          </table:table-cell>
          <table:table-cell office:value-type="float" office:value="0.11767606" calcext:value-type="float">
            <text:p>0.11767606</text:p>
          </table:table-cell>
          <table:table-cell office:value-type="float" office:value="0.05928701" calcext:value-type="float">
            <text:p>0.05928701</text:p>
          </table:table-cell>
          <table:table-cell office:value-type="float" office:value="-0.00247773" calcext:value-type="float">
            <text:p>-0.00247773</text:p>
          </table:table-cell>
          <table:table-cell office:value-type="float" office:value="0.08876676" calcext:value-type="float">
            <text:p>0.08876676</text:p>
          </table:table-cell>
          <table:table-cell office:value-type="float" office:value="-0.26805434" calcext:value-type="float">
            <text:p>-0.26805434</text:p>
          </table:table-cell>
          <table:table-cell table:number-columns-repeated="18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0.04559655" calcext:value-type="float">
            <text:p>0.04559655</text:p>
          </table:table-cell>
          <table:table-cell office:value-type="float" office:value="0.10478448" calcext:value-type="float">
            <text:p>0.10478448</text:p>
          </table:table-cell>
          <table:table-cell office:value-type="float" office:value="0.0657085" calcext:value-type="float">
            <text:p>0.0657085</text:p>
          </table:table-cell>
          <table:table-cell office:value-type="float" office:value="0.00184004" calcext:value-type="float">
            <text:p>0.00184004</text:p>
          </table:table-cell>
          <table:table-cell office:value-type="float" office:value="0.0841351" calcext:value-type="float">
            <text:p>0.0841351</text:p>
          </table:table-cell>
          <table:table-cell office:value-type="float" office:value="-0.21968405" calcext:value-type="float">
            <text:p>-0.21968405</text:p>
          </table:table-cell>
          <table:table-cell table:number-columns-repeated="18"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0.04486665" calcext:value-type="float">
            <text:p>0.04486665</text:p>
          </table:table-cell>
          <table:table-cell office:value-type="float" office:value="0.10628696" calcext:value-type="float">
            <text:p>0.10628696</text:p>
          </table:table-cell>
          <table:table-cell office:value-type="float" office:value="0.07170472" calcext:value-type="float">
            <text:p>0.07170472</text:p>
          </table:table-cell>
          <table:table-cell office:value-type="float" office:value="-0.00188643" calcext:value-type="float">
            <text:p>-0.00188643</text:p>
          </table:table-cell>
          <table:table-cell office:value-type="float" office:value="0.08470159" calcext:value-type="float">
            <text:p>0.08470159</text:p>
          </table:table-cell>
          <table:table-cell office:value-type="float" office:value="-0.26321933" calcext:value-type="float">
            <text:p>-0.26321933</text:p>
          </table:table-cell>
          <table:table-cell table:number-columns-repeated="18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0.04472087" calcext:value-type="float">
            <text:p>0.04472087</text:p>
          </table:table-cell>
          <table:table-cell office:value-type="float" office:value="0.14098588" calcext:value-type="float">
            <text:p>0.14098588</text:p>
          </table:table-cell>
          <table:table-cell office:value-type="float" office:value="0.07716438" calcext:value-type="float">
            <text:p>0.07716438</text:p>
          </table:table-cell>
          <table:table-cell office:value-type="float" office:value="-0.00526077" calcext:value-type="float">
            <text:p>-0.00526077</text:p>
          </table:table-cell>
          <table:table-cell office:value-type="float" office:value="0.09235275" calcext:value-type="float">
            <text:p>0.09235275</text:p>
          </table:table-cell>
          <table:table-cell office:value-type="float" office:value="-0.21269475" calcext:value-type="float">
            <text:p>-0.21269475</text:p>
          </table:table-cell>
          <table:table-cell table:number-columns-repeated="18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0.04636082" calcext:value-type="float">
            <text:p>0.04636082</text:p>
          </table:table-cell>
          <table:table-cell office:value-type="float" office:value="0.11560571" calcext:value-type="float">
            <text:p>0.11560571</text:p>
          </table:table-cell>
          <table:table-cell office:value-type="float" office:value="0.07984447" calcext:value-type="float">
            <text:p>0.07984447</text:p>
          </table:table-cell>
          <table:table-cell office:value-type="float" office:value="-0.00735526" calcext:value-type="float">
            <text:p>-0.00735526</text:p>
          </table:table-cell>
          <table:table-cell office:value-type="float" office:value="0.09299338" calcext:value-type="float">
            <text:p>0.09299338</text:p>
          </table:table-cell>
          <table:table-cell office:value-type="float" office:value="-0.27854013" calcext:value-type="float">
            <text:p>-0.27854013</text:p>
          </table:table-cell>
          <table:table-cell table:number-columns-repeated="18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0.05213919" calcext:value-type="float">
            <text:p>0.05213919</text:p>
          </table:table-cell>
          <table:table-cell office:value-type="float" office:value="0.15423302" calcext:value-type="float">
            <text:p>0.15423302</text:p>
          </table:table-cell>
          <table:table-cell office:value-type="float" office:value="0.07700462" calcext:value-type="float">
            <text:p>0.07700462</text:p>
          </table:table-cell>
          <table:table-cell office:value-type="float" office:value="-0.01010519" calcext:value-type="float">
            <text:p>-0.01010519</text:p>
          </table:table-cell>
          <table:table-cell office:value-type="float" office:value="0.09008551" calcext:value-type="float">
            <text:p>0.09008551</text:p>
          </table:table-cell>
          <table:table-cell office:value-type="float" office:value="-0.29754281" calcext:value-type="float">
            <text:p>-0.29754281</text:p>
          </table:table-cell>
          <table:table-cell table:number-columns-repeated="18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0.05688206" calcext:value-type="float">
            <text:p>0.05688206</text:p>
          </table:table-cell>
          <table:table-cell office:value-type="float" office:value="0.14240165" calcext:value-type="float">
            <text:p>0.14240165</text:p>
          </table:table-cell>
          <table:table-cell office:value-type="float" office:value="0.0730873" calcext:value-type="float">
            <text:p>0.0730873</text:p>
          </table:table-cell>
          <table:table-cell office:value-type="float" office:value="-0.00908289" calcext:value-type="float">
            <text:p>-0.00908289</text:p>
          </table:table-cell>
          <table:table-cell office:value-type="float" office:value="0.09210867" calcext:value-type="float">
            <text:p>0.09210867</text:p>
          </table:table-cell>
          <table:table-cell office:value-type="float" office:value="-0.26642588" calcext:value-type="float">
            <text:p>-0.26642588</text:p>
          </table:table-cell>
          <table:table-cell table:number-columns-repeated="18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0.05555503" calcext:value-type="float">
            <text:p>0.05555503</text:p>
          </table:table-cell>
          <table:table-cell office:value-type="float" office:value="0.12711774" calcext:value-type="float">
            <text:p>0.12711774</text:p>
          </table:table-cell>
          <table:table-cell office:value-type="float" office:value="0.06692129" calcext:value-type="float">
            <text:p>0.06692129</text:p>
          </table:table-cell>
          <table:table-cell office:value-type="float" office:value="-0.00580357" calcext:value-type="float">
            <text:p>-0.00580357</text:p>
          </table:table-cell>
          <table:table-cell office:value-type="float" office:value="0.08852506" calcext:value-type="float">
            <text:p>0.08852506</text:p>
          </table:table-cell>
          <table:table-cell office:value-type="float" office:value="-0.25017557" calcext:value-type="float">
            <text:p>-0.25017557</text:p>
          </table:table-cell>
          <table:table-cell table:number-columns-repeated="18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0.05399154" calcext:value-type="float">
            <text:p>0.05399154</text:p>
          </table:table-cell>
          <table:table-cell office:value-type="float" office:value="0.11734901" calcext:value-type="float">
            <text:p>0.11734901</text:p>
          </table:table-cell>
          <table:table-cell office:value-type="float" office:value="0.06684917" calcext:value-type="float">
            <text:p>0.06684917</text:p>
          </table:table-cell>
          <table:table-cell office:value-type="float" office:value="-0.00491859" calcext:value-type="float">
            <text:p>-0.00491859</text:p>
          </table:table-cell>
          <table:table-cell office:value-type="float" office:value="0.09046403" calcext:value-type="float">
            <text:p>0.09046403</text:p>
          </table:table-cell>
          <table:table-cell office:value-type="float" office:value="-0.29155418" calcext:value-type="float">
            <text:p>-0.29155418</text:p>
          </table:table-cell>
          <table:table-cell table:number-columns-repeated="18"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0.04953305" calcext:value-type="float">
            <text:p>0.04953305</text:p>
          </table:table-cell>
          <table:table-cell office:value-type="float" office:value="0.12029964" calcext:value-type="float">
            <text:p>0.12029964</text:p>
          </table:table-cell>
          <table:table-cell office:value-type="float" office:value="0.07089171" calcext:value-type="float">
            <text:p>0.07089171</text:p>
          </table:table-cell>
          <table:table-cell office:value-type="float" office:value="-0.00124826" calcext:value-type="float">
            <text:p>-0.00124826</text:p>
          </table:table-cell>
          <table:table-cell office:value-type="float" office:value="0.08997574" calcext:value-type="float">
            <text:p>0.08997574</text:p>
          </table:table-cell>
          <table:table-cell office:value-type="float" office:value="-0.22565117" calcext:value-type="float">
            <text:p>-0.22565117</text:p>
          </table:table-cell>
          <table:table-cell table:number-columns-repeated="18"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0.04679291" calcext:value-type="float">
            <text:p>0.04679291</text:p>
          </table:table-cell>
          <table:table-cell office:value-type="float" office:value="0.10909723" calcext:value-type="float">
            <text:p>0.10909723</text:p>
          </table:table-cell>
          <table:table-cell office:value-type="float" office:value="0.07365324" calcext:value-type="float">
            <text:p>0.07365324</text:p>
          </table:table-cell>
          <table:table-cell office:value-type="float" office:value="-0.00523894" calcext:value-type="float">
            <text:p>-0.00523894</text:p>
          </table:table-cell>
          <table:table-cell office:value-type="float" office:value="0.08660208" calcext:value-type="float">
            <text:p>0.08660208</text:p>
          </table:table-cell>
          <table:table-cell office:value-type="float" office:value="-0.29285347" calcext:value-type="float">
            <text:p>-0.29285347</text:p>
          </table:table-cell>
          <table:table-cell table:number-columns-repeated="18"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0.0477697" calcext:value-type="float">
            <text:p>0.0477697</text:p>
          </table:table-cell>
          <table:table-cell office:value-type="float" office:value="0.13296343" calcext:value-type="float">
            <text:p>0.13296343</text:p>
          </table:table-cell>
          <table:table-cell office:value-type="float" office:value="0.07725275" calcext:value-type="float">
            <text:p>0.07725275</text:p>
          </table:table-cell>
          <table:table-cell office:value-type="float" office:value="-0.0063274" calcext:value-type="float">
            <text:p>-0.0063274</text:p>
          </table:table-cell>
          <table:table-cell office:value-type="float" office:value="0.09018817" calcext:value-type="float">
            <text:p>0.09018817</text:p>
          </table:table-cell>
          <table:table-cell office:value-type="float" office:value="-0.23771827" calcext:value-type="float">
            <text:p>-0.23771827</text:p>
          </table:table-cell>
          <table:table-cell table:number-columns-repeated="18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0.0467825" calcext:value-type="float">
            <text:p>0.0467825</text:p>
          </table:table-cell>
          <table:table-cell office:value-type="float" office:value="0.12402735" calcext:value-type="float">
            <text:p>0.12402735</text:p>
          </table:table-cell>
          <table:table-cell office:value-type="float" office:value="0.07913554" calcext:value-type="float">
            <text:p>0.07913554</text:p>
          </table:table-cell>
          <table:table-cell office:value-type="float" office:value="-0.00763215" calcext:value-type="float">
            <text:p>-0.00763215</text:p>
          </table:table-cell>
          <table:table-cell office:value-type="float" office:value="0.09163178" calcext:value-type="float">
            <text:p>0.09163178</text:p>
          </table:table-cell>
          <table:table-cell office:value-type="float" office:value="-0.2495643" calcext:value-type="float">
            <text:p>-0.2495643</text:p>
          </table:table-cell>
          <table:table-cell table:number-columns-repeated="18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0.05242049" calcext:value-type="float">
            <text:p>0.05242049</text:p>
          </table:table-cell>
          <table:table-cell office:value-type="float" office:value="0.13585232" calcext:value-type="float">
            <text:p>0.13585232</text:p>
          </table:table-cell>
          <table:table-cell office:value-type="float" office:value="0.07682195" calcext:value-type="float">
            <text:p>0.07682195</text:p>
          </table:table-cell>
          <table:table-cell office:value-type="float" office:value="-0.00964491" calcext:value-type="float">
            <text:p>-0.00964491</text:p>
          </table:table-cell>
          <table:table-cell office:value-type="float" office:value="0.08503352" calcext:value-type="float">
            <text:p>0.08503352</text:p>
          </table:table-cell>
          <table:table-cell office:value-type="float" office:value="-0.27210161" calcext:value-type="float">
            <text:p>-0.27210161</text:p>
          </table:table-cell>
          <table:table-cell table:number-columns-repeated="18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0.05475137" calcext:value-type="float">
            <text:p>0.05475137</text:p>
          </table:table-cell>
          <table:table-cell office:value-type="float" office:value="0.15136743" calcext:value-type="float">
            <text:p>0.15136743</text:p>
          </table:table-cell>
          <table:table-cell office:value-type="float" office:value="0.07339796" calcext:value-type="float">
            <text:p>0.07339796</text:p>
          </table:table-cell>
          <table:table-cell office:value-type="float" office:value="-0.00851552" calcext:value-type="float">
            <text:p>-0.00851552</text:p>
          </table:table-cell>
          <table:table-cell office:value-type="float" office:value="0.08726651" calcext:value-type="float">
            <text:p>0.08726651</text:p>
          </table:table-cell>
          <table:table-cell office:value-type="float" office:value="-0.2515308" calcext:value-type="float">
            <text:p>-0.2515308</text:p>
          </table:table-cell>
          <table:table-cell table:number-columns-repeated="18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0.05537563" calcext:value-type="float">
            <text:p>0.05537563</text:p>
          </table:table-cell>
          <table:table-cell office:value-type="float" office:value="0.11973628" calcext:value-type="float">
            <text:p>0.11973628</text:p>
          </table:table-cell>
          <table:table-cell office:value-type="float" office:value="0.06639116" calcext:value-type="float">
            <text:p>0.06639116</text:p>
          </table:table-cell>
          <table:table-cell office:value-type="float" office:value="-0.00575991" calcext:value-type="float">
            <text:p>-0.00575991</text:p>
          </table:table-cell>
          <table:table-cell office:value-type="float" office:value="0.08922972" calcext:value-type="float">
            <text:p>0.08922972</text:p>
          </table:table-cell>
          <table:table-cell office:value-type="float" office:value="-0.2133866" calcext:value-type="float">
            <text:p>-0.2133866</text:p>
          </table:table-cell>
          <table:table-cell table:number-columns-repeated="18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0.0555183" calcext:value-type="float">
            <text:p>0.0555183</text:p>
          </table:table-cell>
          <table:table-cell office:value-type="float" office:value="0.13642596" calcext:value-type="float">
            <text:p>0.13642596</text:p>
          </table:table-cell>
          <table:table-cell office:value-type="float" office:value="0.06484188" calcext:value-type="float">
            <text:p>0.06484188</text:p>
          </table:table-cell>
          <table:table-cell office:value-type="float" office:value="-0.00482479" calcext:value-type="float">
            <text:p>-0.00482479</text:p>
          </table:table-cell>
          <table:table-cell office:value-type="float" office:value="0.09118038" calcext:value-type="float">
            <text:p>0.09118038</text:p>
          </table:table-cell>
          <table:table-cell office:value-type="float" office:value="-0.29192874" calcext:value-type="float">
            <text:p>-0.29192874</text:p>
          </table:table-cell>
          <table:table-cell table:number-columns-repeated="18"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0.05099172" calcext:value-type="float">
            <text:p>0.05099172</text:p>
          </table:table-cell>
          <table:table-cell office:value-type="float" office:value="0.11460278" calcext:value-type="float">
            <text:p>0.11460278</text:p>
          </table:table-cell>
          <table:table-cell office:value-type="float" office:value="0.06660307" calcext:value-type="float">
            <text:p>0.06660307</text:p>
          </table:table-cell>
          <table:table-cell office:value-type="float" office:value="-0.00046485" calcext:value-type="float">
            <text:p>-0.00046485</text:p>
          </table:table-cell>
          <table:table-cell office:value-type="float" office:value="0.09541864" calcext:value-type="float">
            <text:p>0.09541864</text:p>
          </table:table-cell>
          <table:table-cell office:value-type="float" office:value="-0.25736806" calcext:value-type="float">
            <text:p>-0.25736806</text:p>
          </table:table-cell>
          <table:table-cell table:number-columns-repeated="18"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0.04700443" calcext:value-type="float">
            <text:p>0.04700443</text:p>
          </table:table-cell>
          <table:table-cell office:value-type="float" office:value="0.11137563" calcext:value-type="float">
            <text:p>0.11137563</text:p>
          </table:table-cell>
          <table:table-cell office:value-type="float" office:value="0.06912775" calcext:value-type="float">
            <text:p>0.06912775</text:p>
          </table:table-cell>
          <table:table-cell office:value-type="float" office:value="-0.0036874" calcext:value-type="float">
            <text:p>-0.0036874</text:p>
          </table:table-cell>
          <table:table-cell office:value-type="float" office:value="0.09409474" calcext:value-type="float">
            <text:p>0.09409474</text:p>
          </table:table-cell>
          <table:table-cell office:value-type="float" office:value="-0.30576846" calcext:value-type="float">
            <text:p>-0.30576846</text:p>
          </table:table-cell>
          <table:table-cell table:number-columns-repeated="18"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0.04575495" calcext:value-type="float">
            <text:p>0.04575495</text:p>
          </table:table-cell>
          <table:table-cell office:value-type="float" office:value="0.12287615" calcext:value-type="float">
            <text:p>0.12287615</text:p>
          </table:table-cell>
          <table:table-cell office:value-type="float" office:value="0.07671472" calcext:value-type="float">
            <text:p>0.07671472</text:p>
          </table:table-cell>
          <table:table-cell office:value-type="float" office:value="-0.00335332" calcext:value-type="float">
            <text:p>-0.00335332</text:p>
          </table:table-cell>
          <table:table-cell office:value-type="float" office:value="0.08901975" calcext:value-type="float">
            <text:p>0.08901975</text:p>
          </table:table-cell>
          <table:table-cell office:value-type="float" office:value="-0.30157688" calcext:value-type="float">
            <text:p>-0.30157688</text:p>
          </table:table-cell>
          <table:table-cell table:number-columns-repeated="18"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0.04577664" calcext:value-type="float">
            <text:p>0.04577664</text:p>
          </table:table-cell>
          <table:table-cell office:value-type="float" office:value="0.12490851" calcext:value-type="float">
            <text:p>0.12490851</text:p>
          </table:table-cell>
          <table:table-cell office:value-type="float" office:value="0.07907882" calcext:value-type="float">
            <text:p>0.07907882</text:p>
          </table:table-cell>
          <table:table-cell office:value-type="float" office:value="-0.00568822" calcext:value-type="float">
            <text:p>-0.00568822</text:p>
          </table:table-cell>
          <table:table-cell office:value-type="float" office:value="0.08610327" calcext:value-type="float">
            <text:p>0.08610327</text:p>
          </table:table-cell>
          <table:table-cell office:value-type="float" office:value="-0.25382742" calcext:value-type="float">
            <text:p>-0.25382742</text:p>
          </table:table-cell>
          <table:table-cell table:number-columns-repeated="18"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0.05227353" calcext:value-type="float">
            <text:p>0.05227353</text:p>
          </table:table-cell>
          <table:table-cell office:value-type="float" office:value="0.14354795" calcext:value-type="float">
            <text:p>0.14354795</text:p>
          </table:table-cell>
          <table:table-cell office:value-type="float" office:value="0.07629638" calcext:value-type="float">
            <text:p>0.07629638</text:p>
          </table:table-cell>
          <table:table-cell office:value-type="float" office:value="-0.01070063" calcext:value-type="float">
            <text:p>-0.01070063</text:p>
          </table:table-cell>
          <table:table-cell office:value-type="float" office:value="0.08365927" calcext:value-type="float">
            <text:p>0.08365927</text:p>
          </table:table-cell>
          <table:table-cell office:value-type="float" office:value="-0.22520036" calcext:value-type="float">
            <text:p>-0.22520036</text:p>
          </table:table-cell>
          <table:table-cell table:number-columns-repeated="18"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0.05596093" calcext:value-type="float">
            <text:p>0.05596093</text:p>
          </table:table-cell>
          <table:table-cell office:value-type="float" office:value="0.15211563" calcext:value-type="float">
            <text:p>0.15211563</text:p>
          </table:table-cell>
          <table:table-cell office:value-type="float" office:value="0.07272398" calcext:value-type="float">
            <text:p>0.07272398</text:p>
          </table:table-cell>
          <table:table-cell office:value-type="float" office:value="-0.00733867" calcext:value-type="float">
            <text:p>-0.00733867</text:p>
          </table:table-cell>
          <table:table-cell office:value-type="float" office:value="0.08654356" calcext:value-type="float">
            <text:p>0.08654356</text:p>
          </table:table-cell>
          <table:table-cell office:value-type="float" office:value="-0.23267259" calcext:value-type="float">
            <text:p>-0.23267259</text:p>
          </table:table-cell>
          <table:table-cell table:number-columns-repeated="18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0.0591165" calcext:value-type="float">
            <text:p>0.0591165</text:p>
          </table:table-cell>
          <table:table-cell office:value-type="float" office:value="0.12926674" calcext:value-type="float">
            <text:p>0.12926674</text:p>
          </table:table-cell>
          <table:table-cell office:value-type="float" office:value="0.06557792" calcext:value-type="float">
            <text:p>0.06557792</text:p>
          </table:table-cell>
          <table:table-cell office:value-type="float" office:value="-0.00592168" calcext:value-type="float">
            <text:p>-0.00592168</text:p>
          </table:table-cell>
          <table:table-cell office:value-type="float" office:value="0.089499" calcext:value-type="float">
            <text:p>0.089499</text:p>
          </table:table-cell>
          <table:table-cell office:value-type="float" office:value="-0.22462575" calcext:value-type="float">
            <text:p>-0.22462575</text:p>
          </table:table-cell>
          <table:table-cell table:number-columns-repeated="18"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0.0573285" calcext:value-type="float">
            <text:p>0.0573285</text:p>
          </table:table-cell>
          <table:table-cell office:value-type="float" office:value="0.13388936" calcext:value-type="float">
            <text:p>0.13388936</text:p>
          </table:table-cell>
          <table:table-cell office:value-type="float" office:value="0.06332311" calcext:value-type="float">
            <text:p>0.06332311</text:p>
          </table:table-cell>
          <table:table-cell office:value-type="float" office:value="-0.00412611" calcext:value-type="float">
            <text:p>-0.00412611</text:p>
          </table:table-cell>
          <table:table-cell office:value-type="float" office:value="0.09075389" calcext:value-type="float">
            <text:p>0.09075389</text:p>
          </table:table-cell>
          <table:table-cell office:value-type="float" office:value="-0.27484569" calcext:value-type="float">
            <text:p>-0.27484569</text:p>
          </table:table-cell>
          <table:table-cell table:number-columns-repeated="18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0.05007291" calcext:value-type="float">
            <text:p>0.05007291</text:p>
          </table:table-cell>
          <table:table-cell office:value-type="float" office:value="0.10292041" calcext:value-type="float">
            <text:p>0.10292041</text:p>
          </table:table-cell>
          <table:table-cell office:value-type="float" office:value="0.06840738" calcext:value-type="float">
            <text:p>0.06840738</text:p>
          </table:table-cell>
          <table:table-cell office:value-type="float" office:value="-0.00023076" calcext:value-type="float">
            <text:p>-0.00023076</text:p>
          </table:table-cell>
          <table:table-cell office:value-type="float" office:value="0.09559894" calcext:value-type="float">
            <text:p>0.09559894</text:p>
          </table:table-cell>
          <table:table-cell office:value-type="float" office:value="-0.27860326" calcext:value-type="float">
            <text:p>-0.27860326</text:p>
          </table:table-cell>
          <table:table-cell table:number-columns-repeated="18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0.04578784" calcext:value-type="float">
            <text:p>0.04578784</text:p>
          </table:table-cell>
          <table:table-cell office:value-type="float" office:value="0.11032125" calcext:value-type="float">
            <text:p>0.11032125</text:p>
          </table:table-cell>
          <table:table-cell office:value-type="float" office:value="0.07212997" calcext:value-type="float">
            <text:p>0.07212997</text:p>
          </table:table-cell>
          <table:table-cell office:value-type="float" office:value="-0.00278526" calcext:value-type="float">
            <text:p>-0.00278526</text:p>
          </table:table-cell>
          <table:table-cell office:value-type="float" office:value="0.09216914" calcext:value-type="float">
            <text:p>0.09216914</text:p>
          </table:table-cell>
          <table:table-cell office:value-type="float" office:value="-0.28598124" calcext:value-type="float">
            <text:p>-0.28598124</text:p>
          </table:table-cell>
          <table:table-cell table:number-columns-repeated="18"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0.04225383" calcext:value-type="float">
            <text:p>0.04225383</text:p>
          </table:table-cell>
          <table:table-cell office:value-type="float" office:value="0.11581673" calcext:value-type="float">
            <text:p>0.11581673</text:p>
          </table:table-cell>
          <table:table-cell office:value-type="float" office:value="0.08010682" calcext:value-type="float">
            <text:p>0.08010682</text:p>
          </table:table-cell>
          <table:table-cell office:value-type="float" office:value="-0.00640453" calcext:value-type="float">
            <text:p>-0.00640453</text:p>
          </table:table-cell>
          <table:table-cell office:value-type="float" office:value="0.09078607" calcext:value-type="float">
            <text:p>0.09078607</text:p>
          </table:table-cell>
          <table:table-cell office:value-type="float" office:value="-0.33492878" calcext:value-type="float">
            <text:p>-0.33492878</text:p>
          </table:table-cell>
          <table:table-cell table:number-columns-repeated="18"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0.04370641" calcext:value-type="float">
            <text:p>0.04370641</text:p>
          </table:table-cell>
          <table:table-cell office:value-type="float" office:value="0.12060621" calcext:value-type="float">
            <text:p>0.12060621</text:p>
          </table:table-cell>
          <table:table-cell office:value-type="float" office:value="0.08104938" calcext:value-type="float">
            <text:p>0.08104938</text:p>
          </table:table-cell>
          <table:table-cell office:value-type="float" office:value="-0.00640561" calcext:value-type="float">
            <text:p>-0.00640561</text:p>
          </table:table-cell>
          <table:table-cell office:value-type="float" office:value="0.08814293" calcext:value-type="float">
            <text:p>0.08814293</text:p>
          </table:table-cell>
          <table:table-cell office:value-type="float" office:value="-0.23706014" calcext:value-type="float">
            <text:p>-0.23706014</text:p>
          </table:table-cell>
          <table:table-cell table:number-columns-repeated="18"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0.05117021" calcext:value-type="float">
            <text:p>0.05117021</text:p>
          </table:table-cell>
          <table:table-cell office:value-type="float" office:value="0.1573026" calcext:value-type="float">
            <text:p>0.1573026</text:p>
          </table:table-cell>
          <table:table-cell office:value-type="float" office:value="0.07817402" calcext:value-type="float">
            <text:p>0.07817402</text:p>
          </table:table-cell>
          <table:table-cell office:value-type="float" office:value="-0.01327496" calcext:value-type="float">
            <text:p>-0.01327496</text:p>
          </table:table-cell>
          <table:table-cell office:value-type="float" office:value="0.08229402" calcext:value-type="float">
            <text:p>0.08229402</text:p>
          </table:table-cell>
          <table:table-cell office:value-type="float" office:value="-0.26806816" calcext:value-type="float">
            <text:p>-0.26806816</text:p>
          </table:table-cell>
          <table:table-cell table:number-columns-repeated="18"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0.0547126" calcext:value-type="float">
            <text:p>0.0547126</text:p>
          </table:table-cell>
          <table:table-cell office:value-type="float" office:value="0.14413828" calcext:value-type="float">
            <text:p>0.14413828</text:p>
          </table:table-cell>
          <table:table-cell office:value-type="float" office:value="0.07399" calcext:value-type="float">
            <text:p>0.07399</text:p>
          </table:table-cell>
          <table:table-cell office:value-type="float" office:value="-0.00714374" calcext:value-type="float">
            <text:p>-0.00714374</text:p>
          </table:table-cell>
          <table:table-cell office:value-type="float" office:value="0.0844852" calcext:value-type="float">
            <text:p>0.0844852</text:p>
          </table:table-cell>
          <table:table-cell office:value-type="float" office:value="-0.21991448" calcext:value-type="float">
            <text:p>-0.21991448</text:p>
          </table:table-cell>
          <table:table-cell table:number-columns-repeated="18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0.06209551" calcext:value-type="float">
            <text:p>0.06209551</text:p>
          </table:table-cell>
          <table:table-cell office:value-type="float" office:value="0.14087823" calcext:value-type="float">
            <text:p>0.14087823</text:p>
          </table:table-cell>
          <table:table-cell office:value-type="float" office:value="0.06495576" calcext:value-type="float">
            <text:p>0.06495576</text:p>
          </table:table-cell>
          <table:table-cell office:value-type="float" office:value="-0.00715204" calcext:value-type="float">
            <text:p>-0.00715204</text:p>
          </table:table-cell>
          <table:table-cell office:value-type="float" office:value="0.08742885" calcext:value-type="float">
            <text:p>0.08742885</text:p>
          </table:table-cell>
          <table:table-cell office:value-type="float" office:value="-0.21557221" calcext:value-type="float">
            <text:p>-0.21557221</text:p>
          </table:table-cell>
          <table:table-cell table:number-columns-repeated="18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0.06309304" calcext:value-type="float">
            <text:p>0.06309304</text:p>
          </table:table-cell>
          <table:table-cell office:value-type="float" office:value="0.14771947" calcext:value-type="float">
            <text:p>0.14771947</text:p>
          </table:table-cell>
          <table:table-cell office:value-type="float" office:value="0.06338484" calcext:value-type="float">
            <text:p>0.06338484</text:p>
          </table:table-cell>
          <table:table-cell office:value-type="float" office:value="-0.00381098" calcext:value-type="float">
            <text:p>-0.00381098</text:p>
          </table:table-cell>
          <table:table-cell office:value-type="float" office:value="0.09095488" calcext:value-type="float">
            <text:p>0.09095488</text:p>
          </table:table-cell>
          <table:table-cell office:value-type="float" office:value="-0.26710123" calcext:value-type="float">
            <text:p>-0.26710123</text:p>
          </table:table-cell>
          <table:table-cell table:number-columns-repeated="18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0.05555971" calcext:value-type="float">
            <text:p>0.05555971</text:p>
          </table:table-cell>
          <table:table-cell office:value-type="float" office:value="0.10293981" calcext:value-type="float">
            <text:p>0.10293981</text:p>
          </table:table-cell>
          <table:table-cell office:value-type="float" office:value="0.06834687" calcext:value-type="float">
            <text:p>0.06834687</text:p>
          </table:table-cell>
          <table:table-cell office:value-type="float" office:value="0.00048098" calcext:value-type="float">
            <text:p>0.00048098</text:p>
          </table:table-cell>
          <table:table-cell office:value-type="float" office:value="0.09869009" calcext:value-type="float">
            <text:p>0.09869009</text:p>
          </table:table-cell>
          <table:table-cell office:value-type="float" office:value="-0.2757327" calcext:value-type="float">
            <text:p>-0.2757327</text:p>
          </table:table-cell>
          <table:table-cell table:number-columns-repeated="18"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0.05023553" calcext:value-type="float">
            <text:p>0.05023553</text:p>
          </table:table-cell>
          <table:table-cell office:value-type="float" office:value="0.11101753" calcext:value-type="float">
            <text:p>0.11101753</text:p>
          </table:table-cell>
          <table:table-cell office:value-type="float" office:value="0.07258467" calcext:value-type="float">
            <text:p>0.07258467</text:p>
          </table:table-cell>
          <table:table-cell office:value-type="float" office:value="-0.00335167" calcext:value-type="float">
            <text:p>-0.00335167</text:p>
          </table:table-cell>
          <table:table-cell office:value-type="float" office:value="0.09679533" calcext:value-type="float">
            <text:p>0.09679533</text:p>
          </table:table-cell>
          <table:table-cell office:value-type="float" office:value="-0.31510174" calcext:value-type="float">
            <text:p>-0.31510174</text:p>
          </table:table-cell>
          <table:table-cell table:number-columns-repeated="18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0.04138073" calcext:value-type="float">
            <text:p>0.04138073</text:p>
          </table:table-cell>
          <table:table-cell office:value-type="float" office:value="0.10349821" calcext:value-type="float">
            <text:p>0.10349821</text:p>
          </table:table-cell>
          <table:table-cell office:value-type="float" office:value="0.08077579" calcext:value-type="float">
            <text:p>0.08077579</text:p>
          </table:table-cell>
          <table:table-cell office:value-type="float" office:value="-0.00586449" calcext:value-type="float">
            <text:p>-0.00586449</text:p>
          </table:table-cell>
          <table:table-cell office:value-type="float" office:value="0.09424052" calcext:value-type="float">
            <text:p>0.09424052</text:p>
          </table:table-cell>
          <table:table-cell office:value-type="float" office:value="-0.37919021" calcext:value-type="float">
            <text:p>-0.37919021</text:p>
          </table:table-cell>
          <table:table-cell table:number-columns-repeated="18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0.03733363" calcext:value-type="float">
            <text:p>0.03733363</text:p>
          </table:table-cell>
          <table:table-cell office:value-type="float" office:value="0.09611382" calcext:value-type="float">
            <text:p>0.09611382</text:p>
          </table:table-cell>
          <table:table-cell office:value-type="float" office:value="0.08100607" calcext:value-type="float">
            <text:p>0.08100607</text:p>
          </table:table-cell>
          <table:table-cell office:value-type="float" office:value="-0.00723985" calcext:value-type="float">
            <text:p>-0.00723985</text:p>
          </table:table-cell>
          <table:table-cell office:value-type="float" office:value="0.09196365" calcext:value-type="float">
            <text:p>0.09196365</text:p>
          </table:table-cell>
          <table:table-cell office:value-type="float" office:value="-0.26759779" calcext:value-type="float">
            <text:p>-0.26759779</text:p>
          </table:table-cell>
          <table:table-cell table:number-columns-repeated="18"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0.04221037" calcext:value-type="float">
            <text:p>0.04221037</text:p>
          </table:table-cell>
          <table:table-cell office:value-type="float" office:value="0.14718503" calcext:value-type="float">
            <text:p>0.14718503</text:p>
          </table:table-cell>
          <table:table-cell office:value-type="float" office:value="0.07352626" calcext:value-type="float">
            <text:p>0.07352626</text:p>
          </table:table-cell>
          <table:table-cell office:value-type="float" office:value="-0.01247568" calcext:value-type="float">
            <text:p>-0.01247568</text:p>
          </table:table-cell>
          <table:table-cell office:value-type="float" office:value="0.08201902" calcext:value-type="float">
            <text:p>0.08201902</text:p>
          </table:table-cell>
          <table:table-cell office:value-type="float" office:value="-0.27255589" calcext:value-type="float">
            <text:p>-0.27255589</text:p>
          </table:table-cell>
          <table:table-cell table:number-columns-repeated="18"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0.04790287" calcext:value-type="float">
            <text:p>0.04790287</text:p>
          </table:table-cell>
          <table:table-cell office:value-type="float" office:value="0.14776823" calcext:value-type="float">
            <text:p>0.14776823</text:p>
          </table:table-cell>
          <table:table-cell office:value-type="float" office:value="0.07079454" calcext:value-type="float">
            <text:p>0.07079454</text:p>
          </table:table-cell>
          <table:table-cell office:value-type="float" office:value="-0.00671253" calcext:value-type="float">
            <text:p>-0.00671253</text:p>
          </table:table-cell>
          <table:table-cell office:value-type="float" office:value="0.08134925" calcext:value-type="float">
            <text:p>0.08134925</text:p>
          </table:table-cell>
          <table:table-cell office:value-type="float" office:value="-0.22995709" calcext:value-type="float">
            <text:p>-0.22995709</text:p>
          </table:table-cell>
          <table:table-cell table:number-columns-repeated="18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0.05835071" calcext:value-type="float">
            <text:p>0.05835071</text:p>
          </table:table-cell>
          <table:table-cell office:value-type="float" office:value="0.15607944" calcext:value-type="float">
            <text:p>0.15607944</text:p>
          </table:table-cell>
          <table:table-cell office:value-type="float" office:value="0.06363638" calcext:value-type="float">
            <text:p>0.06363638</text:p>
          </table:table-cell>
          <table:table-cell office:value-type="float" office:value="-0.00364184" calcext:value-type="float">
            <text:p>-0.00364184</text:p>
          </table:table-cell>
          <table:table-cell office:value-type="float" office:value="0.08377005" calcext:value-type="float">
            <text:p>0.08377005</text:p>
          </table:table-cell>
          <table:table-cell office:value-type="float" office:value="-0.18481822" calcext:value-type="float">
            <text:p>-0.18481822</text:p>
          </table:table-cell>
          <table:table-cell table:number-columns-repeated="18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0.06250864" calcext:value-type="float">
            <text:p>0.06250864</text:p>
          </table:table-cell>
          <table:table-cell office:value-type="float" office:value="0.15721987" calcext:value-type="float">
            <text:p>0.15721987</text:p>
          </table:table-cell>
          <table:table-cell office:value-type="float" office:value="0.06234968" calcext:value-type="float">
            <text:p>0.06234968</text:p>
          </table:table-cell>
          <table:table-cell office:value-type="float" office:value="-0.00469685" calcext:value-type="float">
            <text:p>-0.00469685</text:p>
          </table:table-cell>
          <table:table-cell office:value-type="float" office:value="0.08822327" calcext:value-type="float">
            <text:p>0.08822327</text:p>
          </table:table-cell>
          <table:table-cell office:value-type="float" office:value="-0.24903189" calcext:value-type="float">
            <text:p>-0.24903189</text:p>
          </table:table-cell>
          <table:table-cell table:number-columns-repeated="18"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0.05832483" calcext:value-type="float">
            <text:p>0.05832483</text:p>
          </table:table-cell>
          <table:table-cell office:value-type="float" office:value="0.11284489" calcext:value-type="float">
            <text:p>0.11284489</text:p>
          </table:table-cell>
          <table:table-cell office:value-type="float" office:value="0.07023433" calcext:value-type="float">
            <text:p>0.07023433</text:p>
          </table:table-cell>
          <table:table-cell office:value-type="float" office:value="0.00145001" calcext:value-type="float">
            <text:p>0.00145001</text:p>
          </table:table-cell>
          <table:table-cell office:value-type="float" office:value="0.09662697" calcext:value-type="float">
            <text:p>0.09662697</text:p>
          </table:table-cell>
          <table:table-cell office:value-type="float" office:value="-0.24872723" calcext:value-type="float">
            <text:p>-0.24872723</text:p>
          </table:table-cell>
          <table:table-cell table:number-columns-repeated="18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0.05491193" calcext:value-type="float">
            <text:p>0.05491193</text:p>
          </table:table-cell>
          <table:table-cell office:value-type="float" office:value="0.1182916" calcext:value-type="float">
            <text:p>0.1182916</text:p>
          </table:table-cell>
          <table:table-cell office:value-type="float" office:value="0.07400046" calcext:value-type="float">
            <text:p>0.07400046</text:p>
          </table:table-cell>
          <table:table-cell office:value-type="float" office:value="-0.00351117" calcext:value-type="float">
            <text:p>-0.00351117</text:p>
          </table:table-cell>
          <table:table-cell office:value-type="float" office:value="0.09788042" calcext:value-type="float">
            <text:p>0.09788042</text:p>
          </table:table-cell>
          <table:table-cell office:value-type="float" office:value="-0.31073672" calcext:value-type="float">
            <text:p>-0.31073672</text:p>
          </table:table-cell>
          <table:table-cell table:number-columns-repeated="18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0.04721697" calcext:value-type="float">
            <text:p>0.04721697</text:p>
          </table:table-cell>
          <table:table-cell office:value-type="float" office:value="0.10995135" calcext:value-type="float">
            <text:p>0.10995135</text:p>
          </table:table-cell>
          <table:table-cell office:value-type="float" office:value="0.0804075" calcext:value-type="float">
            <text:p>0.0804075</text:p>
          </table:table-cell>
          <table:table-cell office:value-type="float" office:value="-0.0079835" calcext:value-type="float">
            <text:p>-0.0079835</text:p>
          </table:table-cell>
          <table:table-cell office:value-type="float" office:value="0.09271332" calcext:value-type="float">
            <text:p>0.09271332</text:p>
          </table:table-cell>
          <table:table-cell office:value-type="float" office:value="-0.3481001" calcext:value-type="float">
            <text:p>-0.3481001</text:p>
          </table:table-cell>
          <table:table-cell table:number-columns-repeated="18"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0.04270044" calcext:value-type="float">
            <text:p>0.04270044</text:p>
          </table:table-cell>
          <table:table-cell office:value-type="float" office:value="0.10107897" calcext:value-type="float">
            <text:p>0.10107897</text:p>
          </table:table-cell>
          <table:table-cell office:value-type="float" office:value="0.08386818" calcext:value-type="float">
            <text:p>0.08386818</text:p>
          </table:table-cell>
          <table:table-cell office:value-type="float" office:value="-0.00710419" calcext:value-type="float">
            <text:p>-0.00710419</text:p>
          </table:table-cell>
          <table:table-cell office:value-type="float" office:value="0.08952445" calcext:value-type="float">
            <text:p>0.08952445</text:p>
          </table:table-cell>
          <table:table-cell office:value-type="float" office:value="-0.28858569" calcext:value-type="float">
            <text:p>-0.28858569</text:p>
          </table:table-cell>
          <table:table-cell table:number-columns-repeated="18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0.04497602" calcext:value-type="float">
            <text:p>0.04497602</text:p>
          </table:table-cell>
          <table:table-cell office:value-type="float" office:value="0.13690861" calcext:value-type="float">
            <text:p>0.13690861</text:p>
          </table:table-cell>
          <table:table-cell office:value-type="float" office:value="0.07623556" calcext:value-type="float">
            <text:p>0.07623556</text:p>
          </table:table-cell>
          <table:table-cell office:value-type="float" office:value="-0.01285206" calcext:value-type="float">
            <text:p>-0.01285206</text:p>
          </table:table-cell>
          <table:table-cell office:value-type="float" office:value="0.0835617" calcext:value-type="float">
            <text:p>0.0835617</text:p>
          </table:table-cell>
          <table:table-cell office:value-type="float" office:value="-0.23959252" calcext:value-type="float">
            <text:p>-0.23959252</text:p>
          </table:table-cell>
          <table:table-cell table:number-columns-repeated="18"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0.04695214" calcext:value-type="float">
            <text:p>0.04695214</text:p>
          </table:table-cell>
          <table:table-cell office:value-type="float" office:value="0.13399942" calcext:value-type="float">
            <text:p>0.13399942</text:p>
          </table:table-cell>
          <table:table-cell office:value-type="float" office:value="0.07105906" calcext:value-type="float">
            <text:p>0.07105906</text:p>
          </table:table-cell>
          <table:table-cell office:value-type="float" office:value="-0.00963946" calcext:value-type="float">
            <text:p>-0.00963946</text:p>
          </table:table-cell>
          <table:table-cell office:value-type="float" office:value="0.08580763" calcext:value-type="float">
            <text:p>0.08580763</text:p>
          </table:table-cell>
          <table:table-cell office:value-type="float" office:value="-0.24574797" calcext:value-type="float">
            <text:p>-0.24574797</text:p>
          </table:table-cell>
          <table:table-cell table:number-columns-repeated="18"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0.05085971" calcext:value-type="float">
            <text:p>0.05085971</text:p>
          </table:table-cell>
          <table:table-cell office:value-type="float" office:value="0.13522543" calcext:value-type="float">
            <text:p>0.13522543</text:p>
          </table:table-cell>
          <table:table-cell office:value-type="float" office:value="0.06281333" calcext:value-type="float">
            <text:p>0.06281333</text:p>
          </table:table-cell>
          <table:table-cell office:value-type="float" office:value="-0.00354377" calcext:value-type="float">
            <text:p>-0.00354377</text:p>
          </table:table-cell>
          <table:table-cell office:value-type="float" office:value="0.08850803" calcext:value-type="float">
            <text:p>0.08850803</text:p>
          </table:table-cell>
          <table:table-cell office:value-type="float" office:value="-0.20718603" calcext:value-type="float">
            <text:p>-0.20718603</text:p>
          </table:table-cell>
          <table:table-cell table:number-columns-repeated="18"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0.05629998" calcext:value-type="float">
            <text:p>0.05629998</text:p>
          </table:table-cell>
          <table:table-cell office:value-type="float" office:value="0.14989303" calcext:value-type="float">
            <text:p>0.14989303</text:p>
          </table:table-cell>
          <table:table-cell office:value-type="float" office:value="0.06092225" calcext:value-type="float">
            <text:p>0.06092225</text:p>
          </table:table-cell>
          <table:table-cell office:value-type="float" office:value="-0.00450428" calcext:value-type="float">
            <text:p>-0.00450428</text:p>
          </table:table-cell>
          <table:table-cell office:value-type="float" office:value="0.08938085" calcext:value-type="float">
            <text:p>0.08938085</text:p>
          </table:table-cell>
          <table:table-cell office:value-type="float" office:value="-0.2787194" calcext:value-type="float">
            <text:p>-0.2787194</text:p>
          </table:table-cell>
          <table:table-cell table:number-columns-repeated="18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0.06221152" calcext:value-type="float">
            <text:p>0.06221152</text:p>
          </table:table-cell>
          <table:table-cell office:value-type="float" office:value="0.14554389" calcext:value-type="float">
            <text:p>0.14554389</text:p>
          </table:table-cell>
          <table:table-cell office:value-type="float" office:value="0.06769237" calcext:value-type="float">
            <text:p>0.06769237</text:p>
          </table:table-cell>
          <table:table-cell office:value-type="float" office:value="0.00186723" calcext:value-type="float">
            <text:p>0.00186723</text:p>
          </table:table-cell>
          <table:table-cell office:value-type="float" office:value="0.09663628" calcext:value-type="float">
            <text:p>0.09663628</text:p>
          </table:table-cell>
          <table:table-cell office:value-type="float" office:value="-0.26472592" calcext:value-type="float">
            <text:p>-0.26472592</text:p>
          </table:table-cell>
          <table:table-cell table:number-columns-repeated="18"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0.05703925" calcext:value-type="float">
            <text:p>0.05703925</text:p>
          </table:table-cell>
          <table:table-cell office:value-type="float" office:value="0.12419604" calcext:value-type="float">
            <text:p>0.12419604</text:p>
          </table:table-cell>
          <table:table-cell office:value-type="float" office:value="0.07097413" calcext:value-type="float">
            <text:p>0.07097413</text:p>
          </table:table-cell>
          <table:table-cell office:value-type="float" office:value="-0.00273076" calcext:value-type="float">
            <text:p>-0.00273076</text:p>
          </table:table-cell>
          <table:table-cell office:value-type="float" office:value="0.0975064" calcext:value-type="float">
            <text:p>0.0975064</text:p>
          </table:table-cell>
          <table:table-cell office:value-type="float" office:value="-0.2935504" calcext:value-type="float">
            <text:p>-0.2935504</text:p>
          </table:table-cell>
          <table:table-cell table:number-columns-repeated="18"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0.05058733" calcext:value-type="float">
            <text:p>0.05058733</text:p>
          </table:table-cell>
          <table:table-cell office:value-type="float" office:value="0.09918215" calcext:value-type="float">
            <text:p>0.09918215</text:p>
          </table:table-cell>
          <table:table-cell office:value-type="float" office:value="0.07468249" calcext:value-type="float">
            <text:p>0.07468249</text:p>
          </table:table-cell>
          <table:table-cell office:value-type="float" office:value="-0.00589059" calcext:value-type="float">
            <text:p>-0.00589059</text:p>
          </table:table-cell>
          <table:table-cell office:value-type="float" office:value="0.09108143" calcext:value-type="float">
            <text:p>0.09108143</text:p>
          </table:table-cell>
          <table:table-cell office:value-type="float" office:value="-0.35420096" calcext:value-type="float">
            <text:p>-0.35420096</text:p>
          </table:table-cell>
          <table:table-cell table:number-columns-repeated="18"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0.04799556" calcext:value-type="float">
            <text:p>0.04799556</text:p>
          </table:table-cell>
          <table:table-cell office:value-type="float" office:value="0.12533353" calcext:value-type="float">
            <text:p>0.12533353</text:p>
          </table:table-cell>
          <table:table-cell office:value-type="float" office:value="0.07937161" calcext:value-type="float">
            <text:p>0.07937161</text:p>
          </table:table-cell>
          <table:table-cell office:value-type="float" office:value="-0.00531661" calcext:value-type="float">
            <text:p>-0.00531661</text:p>
          </table:table-cell>
          <table:table-cell office:value-type="float" office:value="0.08813077" calcext:value-type="float">
            <text:p>0.08813077</text:p>
          </table:table-cell>
          <table:table-cell office:value-type="float" office:value="-0.27410066" calcext:value-type="float">
            <text:p>-0.27410066</text:p>
          </table:table-cell>
          <table:table-cell table:number-columns-repeated="18"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0.04073225" calcext:value-type="float">
            <text:p>0.04073225</text:p>
          </table:table-cell>
          <table:table-cell office:value-type="float" office:value="0.10346581" calcext:value-type="float">
            <text:p>0.10346581</text:p>
          </table:table-cell>
          <table:table-cell office:value-type="float" office:value="0.08138288" calcext:value-type="float">
            <text:p>0.08138288</text:p>
          </table:table-cell>
          <table:table-cell office:value-type="float" office:value="-0.0092401" calcext:value-type="float">
            <text:p>-0.0092401</text:p>
          </table:table-cell>
          <table:table-cell office:value-type="float" office:value="0.0807008" calcext:value-type="float">
            <text:p>0.0807008</text:p>
          </table:table-cell>
          <table:table-cell office:value-type="float" office:value="-0.22246012" calcext:value-type="float">
            <text:p>-0.22246012</text:p>
          </table:table-cell>
          <table:table-cell table:number-columns-repeated="18"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0.04064249" calcext:value-type="float">
            <text:p>0.04064249</text:p>
          </table:table-cell>
          <table:table-cell office:value-type="float" office:value="0.11007982" calcext:value-type="float">
            <text:p>0.11007982</text:p>
          </table:table-cell>
          <table:table-cell office:value-type="float" office:value="0.07761942" calcext:value-type="float">
            <text:p>0.07761942</text:p>
          </table:table-cell>
          <table:table-cell office:value-type="float" office:value="-0.01011654" calcext:value-type="float">
            <text:p>-0.01011654</text:p>
          </table:table-cell>
          <table:table-cell office:value-type="float" office:value="0.08080169" calcext:value-type="float">
            <text:p>0.08080169</text:p>
          </table:table-cell>
          <table:table-cell office:value-type="float" office:value="-0.22965007" calcext:value-type="float">
            <text:p>-0.22965007</text:p>
          </table:table-cell>
          <table:table-cell table:number-columns-repeated="18"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0.04821508" calcext:value-type="float">
            <text:p>0.04821508</text:p>
          </table:table-cell>
          <table:table-cell office:value-type="float" office:value="0.16831273" calcext:value-type="float">
            <text:p>0.16831273</text:p>
          </table:table-cell>
          <table:table-cell office:value-type="float" office:value="0.07049868" calcext:value-type="float">
            <text:p>0.07049868</text:p>
          </table:table-cell>
          <table:table-cell office:value-type="float" office:value="-0.00932694" calcext:value-type="float">
            <text:p>-0.00932694</text:p>
          </table:table-cell>
          <table:table-cell office:value-type="float" office:value="0.08346146" calcext:value-type="float">
            <text:p>0.08346146</text:p>
          </table:table-cell>
          <table:table-cell office:value-type="float" office:value="-0.18108962" calcext:value-type="float">
            <text:p>-0.18108962</text:p>
          </table:table-cell>
          <table:table-cell table:number-columns-repeated="18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0.05478476" calcext:value-type="float">
            <text:p>0.05478476</text:p>
          </table:table-cell>
          <table:table-cell office:value-type="float" office:value="0.15183139" calcext:value-type="float">
            <text:p>0.15183139</text:p>
          </table:table-cell>
          <table:table-cell office:value-type="float" office:value="0.06734525" calcext:value-type="float">
            <text:p>0.06734525</text:p>
          </table:table-cell>
          <table:table-cell office:value-type="float" office:value="-0.00557445" calcext:value-type="float">
            <text:p>-0.00557445</text:p>
          </table:table-cell>
          <table:table-cell office:value-type="float" office:value="0.09036114" calcext:value-type="float">
            <text:p>0.09036114</text:p>
          </table:table-cell>
          <table:table-cell office:value-type="float" office:value="-0.25379208" calcext:value-type="float">
            <text:p>-0.25379208</text:p>
          </table:table-cell>
          <table:table-cell table:number-columns-repeated="18"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0.06524732" calcext:value-type="float">
            <text:p>0.06524732</text:p>
          </table:table-cell>
          <table:table-cell office:value-type="float" office:value="0.15843451" calcext:value-type="float">
            <text:p>0.15843451</text:p>
          </table:table-cell>
          <table:table-cell office:value-type="float" office:value="0.06632333" calcext:value-type="float">
            <text:p>0.06632333</text:p>
          </table:table-cell>
          <table:table-cell office:value-type="float" office:value="-0.00271606" calcext:value-type="float">
            <text:p>-0.00271606</text:p>
          </table:table-cell>
          <table:table-cell office:value-type="float" office:value="0.09798393" calcext:value-type="float">
            <text:p>0.09798393</text:p>
          </table:table-cell>
          <table:table-cell office:value-type="float" office:value="-0.25019789" calcext:value-type="float">
            <text:p>-0.25019789</text:p>
          </table:table-cell>
          <table:table-cell table:number-columns-repeated="18"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0.06631907" calcext:value-type="float">
            <text:p>0.06631907</text:p>
          </table:table-cell>
          <table:table-cell office:value-type="float" office:value="0.1490372" calcext:value-type="float">
            <text:p>0.1490372</text:p>
          </table:table-cell>
          <table:table-cell office:value-type="float" office:value="0.07003791" calcext:value-type="float">
            <text:p>0.07003791</text:p>
          </table:table-cell>
          <table:table-cell office:value-type="float" office:value="-0.0034156" calcext:value-type="float">
            <text:p>-0.0034156</text:p>
          </table:table-cell>
          <table:table-cell office:value-type="float" office:value="0.10098708" calcext:value-type="float">
            <text:p>0.10098708</text:p>
          </table:table-cell>
          <table:table-cell office:value-type="float" office:value="-0.35420036" calcext:value-type="float">
            <text:p>-0.35420036</text:p>
          </table:table-cell>
          <table:table-cell table:number-columns-repeated="18"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0.05764887" calcext:value-type="float">
            <text:p>0.05764887</text:p>
          </table:table-cell>
          <table:table-cell office:value-type="float" office:value="0.10187498" calcext:value-type="float">
            <text:p>0.10187498</text:p>
          </table:table-cell>
          <table:table-cell office:value-type="float" office:value="0.07632035" calcext:value-type="float">
            <text:p>0.07632035</text:p>
          </table:table-cell>
          <table:table-cell office:value-type="float" office:value="-0.00263518" calcext:value-type="float">
            <text:p>-0.00263518</text:p>
          </table:table-cell>
          <table:table-cell office:value-type="float" office:value="0.09435366" calcext:value-type="float">
            <text:p>0.09435366</text:p>
          </table:table-cell>
          <table:table-cell office:value-type="float" office:value="-0.3408044" calcext:value-type="float">
            <text:p>-0.3408044</text:p>
          </table:table-cell>
          <table:table-cell table:number-columns-repeated="18"/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0.05202187" calcext:value-type="float">
            <text:p>0.05202187</text:p>
          </table:table-cell>
          <table:table-cell office:value-type="float" office:value="0.11063254" calcext:value-type="float">
            <text:p>0.11063254</text:p>
          </table:table-cell>
          <table:table-cell office:value-type="float" office:value="0.07716861" calcext:value-type="float">
            <text:p>0.07716861</text:p>
          </table:table-cell>
          <table:table-cell office:value-type="float" office:value="-0.0069958" calcext:value-type="float">
            <text:p>-0.0069958</text:p>
          </table:table-cell>
          <table:table-cell office:value-type="float" office:value="0.08894115" calcext:value-type="float">
            <text:p>0.08894115</text:p>
          </table:table-cell>
          <table:table-cell office:value-type="float" office:value="-0.33416617" calcext:value-type="float">
            <text:p>-0.33416617</text:p>
          </table:table-cell>
          <table:table-cell table:number-columns-repeated="18"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0.04314427" calcext:value-type="float">
            <text:p>0.04314427</text:p>
          </table:table-cell>
          <table:table-cell office:value-type="float" office:value="0.10558426" calcext:value-type="float">
            <text:p>0.10558426</text:p>
          </table:table-cell>
          <table:table-cell office:value-type="float" office:value="0.07765418" calcext:value-type="float">
            <text:p>0.07765418</text:p>
          </table:table-cell>
          <table:table-cell office:value-type="float" office:value="-0.00921853" calcext:value-type="float">
            <text:p>-0.00921853</text:p>
          </table:table-cell>
          <table:table-cell office:value-type="float" office:value="0.0832039" calcext:value-type="float">
            <text:p>0.0832039</text:p>
          </table:table-cell>
          <table:table-cell office:value-type="float" office:value="-0.2249561" calcext:value-type="float">
            <text:p>-0.2249561</text:p>
          </table:table-cell>
          <table:table-cell table:number-columns-repeated="18"/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0.03887543" calcext:value-type="float">
            <text:p>0.03887543</text:p>
          </table:table-cell>
          <table:table-cell office:value-type="float" office:value="0.09692248" calcext:value-type="float">
            <text:p>0.09692248</text:p>
          </table:table-cell>
          <table:table-cell office:value-type="float" office:value="0.0735322" calcext:value-type="float">
            <text:p>0.0735322</text:p>
          </table:table-cell>
          <table:table-cell office:value-type="float" office:value="-0.0068826" calcext:value-type="float">
            <text:p>-0.0068826</text:p>
          </table:table-cell>
          <table:table-cell office:value-type="float" office:value="0.08148202" calcext:value-type="float">
            <text:p>0.08148202</text:p>
          </table:table-cell>
          <table:table-cell office:value-type="float" office:value="-0.23511286" calcext:value-type="float">
            <text:p>-0.23511286</text:p>
          </table:table-cell>
          <table:table-cell table:number-columns-repeated="18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0.04309139" calcext:value-type="float">
            <text:p>0.04309139</text:p>
          </table:table-cell>
          <table:table-cell office:value-type="float" office:value="0.14588042" calcext:value-type="float">
            <text:p>0.14588042</text:p>
          </table:table-cell>
          <table:table-cell office:value-type="float" office:value="0.06658465" calcext:value-type="float">
            <text:p>0.06658465</text:p>
          </table:table-cell>
          <table:table-cell office:value-type="float" office:value="-0.00779243" calcext:value-type="float">
            <text:p>-0.00779243</text:p>
          </table:table-cell>
          <table:table-cell office:value-type="float" office:value="0.08622095" calcext:value-type="float">
            <text:p>0.08622095</text:p>
          </table:table-cell>
          <table:table-cell office:value-type="float" office:value="-0.20213637" calcext:value-type="float">
            <text:p>-0.20213637</text:p>
          </table:table-cell>
          <table:table-cell table:number-columns-repeated="18"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0.04873109" calcext:value-type="float">
            <text:p>0.04873109</text:p>
          </table:table-cell>
          <table:table-cell office:value-type="float" office:value="0.14682204" calcext:value-type="float">
            <text:p>0.14682204</text:p>
          </table:table-cell>
          <table:table-cell office:value-type="float" office:value="0.06693901" calcext:value-type="float">
            <text:p>0.06693901</text:p>
          </table:table-cell>
          <table:table-cell office:value-type="float" office:value="-0.00320088" calcext:value-type="float">
            <text:p>-0.00320088</text:p>
          </table:table-cell>
          <table:table-cell office:value-type="float" office:value="0.08854026" calcext:value-type="float">
            <text:p>0.08854026</text:p>
          </table:table-cell>
          <table:table-cell office:value-type="float" office:value="-0.23313208" calcext:value-type="float">
            <text:p>-0.23313208</text:p>
          </table:table-cell>
          <table:table-cell table:number-columns-repeated="18"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0.05893824" calcext:value-type="float">
            <text:p>0.05893824</text:p>
          </table:table-cell>
          <table:table-cell office:value-type="float" office:value="0.15618853" calcext:value-type="float">
            <text:p>0.15618853</text:p>
          </table:table-cell>
          <table:table-cell office:value-type="float" office:value="0.06452502" calcext:value-type="float">
            <text:p>0.06452502</text:p>
          </table:table-cell>
          <table:table-cell office:value-type="float" office:value="-0.00125179" calcext:value-type="float">
            <text:p>-0.00125179</text:p>
          </table:table-cell>
          <table:table-cell office:value-type="float" office:value="0.09442216" calcext:value-type="float">
            <text:p>0.09442216</text:p>
          </table:table-cell>
          <table:table-cell office:value-type="float" office:value="-0.27598658" calcext:value-type="float">
            <text:p>-0.27598658</text:p>
          </table:table-cell>
          <table:table-cell table:number-columns-repeated="18"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0.06192448" calcext:value-type="float">
            <text:p>0.06192448</text:p>
          </table:table-cell>
          <table:table-cell office:value-type="float" office:value="0.15089668" calcext:value-type="float">
            <text:p>0.15089668</text:p>
          </table:table-cell>
          <table:table-cell office:value-type="float" office:value="0.06816156" calcext:value-type="float">
            <text:p>0.06816156</text:p>
          </table:table-cell>
          <table:table-cell office:value-type="float" office:value="-0.00422829" calcext:value-type="float">
            <text:p>-0.00422829</text:p>
          </table:table-cell>
          <table:table-cell office:value-type="float" office:value="0.09730905" calcext:value-type="float">
            <text:p>0.09730905</text:p>
          </table:table-cell>
          <table:table-cell office:value-type="float" office:value="-0.27324483" calcext:value-type="float">
            <text:p>-0.27324483</text:p>
          </table:table-cell>
          <table:table-cell table:number-columns-repeated="18"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0.05759715" calcext:value-type="float">
            <text:p>0.05759715</text:p>
          </table:table-cell>
          <table:table-cell office:value-type="float" office:value="0.10976895" calcext:value-type="float">
            <text:p>0.10976895</text:p>
          </table:table-cell>
          <table:table-cell office:value-type="float" office:value="0.07600152" calcext:value-type="float">
            <text:p>0.07600152</text:p>
          </table:table-cell>
          <table:table-cell office:value-type="float" office:value="0.00028942" calcext:value-type="float">
            <text:p>0.00028942</text:p>
          </table:table-cell>
          <table:table-cell office:value-type="float" office:value="0.09217044" calcext:value-type="float">
            <text:p>0.09217044</text:p>
          </table:table-cell>
          <table:table-cell office:value-type="float" office:value="-0.33838746" calcext:value-type="float">
            <text:p>-0.33838746</text:p>
          </table:table-cell>
          <table:table-cell table:number-columns-repeated="18"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0.05552394" calcext:value-type="float">
            <text:p>0.05552394</text:p>
          </table:table-cell>
          <table:table-cell office:value-type="float" office:value="0.12079918" calcext:value-type="float">
            <text:p>0.12079918</text:p>
          </table:table-cell>
          <table:table-cell office:value-type="float" office:value="0.07558787" calcext:value-type="float">
            <text:p>0.07558787</text:p>
          </table:table-cell>
          <table:table-cell office:value-type="float" office:value="-0.00694152" calcext:value-type="float">
            <text:p>-0.00694152</text:p>
          </table:table-cell>
          <table:table-cell office:value-type="float" office:value="0.09148334" calcext:value-type="float">
            <text:p>0.09148334</text:p>
          </table:table-cell>
          <table:table-cell office:value-type="float" office:value="-0.29364961" calcext:value-type="float">
            <text:p>-0.29364961</text:p>
          </table:table-cell>
          <table:table-cell table:number-columns-repeated="18"/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0.0470605" calcext:value-type="float">
            <text:p>0.0470605</text:p>
          </table:table-cell>
          <table:table-cell office:value-type="float" office:value="0.10881668" calcext:value-type="float">
            <text:p>0.10881668</text:p>
          </table:table-cell>
          <table:table-cell office:value-type="float" office:value="0.07927775" calcext:value-type="float">
            <text:p>0.07927775</text:p>
          </table:table-cell>
          <table:table-cell office:value-type="float" office:value="-0.0088986" calcext:value-type="float">
            <text:p>-0.0088986</text:p>
          </table:table-cell>
          <table:table-cell office:value-type="float" office:value="0.0869197" calcext:value-type="float">
            <text:p>0.0869197</text:p>
          </table:table-cell>
          <table:table-cell office:value-type="float" office:value="-0.24075162" calcext:value-type="float">
            <text:p>-0.24075162</text:p>
          </table:table-cell>
          <table:table-cell table:number-columns-repeated="18"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0.04268279" calcext:value-type="float">
            <text:p>0.04268279</text:p>
          </table:table-cell>
          <table:table-cell office:value-type="float" office:value="0.09736163" calcext:value-type="float">
            <text:p>0.09736163</text:p>
          </table:table-cell>
          <table:table-cell office:value-type="float" office:value="0.08310278" calcext:value-type="float">
            <text:p>0.08310278</text:p>
          </table:table-cell>
          <table:table-cell office:value-type="float" office:value="-0.00585027" calcext:value-type="float">
            <text:p>-0.00585027</text:p>
          </table:table-cell>
          <table:table-cell office:value-type="float" office:value="0.08430535" calcext:value-type="float">
            <text:p>0.08430535</text:p>
          </table:table-cell>
          <table:table-cell office:value-type="float" office:value="-0.26784012" calcext:value-type="float">
            <text:p>-0.26784012</text:p>
          </table:table-cell>
          <table:table-cell table:number-columns-repeated="18"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0.04333759" calcext:value-type="float">
            <text:p>0.04333759</text:p>
          </table:table-cell>
          <table:table-cell office:value-type="float" office:value="0.13528952" calcext:value-type="float">
            <text:p>0.13528952</text:p>
          </table:table-cell>
          <table:table-cell office:value-type="float" office:value="0.07475838" calcext:value-type="float">
            <text:p>0.07475838</text:p>
          </table:table-cell>
          <table:table-cell office:value-type="float" office:value="-0.01121374" calcext:value-type="float">
            <text:p>-0.01121374</text:p>
          </table:table-cell>
          <table:table-cell office:value-type="float" office:value="0.08871898" calcext:value-type="float">
            <text:p>0.08871898</text:p>
          </table:table-cell>
          <table:table-cell office:value-type="float" office:value="-0.2143454" calcext:value-type="float">
            <text:p>-0.2143454</text:p>
          </table:table-cell>
          <table:table-cell table:number-columns-repeated="18"/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0.04451922" calcext:value-type="float">
            <text:p>0.04451922</text:p>
          </table:table-cell>
          <table:table-cell office:value-type="float" office:value="0.1219548" calcext:value-type="float">
            <text:p>0.1219548</text:p>
          </table:table-cell>
          <table:table-cell office:value-type="float" office:value="0.06881548" calcext:value-type="float">
            <text:p>0.06881548</text:p>
          </table:table-cell>
          <table:table-cell office:value-type="float" office:value="-0.00914552" calcext:value-type="float">
            <text:p>-0.00914552</text:p>
          </table:table-cell>
          <table:table-cell office:value-type="float" office:value="0.08705847" calcext:value-type="float">
            <text:p>0.08705847</text:p>
          </table:table-cell>
          <table:table-cell office:value-type="float" office:value="-0.23688781" calcext:value-type="float">
            <text:p>-0.23688781</text:p>
          </table:table-cell>
          <table:table-cell table:number-columns-repeated="18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0.05250688" calcext:value-type="float">
            <text:p>0.05250688</text:p>
          </table:table-cell>
          <table:table-cell office:value-type="float" office:value="0.14808786" calcext:value-type="float">
            <text:p>0.14808786</text:p>
          </table:table-cell>
          <table:table-cell office:value-type="float" office:value="0.06213164" calcext:value-type="float">
            <text:p>0.06213164</text:p>
          </table:table-cell>
          <table:table-cell office:value-type="float" office:value="-0.00199146" calcext:value-type="float">
            <text:p>-0.00199146</text:p>
          </table:table-cell>
          <table:table-cell office:value-type="float" office:value="0.08732884" calcext:value-type="float">
            <text:p>0.08732884</text:p>
          </table:table-cell>
          <table:table-cell office:value-type="float" office:value="-0.26470459" calcext:value-type="float">
            <text:p>-0.26470459</text:p>
          </table:table-cell>
          <table:table-cell table:number-columns-repeated="18"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0.05753754" calcext:value-type="float">
            <text:p>0.05753754</text:p>
          </table:table-cell>
          <table:table-cell office:value-type="float" office:value="0.15421431" calcext:value-type="float">
            <text:p>0.15421431</text:p>
          </table:table-cell>
          <table:table-cell office:value-type="float" office:value="0.06224748" calcext:value-type="float">
            <text:p>0.06224748</text:p>
          </table:table-cell>
          <table:table-cell office:value-type="float" office:value="-0.00357929" calcext:value-type="float">
            <text:p>-0.00357929</text:p>
          </table:table-cell>
          <table:table-cell office:value-type="float" office:value="0.0922855" calcext:value-type="float">
            <text:p>0.0922855</text:p>
          </table:table-cell>
          <table:table-cell office:value-type="float" office:value="-0.23246841" calcext:value-type="float">
            <text:p>-0.23246841</text:p>
          </table:table-cell>
          <table:table-cell table:number-columns-repeated="18"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0.05897505" calcext:value-type="float">
            <text:p>0.05897505</text:p>
          </table:table-cell>
          <table:table-cell office:value-type="float" office:value="0.12395714" calcext:value-type="float">
            <text:p>0.12395714</text:p>
          </table:table-cell>
          <table:table-cell office:value-type="float" office:value="0.06775968" calcext:value-type="float">
            <text:p>0.06775968</text:p>
          </table:table-cell>
          <table:table-cell office:value-type="float" office:value="0.00185323" calcext:value-type="float">
            <text:p>0.00185323</text:p>
          </table:table-cell>
          <table:table-cell office:value-type="float" office:value="0.09050972" calcext:value-type="float">
            <text:p>0.09050972</text:p>
          </table:table-cell>
          <table:table-cell office:value-type="float" office:value="-0.26862291" calcext:value-type="float">
            <text:p>-0.26862291</text:p>
          </table:table-cell>
          <table:table-cell table:number-columns-repeated="18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0563047" calcext:value-type="float">
            <text:p>0.0563047</text:p>
          </table:table-cell>
          <table:table-cell office:value-type="float" office:value="0.12389755" calcext:value-type="float">
            <text:p>0.12389755</text:p>
          </table:table-cell>
          <table:table-cell office:value-type="float" office:value="0.071757" calcext:value-type="float">
            <text:p>0.071757</text:p>
          </table:table-cell>
          <table:table-cell office:value-type="float" office:value="-0.00329696" calcext:value-type="float">
            <text:p>-0.00329696</text:p>
          </table:table-cell>
          <table:table-cell office:value-type="float" office:value="0.09109918" calcext:value-type="float">
            <text:p>0.09109918</text:p>
          </table:table-cell>
          <table:table-cell office:value-type="float" office:value="-0.29332757" calcext:value-type="float">
            <text:p>-0.29332757</text:p>
          </table:table-cell>
          <table:table-cell table:number-columns-repeated="18"/>
        </table:table-row>
        <table:table-row table:style-name="ro1">
          <table:table-cell table:number-columns-repeated="25"/>
        </table:table-row>
        <table:table-row table:style-name="ro1">
          <table:table-cell/>
          <table:table-cell table:formula="of:=(SUM([.B127:.B327]))/200" office:value-type="float" office:value="0.0513635747" calcext:value-type="float">
            <text:p>0.0513635747</text:p>
          </table:table-cell>
          <table:table-cell table:formula="of:=(SUM([.C127:.C327]))/200" office:value-type="float" office:value="0.1273483603" calcext:value-type="float">
            <text:p>0.1273483603</text:p>
          </table:table-cell>
          <table:table-cell table:formula="of:=(SUM([.D127:.D327]))/200" office:value-type="float" office:value="0.0723555655" calcext:value-type="float">
            <text:p>0.0723555655</text:p>
          </table:table-cell>
          <table:table-cell table:formula="of:=(SUM([.E127:.E327]))/200" office:value-type="float" office:value="-0.0055472755" calcext:value-type="float">
            <text:p>-0.0055472755</text:p>
          </table:table-cell>
          <table:table-cell table:formula="of:=(SUM([.F127:.F327]))/200" office:value-type="float" office:value="0.09036013305" calcext:value-type="float">
            <text:p>0.0903601331</text:p>
          </table:table-cell>
          <table:table-cell table:formula="of:=(SUM([.G127:.G327]))/200" office:value-type="float" office:value="-0.26657286875" calcext:value-type="float">
            <text:p>-0.2665728688</text:p>
          </table:table-cell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22">00/00/0000</text:date>, <text:time style:data-style-name="N2" text:time-value="19:00:50.24776378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22T19:17:10.035661861</dc:date>
    <meta:editing-duration>PT18M19S</meta:editing-duration>
    <meta:editing-cycles>4</meta:editing-cycles>
    <meta:generator>LibreOffice/5.1.6.2$Linux_X86_64 LibreOffice_project/10m0$Build-2</meta:generator>
    <meta:document-statistic meta:table-count="1" meta:cell-count="2295" meta:object-count="0"/>
  </office:meta>
</office:document-meta>
</file>